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Sun-ExtB" svg:font-family="Sun-ExtB" style:font-pitch="fixed"/>
    <style:font-face style:name="華康古印體" svg:font-family="華康古印體" style:font-pitch="fixed"/>
    <style:font-face style:name="Droid Sans Mono" svg:font-family="'Droid Sans Mono'" style:font-family-generic="swiss" style:font-pitch="fixed"/>
    <style:font-face style:name="IDSComps" svg:font-family="IDSComps" style:font-pitch="variable"/>
    <style:font-face style:name="MingLiU" svg:font-family="MingLiU" style:font-pitch="variable"/>
    <style:font-face style:name="UnDotum" svg:font-family="UnDotum" style:font-pitch="variable"/>
    <style:font-face style:name="全字庫正楷體" svg:font-family="全字庫正楷體" style:font-pitch="variable"/>
    <style:font-face style:name="全字庫正楷體 Ext-B" svg:font-family="'全字庫正楷體 Ext-B'" style:font-pitch="variable"/>
    <style:font-face style:name="文泉驛正黑" svg:font-family="文泉驛正黑" style:font-pitch="variable"/>
    <style:font-face style:name="文泉驛點陣正黑" svg:font-family="文泉驛點陣正黑" style:font-pitch="variable"/>
    <style:font-face style:name="新細明體" svg:font-family="新細明體" style:font-pitch="variable"/>
    <style:font-face style:name="明兰" svg:font-family="明兰" style:font-pitch="variable"/>
    <style:font-face style:name="明兰_Code" svg:font-family="明兰_Code" style:font-pitch="variable"/>
    <style:font-face style:name="明兰_Mono" svg:font-family="明兰_Mono" style:font-pitch="variable"/>
    <style:font-face style:name="明兰_Mono_TC" svg:font-family="明兰_Mono_TC" style:font-pitch="variable"/>
    <style:font-face style:name="明蘭_Code" svg:font-family="明蘭_Code" style:font-pitch="variable"/>
    <style:font-face style:name="明蘭_Code_TC" svg:font-family="明蘭_Code_TC" style:font-pitch="variable"/>
    <style:font-face style:name="梅明朝" svg:font-family="梅明朝" style:font-pitch="variable"/>
    <style:font-face style:name="細明體" svg:font-family="細明體" style:font-pitch="variable"/>
    <style:font-face style:name="細明體-ExtB" svg:font-family="細明體-ExtB" style:font-pitch="variable"/>
    <style:font-face style:name="細明體_HKSCS-ExtB" svg:font-family="細明體_HKSCS-ExtB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ohit Hindi" svg:font-family="'Lohit Hindi'" style:font-family-generic="system" style:font-pitch="variable"/>
    <style:font-face style:name="Microsoft Himalaya" svg:font-family="'Microsoft Himalaya'" style:font-family-generic="system" style:font-pitch="variable"/>
    <style:font-face style:name="Sun-ExtA" svg:font-family="Sun-ExtA" style:font-family-generic="system" style:font-pitch="variable"/>
  </office:font-face-decls>
  <office:automatic-styles>
    <style:style style:name="co2" style:family="table-column">
      <style:table-column-properties fo:break-before="auto" style:column-width="0.3602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1.3453in"/>
    </style:style>
    <style:style style:name="co5" style:family="table-column">
      <style:table-column-properties fo:break-before="auto" style:column-width="1.3339in"/>
    </style:style>
    <style:style style:name="co6" style:family="table-column">
      <style:table-column-properties fo:break-before="auto" style:column-width="1.3563in"/>
    </style:style>
    <style:style style:name="co7" style:family="table-column">
      <style:table-column-properties fo:break-before="auto" style:column-width="1.389in"/>
    </style:style>
    <style:style style:name="co8" style:family="table-column">
      <style:table-column-properties fo:break-before="auto" style:column-width="1.3228in"/>
    </style:style>
    <style:style style:name="co9" style:family="table-column">
      <style:table-column-properties fo:break-before="auto" style:column-width="0.939in"/>
    </style:style>
    <style:style style:name="co1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4146in"/>
    </style:style>
    <style:style style:name="co12" style:family="table-column">
      <style:table-column-properties fo:break-before="auto" style:column-width="1.3543in"/>
    </style:style>
    <style:style style:name="co13" style:family="table-column">
      <style:table-column-properties fo:break-before="auto" style:column-width="1.4346in"/>
    </style:style>
    <style:style style:name="co14" style:family="table-column">
      <style:table-column-properties fo:break-before="auto" style:column-width="1.4472in"/>
    </style:style>
    <style:style style:name="co15" style:family="table-column">
      <style:table-column-properties fo:break-before="auto" style:column-width="1.4965in"/>
    </style:style>
    <style:style style:name="co16" style:family="table-column">
      <style:table-column-properties fo:break-before="auto" style:column-width="1.4957in"/>
    </style:style>
    <style:style style:name="co17" style:family="table-column">
      <style:table-column-properties fo:break-before="auto" style:column-width="1.4228in"/>
    </style:style>
    <style:style style:name="co18" style:family="table-column">
      <style:table-column-properties fo:break-before="auto" style:column-width="0.852in"/>
    </style:style>
    <style:style style:name="co19" style:family="table-column">
      <style:table-column-properties fo:break-before="auto" style:column-width="0.4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457in" fo:break-before="auto" style:use-optimal-row-height="true"/>
    </style:style>
    <style:style style:name="ro3" style:family="table-row">
      <style:table-row-properties style:row-height="1.4717in" fo:break-before="auto" style:use-optimal-row-height="true"/>
    </style:style>
    <style:style style:name="ro4" style:family="table-row">
      <style:table-row-properties style:row-height="1.5854in" fo:break-before="auto" style:use-optimal-row-height="true"/>
    </style:style>
    <style:style style:name="ro5" style:family="table-row">
      <style:table-row-properties style:row-height="1.6583in" fo:break-before="auto" style:use-optimal-row-height="true"/>
    </style:style>
    <style:style style:name="ro6" style:family="table-row">
      <style:table-row-properties style:row-height="1.5236in" fo:break-before="auto" style:use-optimal-row-height="true"/>
    </style:style>
    <style:style style:name="ro7" style:family="table-row">
      <style:table-row-properties style:row-height="0.5457in" fo:break-before="auto" style:use-optimal-row-height="true"/>
    </style:style>
    <style:style style:name="ro8" style:family="table-row">
      <style:table-row-properties style:row-height="0.2598in" fo:break-before="auto" style:use-optimal-row-height="false"/>
    </style:style>
    <style:style style:name="ro9" style:family="table-row">
      <style:table-row-properties style:row-height="1.1398in" fo:break-before="auto" style:use-optimal-row-height="true"/>
    </style:style>
    <style:style style:name="ro10" style:family="table-row">
      <style:table-row-properties style:row-height="1.202in" fo:break-before="auto" style:use-optimal-row-height="true"/>
    </style:style>
    <style:style style:name="ro11" style:family="table-row">
      <style:table-row-properties style:row-height="1.3161in" fo:break-before="auto" style:use-optimal-row-height="true"/>
    </style:style>
    <style:style style:name="ro12" style:family="table-row">
      <style:table-row-properties style:row-height="1.16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26pt solid #000000" fo:padding-bottom="0.0193in" fo:padding-left="0.0138in" fo:padding-right="0.0138in" fo:padding-top="0.0193in" style:vertical-align="middle"/>
      <style:paragraph-properties fo:text-align="center"/>
      <style:text-properties style:text-position="" style:font-name="Droid Sans Mono" fo:font-size="20pt" style:font-name-asian="明蘭_Code_TC" style:font-size-asian="20pt" style:font-size-complex="20pt"/>
    </style:style>
    <style:style style:name="ce10" style:family="table-cell" style:parent-style-name="Default">
      <style:table-cell-properties fo:border-bottom="none" fo:border-left="1.5pt double #008080" style:border-line-width-left="0.0102in 0.0138in 0.0209in" fo:padding="0.0693in" fo:border-right="none" style:shadow="#808080 0.139in -0.139in" fo:border-top="none" style:vertical-align="top"/>
      <style:text-properties style:text-position="" style:font-name="MingLiU" style:font-name-asian="MingLiU"/>
    </style:style>
    <style:style style:name="ce11" style:family="table-cell" style:parent-style-name="Default">
      <style:text-properties style:text-position="" style:font-name-asian="全字庫正楷體 Ext-B"/>
    </style:style>
    <style:style style:name="ce12" style:family="table-cell" style:parent-style-name="Default">
      <style:table-cell-properties fo:border-bottom="1.5pt double #008080" style:border-line-width-bottom="0.0102in 0.0138in 0.0209in" fo:border-left="none" fo:padding="0.0693in" fo:border-right="none" style:shadow="#808080 0.139in -0.139in" fo:border-top="1.5pt double #008080" style:border-line-width-top="0.0102in 0.0138in 0.0209in" style:vertical-align="top"/>
      <style:text-properties style:text-position="" style:font-name="MingLiU" fo:font-weight="bold" style:font-name-asian="MingLiU" style:font-weight-asian="bold" style:font-weight-complex="bold"/>
    </style:style>
    <style:style style:name="ce13" style:family="table-cell" style:parent-style-name="Default">
      <style:table-cell-properties fo:border-bottom="1.5pt double #008080" style:border-line-width-bottom="0.0102in 0.0138in 0.0209in" fo:border-left="none" fo:padding="0.0693in" fo:border-right="none" style:shadow="#808080 0.139in -0.139in" fo:border-top="1.5pt double #008080" style:border-line-width-top="0.0102in 0.0138in 0.0209in" style:vertical-align="top"/>
      <style:text-properties style:text-position="" style:font-name="MingLiU" style:font-name-asian="MingLiU"/>
    </style:style>
    <style:style style:name="ce14" style:family="table-cell" style:parent-style-name="Default">
      <style:table-cell-properties fo:border-bottom="1.5pt double #008080" style:border-line-width-bottom="0.0102in 0.0138in 0.0209in" fo:border-left="none" fo:padding="0.0693in" fo:border-right="none" style:shadow="#808080 0.139in -0.139in" fo:border-top="1.5pt double #008080" style:border-line-width-top="0.0102in 0.0138in 0.0209in" style:vertical-align="top"/>
      <style:text-properties fo:color="#996633" style:text-position="" style:font-name="MingLiU"/>
    </style:style>
    <style:style style:name="ce15" style:family="table-cell" style:parent-style-name="Default">
      <style:table-cell-properties fo:border="none" fo:padding="0.0693in" style:shadow="#808080 0.139in -0.139in" style:vertical-align="top"/>
      <style:text-properties style:text-position="" style:font-name="MingLiU" style:font-name-asian="MingLiU"/>
    </style:style>
    <style:style style:name="ce16" style:family="table-cell" style:parent-style-name="Default">
      <style:table-cell-properties fo:border-bottom="1.5pt double #008080" style:border-line-width-bottom="0.0102in 0.0138in 0.0209in" fo:background-color="transparent" fo:border-left="none" fo:padding="0.0693in" fo:border-right="none" style:shadow="#808080 0.139in -0.139in" fo:border-top="1.5pt double #008080" style:border-line-width-top="0.0102in 0.0138in 0.0209in" style:vertical-align="top"/>
      <style:text-properties style:text-position="" style:font-name="MingLiU" style:font-name-asian="MingLiU"/>
    </style:style>
    <style:style style:name="ce17" style:family="table-cell" style:parent-style-name="Default">
      <style:table-cell-properties fo:background-color="transparent" fo:border="none" fo:padding="0.0693in" style:shadow="#808080 0.139in -0.139in" style:vertical-align="top"/>
      <style:text-properties style:text-position="" style:font-name="MingLiU" style:font-name-asian="MingLiU"/>
    </style:style>
    <style:style style:name="ce18" style:family="table-cell" style:parent-style-name="Default">
      <style:table-cell-properties fo:border-bottom="1.5pt double #008080" style:border-line-width-bottom="0.0102in 0.0138in 0.0209in" fo:border-left="none" fo:padding="0.0693in" fo:border-right="1.5pt double #008080" style:border-line-width-right="0.0102in 0.0138in 0.0209in" style:shadow="#808080 0.139in -0.139in" fo:border-top="1.5pt double #008080" style:border-line-width-top="0.0102in 0.0138in 0.0209in" style:vertical-align="top"/>
      <style:text-properties style:text-position="" style:font-name="MingLiU" style:font-name-asian="MingLiU"/>
    </style:style>
    <style:style style:name="ce19" style:family="table-cell" style:parent-style-name="Default">
      <style:table-cell-properties fo:border-bottom="1.5pt double #008080" style:border-line-width-bottom="0.0102in 0.0138in 0.0209in" fo:background-color="transparent" fo:border-left="none" fo:padding="0.0693in" fo:border-right="none" style:shadow="#808080 0.139in -0.139in" fo:border-top="1.5pt double #008080" style:border-line-width-top="0.0102in 0.0138in 0.0209in" style:vertical-align="top"/>
      <style:text-properties fo:color="#4700b8" style:text-position="" style:font-name="MingLiU" style:font-name-asian="MingLiU"/>
    </style:style>
    <style:style style:name="ce2" style:family="table-cell" style:parent-style-name="Default">
      <style:table-cell-properties fo:border-bottom="none" fo:background-color="#ffffff" style:text-align-source="fix" style:repeat-content="false" fo:border-left="0.26pt double #008080" style:border-line-width-left="0.0035in 0.0138in 0.0035in" fo:padding="0.0693in" fo:border-right="0.26pt double #008080" style:border-line-width-right="0.0035in 0.0138in 0.0035in" style:shadow="#808080 0.139in -0.139in" fo:border-top="0.26pt double #008080" style:border-line-width-top="0.0035in 0.0138in 0.0035in" style:vertical-align="middle"/>
      <style:paragraph-properties fo:text-align="center"/>
      <style:text-properties style:text-position="" style:font-name="Droid Sans Mono" fo:font-size="20pt" style:font-name-asian="明蘭_Code_TC" style:font-size-asian="20pt" style:font-size-complex="20pt"/>
    </style:style>
    <style:style style:name="ce20" style:family="table-cell" style:parent-style-name="Default">
      <style:table-cell-properties fo:border-bottom="1.5pt double #008080" style:border-line-width-bottom="0.0102in 0.0138in 0.0209in" fo:border-left="none" fo:padding="0.0693in" fo:border-right="none" style:shadow="#808080 0.139in -0.139in" fo:border-top="1.5pt double #008080" style:border-line-width-top="0.0102in 0.0138in 0.0209in" style:vertical-align="top"/>
      <style:text-properties style:text-position=""/>
    </style:style>
    <style:style style:name="ce21" style:family="table-cell" style:parent-style-name="Default">
      <style:table-cell-properties fo:border-bottom="none" style:diagonal-bl-tr="0.26pt solid #008080" style:diagonal-tl-br="0.26pt solid #008080" style:text-align-source="fix" style:repeat-content="false" fo:border-left="1.5pt double #008080" style:border-line-width-left="0.0102in 0.0138in 0.0209in" fo:padding="0.0693in" fo:border-right="0.26pt solid #008080" style:shadow="#808080 0.139in -0.139in" fo:border-top="0.26pt solid #008080" style:vertical-align="top"/>
      <style:paragraph-properties fo:text-align="end" fo:margin-left="0in"/>
      <style:text-properties style:text-position="" style:font-name="MingLiU" style:font-name-asian="MingLiU"/>
    </style:style>
    <style:style style:name="ce22" style:family="table-cell" style:parent-style-name="Default">
      <style:table-cell-properties fo:border-bottom="0.26pt double #008080" style:border-line-width-bottom="0.0035in 0.0138in 0.0035in" fo:background-color="#ffffff" style:text-align-source="fix" style:repeat-content="false" fo:border-left="none" fo:padding="0.0693in" fo:border-right="0.26pt double #008080" style:border-line-width-right="0.0035in 0.0138in 0.0035in" style:shadow="#808080 0.139in -0.139in" fo:border-top="none" style:vertical-align="top"/>
      <style:paragraph-properties fo:text-align="start" fo:margin-left="0in"/>
      <style:text-properties style:text-position="" style:font-name="MingLiU" style:font-name-asian="MingLiU"/>
    </style:style>
    <style:style style:name="ce23" style:family="table-cell" style:parent-style-name="Default">
      <style:table-cell-properties fo:border-bottom="0.26pt double #008080" style:border-line-width-bottom="0.0035in 0.0138in 0.0035in" fo:border-left="none" fo:padding="0.0693in" fo:border-right="none" style:shadow="#808080 0.139in -0.139in" fo:border-top="none" style:vertical-align="top"/>
      <style:text-properties style:text-position="" style:font-name="MingLiU" style:font-name-asian="MingLiU"/>
    </style:style>
    <style:style style:name="ce24" style:family="table-cell" style:parent-style-name="Default">
      <style:table-cell-properties fo:border-bottom="none" fo:border-left="none" fo:padding="0.0693in" fo:border-right="none" style:shadow="#808080 0.139in -0.139in" fo:border-top="0.26pt double #008080" style:border-line-width-top="0.0035in 0.0138in 0.0035in"/>
      <style:text-properties style:text-position=""/>
    </style:style>
    <style:style style:name="ce25" style:family="table-cell" style:parent-style-name="Default">
      <style:table-cell-properties fo:border-bottom="1.5pt double #008080" style:border-line-width-bottom="0.0102in 0.0138in 0.0209in" fo:background-color="transparent" fo:border-left="none" fo:padding="0.0693in" fo:border-right="1.5pt double #008080" style:border-line-width-right="0.0102in 0.0138in 0.0209in" style:shadow="#808080 0.139in -0.139in" fo:border-top="1.5pt double #008080" style:border-line-width-top="0.0102in 0.0138in 0.0209in" style:vertical-align="top"/>
      <style:text-properties style:text-position="" style:font-name="MingLiU" style:font-name-asian="MingLiU"/>
    </style:style>
    <style:style style:name="ce26" style:family="table-cell" style:parent-style-name="Default">
      <style:table-cell-properties fo:border-bottom="1.5pt double #008080" style:border-line-width-bottom="0.0102in 0.0138in 0.0209in" fo:border-left="none" fo:padding="0.0693in" fo:border-right="1.5pt double #008080" style:border-line-width-right="0.0102in 0.0138in 0.0209in" style:shadow="#808080 0.139in -0.139in" fo:border-top="1.5pt double #008080" style:border-line-width-top="0.0102in 0.0138in 0.0209in" style:vertical-align="top"/>
      <style:text-properties style:text-position=""/>
    </style:style>
    <style:style style:name="ce27" style:family="table-cell" style:parent-style-name="Default">
      <style:table-cell-properties fo:padding="0.0693in" style:shadow="#808080 0.139in -0.139in" style:vertical-align="top"/>
      <style:text-properties style:text-position="" style:font-name="MingLiU" style:font-name-asian="MingLiU"/>
    </style:style>
    <style:style style:name="ce28" style:family="table-cell" style:parent-style-name="Default">
      <style:table-cell-properties fo:border-bottom="none" fo:border-left="none" fo:padding="0.0693in" fo:border-right="0.26pt double #008080" style:border-line-width-right="0.0035in 0.0138in 0.0035in" style:shadow="#808080 0.139in -0.139in" fo:border-top="0.26pt double #008080" style:border-line-width-top="0.0035in 0.0138in 0.0035in"/>
      <style:text-properties style:text-position=""/>
    </style:style>
    <style:style style:name="ce29" style:family="table-cell" style:parent-style-name="Default">
      <style:table-cell-properties fo:border-bottom="1.5pt double #008080" style:border-line-width-bottom="0.0102in 0.0138in 0.0209in" fo:border-left="none" fo:padding="0.0693in" fo:border-right="1.5pt double #008080" style:border-line-width-right="0.0102in 0.0138in 0.0209in" style:shadow="#808080 0.139in -0.139in" fo:border-top="1.5pt double #008080" style:border-line-width-top="0.0102in 0.0138in 0.0209in"/>
      <style:text-properties style:text-position=""/>
    </style:style>
    <style:style style:name="ce3" style:family="table-cell" style:parent-style-name="Default">
      <style:table-cell-properties fo:border-bottom="1.5pt double #008080" style:border-line-width-bottom="0.0102in 0.0138in 0.0209in" fo:background-color="#ffff99" style:text-align-source="fix" style:repeat-content="false" fo:wrap-option="wrap" fo:border-left="0.26pt double #008080" style:border-line-width-left="0.0035in 0.0138in 0.0035in" fo:padding="0.0693in" fo:border-right="none" style:shadow="#808080 0.139in -0.139in" fo:border-top="1.5pt double #008080" style:border-line-width-top="0.0102in 0.0138in 0.0209in" style:vertical-align="middle"/>
      <style:paragraph-properties fo:text-align="center"/>
      <style:text-properties style:text-position="" style:font-name="梅明朝" fo:font-size="18pt" style:font-name-asian="全字庫正楷體" style:font-size-asian="18pt" style:font-size-complex="18pt"/>
    </style:style>
    <style:style style:name="ce30" style:family="table-cell" style:parent-style-name="Default">
      <style:table-cell-properties fo:border-bottom="1.5pt double #008080" style:border-line-width-bottom="0.0102in 0.0138in 0.0209in" fo:background-color="#ffff99" style:text-align-source="fix" style:repeat-content="false" fo:wrap-option="wrap" fo:border-left="none" fo:padding="0.0693in" fo:border-right="0.26pt double #008080" style:border-line-width-right="0.0035in 0.0138in 0.0035in" style:shadow="#808080 0.139in -0.139in" fo:border-top="none" style:vertical-align="middle"/>
      <style:paragraph-properties fo:text-align="center"/>
      <style:text-properties style:text-position="" style:font-name="梅明朝" fo:font-size="18pt" style:font-name-asian="全字庫正楷體" style:font-size-asian="18pt" style:font-size-complex="18pt"/>
    </style:style>
    <style:style style:name="ce31" style:family="table-cell" style:parent-style-name="Default">
      <style:table-cell-properties fo:border-bottom="none" fo:border-left="none" fo:padding="0.0693in" fo:border-right="0.26pt double #008080" style:border-line-width-right="0.0035in 0.0138in 0.0035in" style:shadow="#808080 0.139in -0.139in" fo:border-top="none"/>
      <style:text-properties style:text-position=""/>
    </style:style>
    <style:style style:name="ce32" style:family="table-cell" style:parent-style-name="Default">
      <style:table-cell-properties fo:border-bottom="0.26pt double #008080" style:border-line-width-bottom="0.0035in 0.0138in 0.0035in" fo:border-left="none" fo:padding="0.0693in" fo:border-right="0.26pt double #008080" style:border-line-width-right="0.0035in 0.0138in 0.0035in" style:shadow="#808080 0.139in -0.139in" fo:border-top="none"/>
      <style:text-properties style:text-position=""/>
    </style:style>
    <style:style style:name="ce33" style:family="table-cell" style:parent-style-name="Default">
      <style:table-cell-properties style:vertical-align="top"/>
      <style:text-properties style:text-position="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text-position=""/>
    </style:style>
    <style:style style:name="ce36" style:family="table-cell" style:parent-style-name="Default">
      <style:table-cell-properties fo:wrap-option="wrap" fo:padding-bottom="0.0193in" fo:padding-left="0.0138in" fo:padding-right="0.0138in" fo:padding-top="0.0193in" style:vertical-align="top"/>
      <style:text-properties style:text-position=""/>
    </style:style>
    <style:style style:name="ce4" style:family="table-cell" style:parent-style-name="Default">
      <style:table-cell-properties fo:border-bottom="0.26pt double #008080" style:border-line-width-bottom="0.0035in 0.0138in 0.0035in" fo:background-color="#ffff99" style:text-align-source="fix" style:repeat-content="false" fo:wrap-option="wrap" fo:border-left="0.26pt double #008080" style:border-line-width-left="0.0035in 0.0138in 0.0035in" fo:padding="0.0693in" fo:border-right="none" style:shadow="#808080 0.139in -0.139in" fo:border-top="1.5pt double #008080" style:border-line-width-top="0.0102in 0.0138in 0.0209in" style:vertical-align="middle"/>
      <style:paragraph-properties fo:text-align="center"/>
      <style:text-properties style:text-position="" style:font-name="梅明朝" fo:font-size="18pt" style:font-name-asian="全字庫正楷體" style:font-size-asian="18pt" style:font-size-complex="18pt"/>
    </style:style>
    <style:style style:name="ce5" style:family="table-cell" style:parent-style-name="Default">
      <style:text-properties style:text-position="" style:font-name="Droid Sans Mono" style:font-name-asian="Droid Sans Mono"/>
    </style:style>
    <style:style style:name="ce6" style:family="table-cell" style:parent-style-name="Default">
      <style:table-cell-properties fo:border-bottom="none" fo:border-left="none" fo:padding="0.0693in" fo:border-right="none" style:shadow="#808080 0.139in -0.139in" fo:border-top="0.26pt double #008080" style:border-line-width-top="0.0035in 0.0138in 0.0035in"/>
      <style:text-properties style:text-position="" style:font-name="Droid Sans Mono" style:font-name-asian="Droid Sans Mono"/>
    </style:style>
    <style:style style:name="ce7" style:family="table-cell" style:parent-style-name="Default">
      <style:table-cell-properties fo:border-bottom="1.5pt double #008080" style:border-line-width-bottom="0.0102in 0.0138in 0.0209in" fo:background-color="transparent" fo:border-left="1.5pt double #008080" style:border-line-width-left="0.0102in 0.0138in 0.0209in" fo:padding="0.0693in" fo:border-right="none" style:shadow="#808080 0.139in -0.139in" fo:border-top="1.5pt double #008080" style:border-line-width-top="0.0102in 0.0138in 0.0209in" style:vertical-align="top"/>
      <style:text-properties style:text-position="" style:font-name="MingLiU" style:font-name-asian="MingLiU"/>
    </style:style>
    <style:style style:name="ce8" style:family="table-cell" style:parent-style-name="Default">
      <style:table-cell-properties fo:border-bottom="1.5pt double #008080" style:border-line-width-bottom="0.0102in 0.0138in 0.0209in" fo:border-left="1.5pt double #008080" style:border-line-width-left="0.0102in 0.0138in 0.0209in" fo:padding="0.0693in" fo:border-right="none" style:shadow="#808080 0.139in -0.139in" fo:border-top="1.5pt double #008080" style:border-line-width-top="0.0102in 0.0138in 0.0209in" style:vertical-align="top"/>
      <style:text-properties style:text-position="" style:font-name="MingLiU" fo:font-weight="bold" style:font-name-asian="MingLiU" style:font-weight-asian="bold" style:font-weight-complex="bold"/>
    </style:style>
    <style:style style:name="ce9" style:family="table-cell" style:parent-style-name="Default">
      <style:table-cell-properties fo:border-bottom="1.5pt double #008080" style:border-line-width-bottom="0.0102in 0.0138in 0.0209in" fo:border-left="1.5pt double #008080" style:border-line-width-left="0.0102in 0.0138in 0.0209in" fo:padding="0.0693in" fo:border-right="none" style:shadow="#808080 0.139in -0.139in" fo:border-top="1.5pt double #008080" style:border-line-width-top="0.0102in 0.0138in 0.0209in" style:vertical-align="top"/>
      <style:text-properties style:text-position="" style:font-name="MingLiU" style:font-name-asian="MingLiU"/>
    </style:style>
    <style:style style:name="ce45" style:family="table-cell" style:parent-style-name="Default">
      <style:table-cell-properties style:vertical-align="middle"/>
    </style:style>
    <style:style style:name="ce46" style:family="table-cell" style:parent-style-name="Default">
      <style:table-cell-properties fo:wrap-option="wrap" fo:padding-bottom="0.0193in" fo:padding-left="0.0138in" fo:padding-right="0.0138in" fo:padding-top="0.0193in" style:vertical-align="top"/>
      <style:text-properties style:font-name="IDSComps" fo:font-size="10pt" style:font-size-asian="10pt" style:font-size-complex="10pt"/>
    </style:style>
    <style:style style:name="ce47" style:family="table-cell" style:parent-style-name="Default">
      <style:table-cell-properties fo:wrap-option="wrap" style:vertical-align="top"/>
      <style:text-properties style:font-name="IDSComps"/>
    </style:style>
    <style:style style:name="ce48" style:family="table-cell" style:parent-style-name="Default">
      <style:table-cell-properties fo:background-color="#ffffff" style:text-align-source="fix" style:repeat-content="false" fo:border="0.26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Droid Sans Mono" fo:font-size="20pt" style:font-name-asian="明蘭_Code_TC" style:font-size-asian="20pt" style:font-size-complex="20pt"/>
    </style:style>
    <style:style style:name="ce49" style:family="table-cell" style:parent-style-name="Default">
      <style:table-cell-properties fo:border-bottom="none" fo:background-color="#008080" style:text-align-source="fix" style:repeat-content="false" fo:border-left="1.76pt solid #008080" fo:padding="0.0693in" fo:border-right="1.76pt solid #008080" style:shadow="#808080 0.139in -0.139in" fo:border-top="1.76pt solid #008080" style:vertical-align="middle"/>
      <style:paragraph-properties fo:text-align="center" fo:margin-left="0in"/>
      <style:text-properties fo:color="#ffffff" style:font-name="Droid Sans Mono" fo:font-size="26pt" style:font-name-asian="華康古印體" style:font-size-asian="26pt" style:font-size-complex="26pt"/>
    </style:style>
    <style:style style:name="ce50" style:family="table-cell" style:parent-style-name="Default">
      <style:table-cell-properties fo:background-color="#ffff99" style:text-align-source="fix" style:repeat-content="false" fo:wrap-option="wrap" fo:border="1.76pt solid #008080" fo:padding="0.0693in" style:shadow="#808080 0.139in -0.139in" style:vertical-align="middle"/>
      <style:paragraph-properties fo:text-align="center" fo:margin-left="0in"/>
      <style:text-properties style:font-name="梅明朝" fo:font-size="18pt" style:font-name-asian="全字庫正楷體" style:font-size-asian="18pt" style:font-size-complex="18pt"/>
    </style:style>
    <style:style style:name="ce51" style:family="table-cell" style:parent-style-name="Default">
      <style:table-cell-properties fo:border-bottom="1.5pt double #008080" style:border-line-width-bottom="0.0102in 0.0138in 0.0209in" fo:background-color="#ffff99" style:text-align-source="fix" style:repeat-content="false" fo:wrap-option="wrap" fo:border-left="0.26pt double #008080" style:border-line-width-left="0.0035in 0.0138in 0.0035in" fo:padding="0.0693in" fo:border-right="none" style:shadow="#808080 0.139in -0.139in" fo:border-top="1.5pt double #008080" style:border-line-width-top="0.0102in 0.0138in 0.0209in" style:vertical-align="middle"/>
      <style:paragraph-properties fo:text-align="center" fo:margin-left="0in"/>
      <style:text-properties style:font-name="梅明朝" fo:font-size="18pt" style:font-name-asian="全字庫正楷體" style:font-size-asian="18pt" style:font-size-complex="18pt"/>
    </style:style>
    <style:style style:name="ce52" style:family="table-cell" style:parent-style-name="Default">
      <style:table-cell-properties fo:border-bottom="0.26pt double #008080" style:border-line-width-bottom="0.0035in 0.0138in 0.0035in" fo:background-color="#ffff99" style:text-align-source="fix" style:repeat-content="false" fo:wrap-option="wrap" fo:border-left="0.26pt double #008080" style:border-line-width-left="0.0035in 0.0138in 0.0035in" fo:padding="0.0693in" fo:border-right="none" style:shadow="#808080 0.139in -0.139in" fo:border-top="1.5pt double #008080" style:border-line-width-top="0.0102in 0.0138in 0.0209in" style:vertical-align="middle"/>
      <style:paragraph-properties fo:text-align="center" fo:margin-left="0in"/>
      <style:text-properties style:font-name="梅明朝" fo:font-size="18pt" style:font-name-asian="全字庫正楷體" style:font-size-asian="18pt" style:font-size-complex="18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font-name="Droid Sans Mono" style:font-name-asian="Droid Sans Mono"/>
    </style:style>
    <style:style style:name="ce55" style:family="table-cell" style:parent-style-name="Default">
      <style:table-cell-properties fo:border-bottom="none" fo:border-left="none" fo:padding="0.0693in" fo:border-right="none" style:shadow="#808080 0.139in -0.139in" fo:border-top="0.26pt double #008080" style:border-line-width-top="0.0035in 0.0138in 0.0035in"/>
      <style:text-properties style:font-name="Droid Sans Mono" style:font-name-asian="Droid Sans Mono"/>
    </style:style>
    <style:style style:name="ce56" style:family="table-cell" style:parent-style-name="Default">
      <style:table-cell-properties fo:border-bottom="none" fo:background-color="#ffffcc" fo:border-left="0.26pt solid #000000" fo:padding="0.0693in" fo:border-right="0.26pt solid #000000" style:shadow="#808080 0.139in -0.139in" fo:border-top="1.76pt solid #008080" style:vertical-align="middle"/>
      <style:text-properties fo:color="#000000" style:font-name="明兰_Code" style:font-name-asian="明兰_Code"/>
    </style:style>
    <style:style style:name="ce57" style:family="table-cell" style:parent-style-name="Default">
      <style:table-cell-properties fo:border-bottom="none" fo:background-color="transparent" fo:border-left="1.76pt solid #008080" fo:padding="0.0693in" fo:border-right="0.26pt solid #000000" style:shadow="#808080 0.139in -0.139in" fo:border-top="none" style:vertical-align="top"/>
      <style:text-properties style:font-name="MingLiU" style:font-name-asian="MingLiU"/>
    </style:style>
    <style:style style:name="ce58" style:family="table-cell" style:parent-style-name="Default">
      <style:table-cell-properties fo:border-bottom="none" fo:background-color="#ffffcc" fo:border-left="none" fo:padding="0.0693in" fo:border-right="0.26pt solid #000000" style:shadow="#808080 0.139in -0.139in" fo:border-top="1.76pt solid #008080" style:vertical-align="middle"/>
      <style:text-properties fo:color="#000000" style:font-name="明兰_Code" style:font-name-asian="明兰_Code"/>
    </style:style>
    <style:style style:name="ce59" style:family="table-cell" style:parent-style-name="Default">
      <style:table-cell-properties fo:border-bottom="none" fo:border-left="1.76pt solid #008080" fo:padding="0.0693in" fo:border-right="0.26pt solid #000000" style:shadow="#808080 0.139in -0.139in" fo:border-top="none" style:vertical-align="top"/>
      <style:text-properties style:font-name="MingLiU" fo:font-weight="bold" style:font-name-asian="MingLiU" style:font-weight-asian="bold" style:font-weight-complex="bold"/>
    </style:style>
    <style:style style:name="ce60" style:family="table-cell" style:parent-style-name="Default">
      <style:table-cell-properties fo:border-bottom="none" fo:background-color="#ffffcc" fo:border-left="none" fo:padding="0.0693in" fo:border-right="0.26pt solid #000000" style:shadow="#808080 0.139in -0.139in" fo:border-top="1.76pt solid #008080" style:vertical-align="middle"/>
      <style:text-properties fo:color="#000000" style:font-name="明兰_Code" fo:font-weight="bold" style:font-name-asian="明兰_Code" style:font-weight-asian="bold" style:font-weight-complex="bold"/>
    </style:style>
    <style:style style:name="ce61" style:family="table-cell" style:parent-style-name="Default">
      <style:table-cell-properties fo:border-bottom="none" fo:border-left="1.76pt solid #008080" fo:padding="0.0693in" fo:border-right="0.26pt solid #000000" style:shadow="#808080 0.139in -0.139in" fo:border-top="none" style:vertical-align="top"/>
      <style:text-properties style:font-name="MingLiU" style:font-name-asian="MingLiU"/>
    </style:style>
    <style:style style:name="ce62" style:family="table-cell" style:parent-style-name="Default">
      <style:table-cell-properties fo:border-bottom="none" fo:background-color="#ffffcc" fo:border-left="1.76pt solid #008080" fo:padding="0.0693in" fo:border-right="0.26pt solid #000000" style:shadow="#808080 0.139in -0.139in" fo:border-top="1.76pt solid #008080" style:vertical-align="middle"/>
      <style:text-properties fo:color="#000000" style:font-name="明兰_Code" style:font-name-asian="明兰_Code"/>
    </style:style>
    <style:style style:name="ce63" style:family="table-cell" style:parent-style-name="Default">
      <style:table-cell-properties fo:border-bottom="1.5pt double #008080" style:border-line-width-bottom="0.0102in 0.0138in 0.0209in" fo:border-left="1.76pt solid #008080" fo:padding="0.0693in" fo:border-right="0.26pt solid #000000" style:shadow="#808080 0.139in -0.139in" fo:border-top="none" style:vertical-align="top"/>
      <style:text-properties style:font-name="MingLiU" style:font-name-asian="MingLiU"/>
    </style:style>
    <style:style style:name="ce64" style:family="table-cell" style:parent-style-name="Default">
      <style:table-cell-properties fo:border-bottom="none" fo:border-left="0.26pt solid #000000" fo:padding="0.0693in" fo:border-right="0.26pt solid #000000" style:shadow="#808080 0.139in -0.139in" fo:border-top="none" style:vertical-align="top"/>
      <style:text-properties style:font-name="MingLiU" fo:font-weight="bold" style:font-name-asian="MingLiU" style:font-weight-asian="bold" style:font-weight-complex="bold"/>
    </style:style>
    <style:style style:name="ce65" style:family="table-cell" style:parent-style-name="Default">
      <style:table-cell-properties fo:border-bottom="none" fo:background-color="#ffffcc" fo:border-left="0.26pt solid #000000" fo:padding="0.0693in" fo:border-right="0.26pt solid #000000" style:shadow="#808080 0.139in -0.139in" fo:border-top="1.76pt solid #008080" style:vertical-align="middle"/>
      <style:text-properties fo:color="#000000" style:font-name="明兰_Code" fo:font-weight="bold" style:font-name-asian="明兰_Code" style:font-weight-asian="bold" style:font-weight-complex="bold"/>
    </style:style>
    <style:style style:name="ce66" style:family="table-cell" style:parent-style-name="Default">
      <style:table-cell-properties fo:border-bottom="none" fo:border-left="0.26pt solid #000000" fo:padding="0.0693in" fo:border-right="0.26pt solid #000000" style:shadow="#808080 0.139in -0.139in" fo:border-top="none" style:vertical-align="top"/>
      <style:text-properties style:font-name="MingLiU" style:font-name-asian="MingLiU"/>
    </style:style>
    <style:style style:name="ce67" style:family="table-cell" style:parent-style-name="Default">
      <style:table-cell-properties fo:border-bottom="none" fo:border-left="0.26pt solid #000000" fo:padding="0.0693in" fo:border-right="0.26pt solid #000000" style:shadow="#808080 0.139in -0.139in" fo:border-top="none" style:vertical-align="top"/>
      <style:text-properties fo:color="#996633" style:font-name="MingLiU"/>
    </style:style>
    <style:style style:name="ce68" style:family="table-cell" style:parent-style-name="Default">
      <style:table-cell-properties fo:border-bottom="1.5pt double #008080" style:border-line-width-bottom="0.0102in 0.0138in 0.0209in" fo:border-left="0.26pt solid #000000" fo:padding="0.0693in" fo:border-right="0.26pt solid #000000" style:shadow="#808080 0.139in -0.139in" fo:border-top="none" style:vertical-align="top"/>
      <style:text-properties style:font-name="MingLiU" style:font-name-asian="MingLiU"/>
    </style:style>
    <style:style style:name="ce69" style:family="table-cell" style:parent-style-name="Default">
      <style:text-properties style:font-name-asian="IDSComps"/>
    </style:style>
    <style:style style:name="ce70" style:family="table-cell" style:parent-style-name="Default">
      <style:table-cell-properties fo:border-bottom="none" fo:background-color="transparent" fo:border-left="0.26pt solid #000000" fo:padding="0.0693in" fo:border-right="0.26pt solid #000000" style:shadow="#808080 0.139in -0.139in" fo:border-top="none" style:vertical-align="top"/>
      <style:text-properties style:font-name="MingLiU" style:font-name-asian="MingLiU"/>
    </style:style>
    <style:style style:name="ce71" style:family="table-cell" style:parent-style-name="Default">
      <style:table-cell-properties fo:border-bottom="1.5pt double #008080" style:border-line-width-bottom="0.0102in 0.0138in 0.0209in" fo:background-color="transparent" fo:border-left="0.26pt solid #000000" fo:padding="0.0693in" fo:border-right="0.26pt solid #000000" style:shadow="#808080 0.139in -0.139in" fo:border-top="none" style:vertical-align="top"/>
      <style:text-properties style:font-name="MingLiU" style:font-name-asian="MingLiU"/>
    </style:style>
    <style:style style:name="ce72" style:family="table-cell" style:parent-style-name="Default">
      <style:table-cell-properties fo:border-bottom="none" fo:background-color="transparent" fo:border-left="0.26pt solid #000000" fo:padding="0.0693in" fo:border-right="0.26pt solid #000000" style:shadow="#808080 0.139in -0.139in" fo:border-top="none" style:vertical-align="top"/>
      <style:text-properties fo:color="#4700b8" style:font-name="MingLiU" style:font-name-asian="MingLiU"/>
    </style:style>
    <style:style style:name="ce73" style:family="table-cell" style:parent-style-name="Default">
      <style:table-cell-properties fo:border-bottom="none" fo:border-left="0.26pt solid #000000" fo:padding="0.0693in" fo:border-right="0.26pt solid #000000" style:shadow="#808080 0.139in -0.139in" fo:border-top="none" style:vertical-align="top"/>
    </style:style>
    <style:style style:name="ce74" style:family="table-cell" style:parent-style-name="Default">
      <style:table-cell-properties fo:border-bottom="none" fo:background-color="#ffffcc" fo:border-left="0.26pt solid #000000" fo:padding="0.0693in" fo:border-right="none" style:shadow="#808080 0.139in -0.139in" fo:border-top="1.76pt solid #008080" style:vertical-align="middle"/>
      <style:text-properties fo:color="#000000" style:font-name="明兰_Code" style:font-name-asian="明兰_Code"/>
    </style:style>
    <style:style style:name="ce75" style:family="table-cell" style:parent-style-name="Default">
      <style:table-cell-properties fo:border-bottom="1.5pt double #008080" style:border-line-width-bottom="0.0102in 0.0138in 0.0209in" fo:border-left="0.26pt solid #000000" fo:padding="0.0693in" fo:border-right="none" style:shadow="#808080 0.139in -0.139in" fo:border-top="none" style:vertical-align="top"/>
      <style:text-properties style:font-name="MingLiU" style:font-name-asian="MingLiU"/>
    </style:style>
    <style:style style:name="ce76" style:family="table-cell" style:parent-style-name="Default">
      <style:table-cell-properties fo:border-bottom="none" fo:border-left="0.26pt solid #000000" fo:padding="0.0693in" fo:border-right="1.76pt solid #008080" style:shadow="#808080 0.139in -0.139in" fo:border-top="none" style:vertical-align="top"/>
      <style:text-properties style:font-name="MingLiU" style:font-name-asian="MingLiU"/>
    </style:style>
    <style:style style:name="ce77" style:family="table-cell" style:parent-style-name="Default">
      <style:table-cell-properties style:text-align-source="fix" style:repeat-content="false" fo:wrap-option="wrap" fo:border="1.76pt solid #008080" fo:padding="0.0693in" style:shadow="#808080 0.139in -0.139in" style:vertical-align="top"/>
      <style:paragraph-properties fo:text-align="start" fo:margin-left="0in"/>
      <style:text-properties style:font-name="明兰" fo:font-size="13pt" fo:font-weight="normal" style:font-name-asian="明兰" style:font-size-asian="13pt" style:font-weight-asian="normal" style:font-size-complex="13pt" style:font-weight-complex="normal"/>
    </style:style>
    <style:style style:name="ce78" style:family="table-cell" style:parent-style-name="Default">
      <style:table-cell-properties fo:border-bottom="1.5pt double #008080" style:border-line-width-bottom="0.0102in 0.0138in 0.0209in" style:diagonal-bl-tr="none" style:diagonal-tl-br="none" style:text-align-source="fix" style:repeat-content="false" fo:wrap-option="wrap" fo:border-left="1.76pt solid #008080" fo:padding="0.0693in" fo:border-right="1.76pt solid #008080" style:shadow="#808080 0.139in -0.139in" fo:border-top="1.5pt double #008080" style:border-line-width-top="0.0102in 0.0138in 0.0209in" style:vertical-align="top"/>
      <style:paragraph-properties fo:text-align="justify" fo:margin-left="0in"/>
      <style:text-properties style:font-name="MingLiU" fo:font-size="12pt" style:font-name-asian="MingLiU" style:font-size-asian="12pt" style:font-size-complex="12pt"/>
    </style:style>
    <style:style style:name="ce79" style:family="table-cell" style:parent-style-name="Default">
      <style:table-cell-properties fo:background-color="#ffffff" style:text-align-source="fix" style:repeat-content="false" fo:border="1.76pt solid #008080" fo:padding="0.0693in" style:shadow="#808080 0.139in -0.139in" style:vertical-align="top"/>
      <style:paragraph-properties fo:text-align="start" fo:margin-left="0in"/>
      <style:text-properties style:font-name="MingLiU" style:font-name-asian="明兰_Mono"/>
    </style:style>
    <style:style style:name="ce80" style:family="table-cell" style:parent-style-name="Default">
      <style:table-cell-properties fo:border-bottom="0.26pt double #008080" style:border-line-width-bottom="0.0035in 0.0138in 0.0035in" fo:background-color="#ffffff" style:text-align-source="fix" style:repeat-content="false" fo:border-left="none" fo:padding="0.0693in" fo:border-right="0.26pt double #008080" style:border-line-width-right="0.0035in 0.0138in 0.0035in" style:shadow="#808080 0.139in -0.139in" fo:border-top="none" style:vertical-align="top"/>
      <style:paragraph-properties fo:text-align="start" fo:margin-left="0in"/>
      <style:text-properties style:font-name="MingLiU" style:font-name-asian="MingLiU"/>
    </style:style>
    <style:style style:name="ce81" style:family="table-cell" style:parent-style-name="Default">
      <style:table-cell-properties fo:border-bottom="0.26pt double #008080" style:border-line-width-bottom="0.0035in 0.0138in 0.0035in" fo:background-color="#ffffff" style:text-align-source="fix" style:repeat-content="false" fo:border-left="none" fo:padding="0.0693in" fo:border-right="0.26pt double #008080" style:border-line-width-right="0.0035in 0.0138in 0.0035in" style:shadow="#808080 0.139in -0.139in" fo:border-top="none" style:vertical-align="middle"/>
      <style:paragraph-properties fo:text-align="start" fo:margin-left="0in"/>
      <style:text-properties style:font-name="MingLiU" style:font-name-asian="MingLiU"/>
    </style:style>
    <style:style style:name="ce82" style:family="table-cell" style:parent-style-name="Default">
      <style:table-cell-properties fo:border-bottom="0.26pt double #008080" style:border-line-width-bottom="0.0035in 0.0138in 0.0035in" fo:border-left="none" fo:padding="0.0693in" fo:border-right="none" style:shadow="#808080 0.139in -0.139in" fo:border-top="none" style:vertical-align="top"/>
      <style:text-properties style:font-name="MingLiU" style:font-name-asian="MingLiU"/>
    </style:style>
    <style:style style:name="ce83" style:family="table-cell" style:parent-style-name="Default">
      <style:table-cell-properties fo:border-bottom="none" fo:border-left="none" fo:padding="0.0693in" fo:border-right="none" style:shadow="#808080 0.139in -0.139in" fo:border-top="0.26pt double #008080" style:border-line-width-top="0.0035in 0.0138in 0.0035in"/>
    </style:style>
    <style:style style:name="ce84" style:family="table-cell" style:parent-style-name="Default">
      <style:table-cell-properties fo:border-bottom="none" fo:background-color="#ffffcc" style:text-align-source="fix" style:repeat-content="false" fo:border-left="0.26pt solid #000000" fo:padding="0.0693in" fo:border-right="1.76pt solid #008080" style:shadow="#808080 0.139in -0.139in" fo:border-top="1.76pt solid #008080" style:vertical-align="middle"/>
      <style:paragraph-properties fo:text-align="start" fo:margin-left="0in"/>
      <style:text-properties fo:color="#000000" style:font-name="明兰_Code" style:font-name-asian="明兰_Code"/>
    </style:style>
    <style:style style:name="ce85" style:family="table-cell" style:parent-style-name="Default">
      <style:table-cell-properties fo:border-bottom="none" fo:background-color="transparent" fo:border-left="0.26pt solid #000000" fo:padding="0.0693in" fo:border-right="1.76pt solid #008080" style:shadow="#808080 0.139in -0.139in" fo:border-top="none" style:vertical-align="top"/>
      <style:text-properties fo:color="#000000" style:font-name="MingLiU" style:font-name-asian="MingLiU"/>
    </style:style>
    <style:style style:name="ce86" style:family="table-cell" style:parent-style-name="Default">
      <style:table-cell-properties fo:border-bottom="none" fo:border-left="0.26pt solid #000000" fo:padding="0.0693in" fo:border-right="1.76pt solid #008080" style:shadow="#808080 0.139in -0.139in" fo:border-top="none" style:vertical-align="top"/>
      <style:text-properties fo:color="#0000ff"/>
    </style:style>
    <style:style style:name="ce87" style:family="table-cell" style:parent-style-name="Default">
      <style:table-cell-properties fo:border-bottom="1.5pt double #008080" style:border-line-width-bottom="0.0102in 0.0138in 0.0209in" fo:border-left="none" fo:padding="0.0693in" fo:border-right="1.5pt double #008080" style:border-line-width-right="0.0102in 0.0138in 0.0209in" style:shadow="#808080 0.139in -0.139in" fo:border-top="1.5pt double #008080" style:border-line-width-top="0.0102in 0.0138in 0.0209in" style:vertical-align="middle"/>
    </style:style>
    <style:style style:name="ce88" style:family="table-cell" style:parent-style-name="Default">
      <style:table-cell-properties fo:padding="0.0693in" style:shadow="#808080 0.139in -0.139in" style:vertical-align="top"/>
      <style:text-properties style:font-name="MingLiU" style:font-name-asian="MingLiU"/>
    </style:style>
    <style:style style:name="ce89" style:family="table-cell" style:parent-style-name="Default">
      <style:table-cell-properties fo:padding="0.0693in" style:shadow="#808080 0.139in -0.139in" style:vertical-align="middle"/>
      <style:text-properties style:font-name="MingLiU" style:font-name-asian="MingLiU"/>
    </style:style>
    <style:style style:name="ce90" style:family="table-cell" style:parent-style-name="Default">
      <style:table-cell-properties fo:border-bottom="none" fo:border-left="none" fo:padding="0.0693in" fo:border-right="0.26pt double #008080" style:border-line-width-right="0.0035in 0.0138in 0.0035in" style:shadow="#808080 0.139in -0.139in" fo:border-top="0.26pt double #008080" style:border-line-width-top="0.0035in 0.0138in 0.0035in"/>
    </style:style>
    <style:style style:name="ce91" style:family="table-cell" style:parent-style-name="Default">
      <style:table-cell-properties fo:border-bottom="none" fo:background-color="#ffffcc" fo:border-left="none" fo:padding="0.0693in" fo:border-right="none" style:shadow="#808080 0.139in -0.139in" fo:border-top="1.76pt solid #008080" style:vertical-align="middle"/>
      <style:text-properties fo:color="#000000" style:font-name="明兰_Code" style:font-name-asian="明兰_Code"/>
    </style:style>
    <style:style style:name="ce92" style:family="table-cell" style:parent-style-name="Default">
      <style:table-cell-properties fo:border-bottom="none" fo:border-left="none" fo:padding="0.0693in" fo:border-right="1.76pt solid #008080" style:shadow="#808080 0.139in -0.139in" fo:border-top="none"/>
    </style:style>
    <style:style style:name="ce93" style:family="table-cell" style:parent-style-name="Default">
      <style:table-cell-properties fo:background-color="#ffff99" style:text-align-source="fix" style:repeat-content="false" fo:wrap-option="wrap" fo:border="1.76pt solid #008080" fo:padding="0.0693in" style:shadow="#808080 0.139in -0.139in" style:vertical-align="middle"/>
      <style:paragraph-properties fo:text-align="center"/>
      <style:text-properties style:font-name="梅明朝" fo:font-size="18pt" style:font-name-asian="全字庫正楷體" style:font-size-asian="18pt" style:font-size-complex="18pt"/>
    </style:style>
    <style:style style:name="ce94" style:family="table-cell" style:parent-style-name="Default">
      <style:table-cell-properties fo:border-bottom="1.5pt double #008080" style:border-line-width-bottom="0.0102in 0.0138in 0.0209in" fo:background-color="#ffff99" style:text-align-source="fix" style:repeat-content="false" fo:wrap-option="wrap" fo:border-left="none" fo:padding="0.0693in" fo:border-right="0.26pt double #008080" style:border-line-width-right="0.0035in 0.0138in 0.0035in" style:shadow="#808080 0.139in -0.139in" fo:border-top="none" style:vertical-align="middle"/>
      <style:paragraph-properties fo:text-align="center"/>
      <style:text-properties style:font-name="梅明朝" fo:font-size="18pt" style:font-name-asian="全字庫正楷體" style:font-size-asian="18pt" style:font-size-complex="18pt"/>
    </style:style>
    <style:style style:name="ce95" style:family="table-cell" style:parent-style-name="Default">
      <style:table-cell-properties fo:border-bottom="none" fo:border-left="none" fo:padding="0.0693in" fo:border-right="0.26pt double #008080" style:border-line-width-right="0.0035in 0.0138in 0.0035in" style:shadow="#808080 0.139in -0.139in" fo:border-top="none"/>
    </style:style>
    <style:style style:name="ce96" style:family="table-cell" style:parent-style-name="Default">
      <style:table-cell-properties fo:border-bottom="none" fo:border-left="none" fo:padding="0.0693in" fo:border-right="0.26pt double #008080" style:border-line-width-right="0.0035in 0.0138in 0.0035in" style:shadow="#808080 0.139in -0.139in" fo:border-top="none" style:vertical-align="middle"/>
    </style:style>
    <style:style style:name="ce97" style:family="table-cell" style:parent-style-name="Default">
      <style:table-cell-properties fo:border-bottom="0.26pt double #008080" style:border-line-width-bottom="0.0035in 0.0138in 0.0035in" fo:border-left="none" fo:padding="0.0693in" fo:border-right="0.26pt double #008080" style:border-line-width-right="0.0035in 0.0138in 0.0035in" style:shadow="#808080 0.139in -0.139in" fo:border-top="none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663300" fo:font-weight="bold" style:font-weight-asian="bold" style:font-weight-complex="bold"/>
    </style:style>
    <style:style style:name="T3" style:family="text">
      <style:text-properties fo:color="#663300" fo:font-weight="normal" style:font-weight-asian="normal" style:font-weight-complex="normal"/>
    </style:style>
    <style:style style:name="T4" style:family="text">
      <style:text-properties fo:color="#5e11a6" fo:font-size="13pt" fo:font-weight="bold" style:font-size-asian="13pt" style:font-weight-asian="bold" style:font-size-complex="13pt" style:font-weight-complex="bold"/>
    </style:style>
    <style:style style:name="T5" style:family="text">
      <style:text-properties fo:color="#0000ff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996633" fo:font-weight="normal" style:font-weight-asian="normal" style:font-weight-complex="normal"/>
    </style:style>
    <style:style style:name="T10" style:family="text">
      <style:text-properties fo:color="#0000ff" fo:font-weight="normal" style:font-weight-asian="normal" style:font-weight-complex="normal"/>
    </style:style>
    <style:style style:name="T27" style:family="text">
      <style:text-properties fo:color="#0000ff" fo:font-size="9pt" fo:font-weight="normal" style:font-size-asian="9pt" style:font-weight-asian="normal" style:font-size-complex="9pt" style:font-weight-complex="normal"/>
    </style:style>
    <style:style style:name="T28" style:family="text">
      <style:text-properties fo:color="#dc2300" fo:font-size="9pt" fo:font-weight="normal" style:font-size-asian="9pt" style:font-weight-asian="normal" style:font-size-complex="9pt" style:font-weight-complex="normal"/>
    </style:style>
    <style:style style:name="T29" style:family="text">
      <style:text-properties fo:color="#000000" fo:font-size="9pt" fo:font-weight="normal" style:font-size-asian="9pt" style:font-weight-asian="normal" style:font-size-complex="9pt" style:font-weight-complex="normal"/>
    </style:style>
    <style:style style:name="T20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30" style:family="text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T31" style:family="text">
      <style:text-properties fo:color="#000000" style:font-name="文泉驛正黑"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8000" fo:font-weight="normal" style:font-weight-asian="normal" style:font-weight-complex="normal"/>
    </style:style>
    <style:style style:name="T43" style:family="text">
      <style:text-properties fo:color="#008000" fo:font-size="9pt" fo:font-weight="normal" style:font-size-asian="9pt" style:font-weight-asian="normal" style:font-size-complex="9pt" style:font-weight-complex="normal"/>
    </style:style>
    <style:style style:name="T4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64" style:family="text">
      <style:text-properties fo:color="#663300"/>
    </style:style>
    <style:style style:name="T34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69" style:family="text">
      <style:text-properties fo:color="#ff3366"/>
    </style:style>
    <style:style style:name="T70" style:family="text">
      <style:text-properties fo:color="#000000" style:font-name="MingLiU" style:font-name-asian="MingLiU" style:font-name-complex="Lohit Hindi"/>
    </style:style>
    <style:style style:name="T71" style:family="text">
      <style:text-properties fo:color="#000000" style:font-name="MingLiU" fo:font-size="13pt" style:font-name-asian="MingLiU" style:font-size-asian="13pt" style:font-name-complex="Lohit Hindi" style:font-size-complex="13pt"/>
    </style:style>
    <style:style style:name="T72" style:family="text">
      <style:text-properties fo:color="#23b8dc"/>
    </style:style>
    <style:style style:name="T26" style:family="text">
      <style:text-properties fo:color="#008000"/>
    </style:style>
    <style:style style:name="T87" style:family="text">
      <style:text-properties fo:font-size="10pt" fo:font-weight="bold" style:font-name-asian="明兰_Code" style:font-size-asian="10pt" style:font-weight-asian="bold" style:font-size-complex="10pt" style:font-weight-complex="bold"/>
    </style:style>
    <style:style style:name="T97" style:family="text">
      <style:text-properties fo:font-size="9pt" style:font-size-asian="9pt" style:font-size-complex="9pt"/>
    </style:style>
    <style:style style:name="T94" style:family="text">
      <style:text-properties fo:font-size="10pt" style:font-size-asian="10pt" style:font-size-complex="10pt"/>
    </style:style>
    <style:style style:name="T98" style:family="text">
      <style:text-properties style:font-name-asian="Arial"/>
    </style:style>
    <style:style style:name="T95" style:family="text">
      <style:text-properties fo:font-size="8pt" style:font-size-asian="8pt" style:font-size-complex="8pt"/>
    </style:style>
    <style:style style:name="T121" style:family="text">
      <style:text-properties fo:color="#0000ff" fo:font-size="6pt" style:font-size-asian="6pt" style:font-size-complex="6pt"/>
    </style:style>
    <style:style style:name="T68" style:family="text">
      <style:text-properties fo:color="#0000ff" fo:font-size="8pt" style:font-size-asian="8pt" style:font-size-complex="8pt"/>
    </style:style>
    <style:style style:name="T45" style:family="text">
      <style:text-properties fo:color="#0000ff" fo:font-size="10pt" style:font-size-asian="10pt" style:font-size-complex="10pt"/>
    </style:style>
    <style:style style:name="T101" style:family="text">
      <style:text-properties fo:color="#008000" fo:font-size="10pt" style:font-size-asian="10pt" style:font-size-complex="10pt"/>
    </style:style>
    <style:style style:name="T21" style:family="text">
      <style:text-properties fo:color="#000000" fo:font-size="10pt" style:font-size-asian="10pt" style:font-size-complex="10pt"/>
    </style:style>
    <style:style style:name="T122" style:family="text">
      <style:text-properties fo:color="#23b8dc" fo:font-size="10pt" style:font-size-asian="10pt" style:font-size-complex="10pt"/>
    </style:style>
    <style:style style:name="T62" style:family="text">
      <style:text-properties fo:color="#000000" fo:font-size="9pt" style:font-size-asian="9pt" style:font-size-complex="9pt"/>
    </style:style>
    <style:style style:name="T123" style:family="text">
      <style:text-properties fo:color="#008000" fo:font-size="9pt" style:font-size-asian="9pt" style:font-size-complex="9pt"/>
    </style:style>
    <style:style style:name="T13" style:family="text">
      <style:text-properties fo:color="#000000" fo:font-size="12pt" fo:font-weight="bold" style:font-name-asian="文泉驛點陣正黑" style:font-size-asian="12pt" style:font-weight-asian="bold" style:font-size-complex="12pt" style:font-weight-complex="bold"/>
    </style:style>
    <style:style style:name="T14" style:family="text">
      <style:text-properties fo:color="#000000" fo:font-size="7pt" fo:font-weight="normal" style:font-size-asian="7pt" style:font-weight-asian="normal" style:font-size-complex="7pt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color="#0000ff" fo:font-weight="normal" style:font-name-asian="明蘭_Code" style:font-weight-asian="normal" style:font-weight-complex="normal"/>
    </style:style>
    <style:style style:name="T16" style:family="text">
      <style:text-properties fo:color="#996633"/>
    </style:style>
    <style:style style:name="T46" style:family="text">
      <style:text-properties fo:color="#0000ff" fo:font-size="11pt" style:font-name-asian="全字庫正楷體 Ext-B" style:font-size-asian="11pt" style:font-size-complex="11pt"/>
    </style:style>
    <style:style style:name="T47" style:family="text">
      <style:text-properties fo:color="#0000ff" style:font-name="明兰_Code" fo:font-size="10pt" style:font-size-asian="10pt" style:font-size-complex="10pt"/>
    </style:style>
    <style:style style:name="T48" style:family="text">
      <style:text-properties fo:color="#ff0000" style:font-name="明兰_Code" fo:font-size="10pt" style:font-size-asian="10pt" style:font-size-complex="10pt"/>
    </style:style>
    <style:style style:name="T49" style:family="text">
      <style:text-properties fo:color="#008000" style:font-name="MingLiU" fo:font-size="10pt" style:font-name-asian="MingLiU" style:font-size-asian="10pt" style:font-name-complex="Lohit Hindi" style:font-size-complex="10pt"/>
    </style:style>
    <style:style style:name="T50" style:family="text">
      <style:text-properties fo:color="#008000" style:font-name="MingLiU" fo:font-size="10pt" style:font-name-asian="UnDotum" style:font-size-asian="10pt" style:font-name-complex="Lohit Hindi" style:font-size-complex="10pt"/>
    </style:style>
    <style:style style:name="T51" style:family="text">
      <style:text-properties fo:color="#000000" style:font-name="明兰_Code" fo:font-size="6pt" style:font-size-asian="6pt" style:font-size-complex="6pt"/>
    </style:style>
    <style:style style:name="T52" style:family="text">
      <style:text-properties fo:color="#000000" style:font-name="明兰_Code" fo:font-size="9pt" style:font-size-asian="9pt" style:font-size-complex="9pt"/>
    </style:style>
    <style:style style:name="T53" style:family="text">
      <style:text-properties fo:color="#000000" style:font-name="明兰_Code" fo:font-size="7pt" style:font-size-asian="7pt" style:font-size-complex="7pt"/>
    </style:style>
    <style:style style:name="T54" style:family="text">
      <style:text-properties fo:color="#000000" style:font-name="明兰_Code" fo:font-size="9pt" style:font-name-asian="明兰_Code" style:font-size-asian="9pt" style:font-size-complex="9pt"/>
    </style:style>
    <style:style style:name="T55" style:family="text">
      <style:text-properties fo:color="#000000" style:font-name="明兰_Code" fo:font-size="9pt" style:font-name-asian="Arial" style:font-size-asian="9pt" style:font-size-complex="9pt"/>
    </style:style>
    <style:style style:name="T19" style:family="text">
      <style:text-properties fo:color="#000000" fo:font-size="7pt" style:font-size-asian="7pt" style:font-size-complex="7pt"/>
    </style:style>
    <style:style style:name="T22" style:family="text">
      <style:text-properties fo:color="#000000" fo:font-size="8pt" style:font-size-asian="8pt" style:font-size-complex="8pt"/>
    </style:style>
    <style:style style:name="T56" style:family="text">
      <style:text-properties fo:color="#000000" fo:font-size="12pt" style:font-size-asian="12pt" style:font-size-complex="12pt"/>
    </style:style>
    <style:style style:name="T57" style:family="text">
      <style:text-properties fo:color="#000000" fo:font-size="11pt" style:font-size-asian="11pt" style:font-size-complex="11pt"/>
    </style:style>
    <style:style style:name="T58" style:family="text">
      <style:text-properties fo:color="#996633" fo:font-size="10pt" style:font-size-asian="10pt" style:font-size-complex="10pt"/>
    </style:style>
    <style:style style:name="T65" style:family="text">
      <style:text-properties fo:color="#996633" fo:font-size="8pt" style:font-size-asian="8pt" style:font-size-complex="8pt"/>
    </style:style>
    <style:style style:name="T23" style:family="text">
      <style:text-properties fo:color="#996633" fo:font-size="6pt" style:font-size-asian="6pt" style:font-size-complex="6pt"/>
    </style:style>
    <style:style style:name="T18" style:family="text">
      <style:text-properties fo:color="#000000" fo:font-size="6pt" style:font-size-asian="6pt" style:font-size-complex="6pt"/>
    </style:style>
    <style:style style:name="T66" style:family="text">
      <style:text-properties fo:color="#000000" fo:font-size="10pt" fo:font-weight="bold" style:font-name-asian="Droid Sans Mono" style:font-size-asian="10pt" style:font-weight-asian="bold" style:font-size-complex="10pt" style:font-weight-complex="bold"/>
    </style:style>
    <style:style style:name="T67" style:family="text">
      <style:text-properties fo:color="#000000" style:font-name="MingLiU" fo:font-size="10pt" style:font-name-asian="MingLiU" style:font-size-asian="10pt" style:font-name-complex="Lohit Hindi" style:font-size-complex="10pt"/>
    </style:style>
    <style:style style:name="T25" style:family="text">
      <style:text-properties fo:color="#008000" fo:font-weight="bold" style:font-weight-asian="bold" style:font-weight-complex="bold"/>
    </style:style>
    <style:style style:name="T73" style:family="text">
      <style:text-properties fo:color="#000000" style:font-name-asian="明兰_Mono"/>
    </style:style>
    <style:style style:name="T88" style:family="text">
      <style:text-properties fo:color="#996633" fo:font-size="8pt" style:font-name-asian="明兰_Mono" style:font-size-asian="8pt" style:font-size-complex="8pt"/>
    </style:style>
    <style:style style:name="T89" style:family="text">
      <style:text-properties fo:color="#0000ff" style:font-name-asian="明兰_Mono"/>
    </style:style>
    <style:style style:name="T90" style:family="text">
      <style:text-properties fo:color="#996633" style:font-name-asian="明兰_Mono"/>
    </style:style>
    <style:style style:name="T91" style:family="text">
      <style:text-properties fo:color="#008000" style:font-name-asian="明兰_Mono"/>
    </style:style>
    <style:style style:name="T92" style:family="text">
      <style:text-properties fo:color="#000000" fo:font-size="8pt" style:font-name-asian="明兰_Mono" style:font-size-asian="8pt" style:font-size-complex="8pt"/>
    </style:style>
    <style:style style:name="T93" style:family="text">
      <style:text-properties fo:color="#000000" style:font-name="MingLiU" style:font-name-asian="明兰_Mono" style:font-name-complex="Lohit Hindi"/>
    </style:style>
    <style:style style:name="T99" style:family="text">
      <style:text-properties fo:color="#5e11a6" fo:font-size="10pt" fo:font-weight="bold" style:font-name-asian="梅明朝" style:font-size-asian="10pt" style:font-weight-asian="bold" style:font-size-complex="10pt" style:font-weight-complex="bold"/>
    </style:style>
    <style:style style:name="T100" style:family="text">
      <style:text-properties fo:color="#008000" fo:font-size="8pt" style:font-size-asian="8pt" style:font-size-complex="8pt"/>
    </style:style>
    <style:style style:name="T124" style:family="text">
      <style:text-properties fo:font-size="13pt" fo:font-weight="bold" style:font-size-asian="13pt" style:font-weight-asian="bold" style:font-size-complex="13pt" style:font-weight-complex="bold"/>
    </style:style>
    <style:style style:name="T17" style:family="text">
      <style:text-properties fo:color="#996633" style:font-name-asian="細明體-ExtB"/>
    </style:style>
    <style:style style:name="T35" style:family="text">
      <style:text-properties style:font-name="MingLiU" fo:font-weight="bold" style:font-weight-asian="bold" style:font-weight-complex="bold"/>
    </style:style>
    <style:style style:name="T36" style:family="text">
      <style:text-properties fo:color="#996633" style:font-name="MingLiU"/>
    </style:style>
    <style:style style:name="T37" style:family="text">
      <style:text-properties fo:color="#996633" style:font-name="MingLiU" fo:letter-spacing="-0.0236in" fo:font-weight="bold" style:font-weight-asian="bold" style:font-weight-complex="bold" style:text-scale="60%"/>
    </style:style>
    <style:style style:name="T38" style:family="text">
      <style:text-properties fo:color="#5e11a6" style:font-name="細明體_HKSCS-ExtB" fo:font-size="13pt" fo:font-weight="bold" style:font-name-asian="MingLiU" style:font-size-asian="13pt" style:font-weight-asian="bold" style:font-size-complex="13pt" style:font-weight-complex="bold"/>
    </style:style>
    <style:style style:name="T39" style:family="text">
      <style:text-properties fo:color="#008000" style:font-name="MingLiU" fo:letter-spacing="-0.0236in" fo:font-weight="bold" style:font-weight-asian="bold" style:font-weight-complex="bold" style:text-scale="60%"/>
    </style:style>
    <style:style style:name="T40" style:family="text">
      <style:text-properties fo:color="#000000" fo:font-size="13pt" style:font-size-asian="13pt" style:font-size-complex="13pt"/>
    </style:style>
    <style:style style:name="T41" style:family="text">
      <style:text-properties fo:color="#000000" fo:font-size="8pt" style:text-underline-style="solid" style:text-underline-width="auto" style:text-underline-color="font-color" style:font-size-asian="8pt" style:font-size-complex="8pt"/>
    </style:style>
    <style:style style:name="T59" style:family="text">
      <style:text-properties fo:color="#996633" fo:letter-spacing="-0.0236in" fo:font-style="italic" style:letter-kerning="true" style:font-style-asian="italic" style:font-style-complex="italic" style:text-scale="60%"/>
    </style:style>
    <style:style style:name="T60" style:family="text">
      <style:text-properties fo:color="#ff0000"/>
    </style:style>
    <style:style style:name="T61" style:family="text">
      <style:text-properties fo:color="#008000" fo:letter-spacing="-0.0236in" fo:font-style="italic" style:letter-kerning="true" style:font-style-asian="italic" style:font-style-complex="italic" style:text-scale="60%"/>
    </style:style>
    <style:style style:name="T74" style:family="text">
      <style:text-properties style:font-name="MingLiU" fo:font-size="12pt" fo:font-weight="bold" style:font-size-asian="12pt" style:font-weight-asian="bold" style:font-size-complex="12pt" style:font-weight-complex="bold"/>
    </style:style>
    <style:style style:name="T75" style:family="text">
      <style:text-properties style:font-name="MingLiU"/>
    </style:style>
    <style:style style:name="T76" style:family="text">
      <style:text-properties fo:color="#5e11a6" style:font-name="MingLiU" fo:font-size="13pt" fo:font-weight="bold" style:font-size-asian="13pt" style:font-weight-asian="bold" style:font-size-complex="13pt" style:font-weight-complex="bold"/>
    </style:style>
    <style:style style:name="T77" style:family="text">
      <style:text-properties fo:color="#0000ff" style:font-name="MingLiU"/>
    </style:style>
    <style:style style:name="T78" style:family="text">
      <style:text-properties fo:color="#008000" style:font-name="MingLiU"/>
    </style:style>
    <style:style style:name="T79" style:family="text">
      <style:text-properties fo:color="#008000" style:font-name="MingLiU" style:font-name-asian="MingLiU"/>
    </style:style>
    <style:style style:name="T80" style:family="text">
      <style:text-properties style:font-name="MingLiU" style:font-name-asian="MingLiU"/>
    </style:style>
    <style:style style:name="T24" style:family="text">
      <style:text-properties fo:color="#996633" fo:font-size="9pt" style:font-size-asian="9pt" style:font-size-complex="9pt"/>
    </style:style>
    <style:style style:name="T96" style:family="text">
      <style:text-properties fo:font-size="7pt" style:font-size-asian="7pt" style:font-size-complex="7pt"/>
    </style:style>
    <style:style style:name="T102" style:family="text">
      <style:text-properties fo:font-size="16pt" style:font-name-asian="全字庫正楷體" style:font-size-asian="16pt" style:font-size-complex="16pt"/>
    </style:style>
    <style:style style:name="T103" style:family="text">
      <style:text-properties fo:font-size="10pt" fo:font-weight="normal" style:font-size-asian="10pt" style:font-weight-asian="normal" style:font-size-complex="10pt" style:font-weight-complex="normal"/>
    </style:style>
    <style:style style:name="T104" style:family="text">
      <style:text-properties fo:color="#996633" fo:font-size="8pt" fo:font-weight="normal" style:font-size-asian="8pt" style:font-weight-asian="normal" style:font-size-complex="8pt" style:font-weight-complex="normal"/>
    </style:style>
    <style:style style:name="T105" style:family="text">
      <style:text-properties fo:color="#996633" fo:font-size="8pt" fo:font-weight="normal" style:font-name-asian="明兰_Mono" style:font-size-asian="8pt" style:font-weight-asian="normal" style:font-size-complex="8pt" style:font-weight-complex="normal"/>
    </style:style>
    <style:style style:name="T106" style:family="text">
      <style:text-properties fo:color="#996633" fo:font-size="6pt" fo:font-weight="normal" style:font-size-asian="6pt" style:font-weight-asian="normal" style:font-size-complex="6pt" style:font-weight-complex="normal"/>
    </style:style>
    <style:style style:name="T107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08" style:family="text">
      <style:text-properties fo:color="#0000ff" style:font-name="MingLiU" fo:font-size="10pt" fo:font-weight="normal" style:font-name-asian="Sun-ExtA" style:font-size-asian="10pt" style:font-weight-asian="normal" style:font-name-complex="Lohit Hindi" style:font-size-complex="10pt" style:font-weight-complex="normal"/>
    </style:style>
    <style:style style:name="T109" style:family="text">
      <style:text-properties fo:color="#000000" style:font-name="MingLiU" fo:font-size="10pt" fo:font-weight="normal" style:font-name-asian="Sun-ExtA" style:font-size-asian="10pt" style:font-weight-asian="normal" style:font-name-complex="Lohit Hindi" style:font-size-complex="10pt" style:font-weight-complex="normal"/>
    </style:style>
    <style:style style:name="T110" style:family="text">
      <style:text-properties fo:color="#008000" style:font-name="MingLiU" fo:font-size="10pt" fo:font-weight="normal" style:font-name-asian="Sun-ExtA" style:font-size-asian="10pt" style:font-weight-asian="normal" style:font-name-complex="Lohit Hindi" style:font-size-complex="10pt" style:font-weight-complex="normal"/>
    </style:style>
    <style:style style:name="T111" style:family="text">
      <style:text-properties fo:color="#008000" style:font-name="MingLiU" fo:font-size="10pt" fo:font-weight="normal" style:font-name-asian="MingLiU" style:font-size-asian="10pt" style:font-weight-asian="normal" style:font-name-complex="Lohit Hindi" style:font-size-complex="10pt" style:font-weight-complex="normal"/>
    </style:style>
    <style:style style:name="T112" style:family="text">
      <style:text-properties fo:color="#000000" style:font-name="MingLiU" fo:font-size="10pt" fo:font-weight="normal" style:font-name-asian="MingLiU" style:font-size-asian="10pt" style:font-weight-asian="normal" style:font-name-complex="Lohit Hindi" style:font-size-complex="10pt" style:font-weight-complex="normal"/>
    </style:style>
    <style:style style:name="T113" style:family="text">
      <style:text-properties fo:color="#000000" style:font-name="MingLiU" fo:font-size="7pt" fo:font-weight="normal" style:font-name-asian="MingLiU" style:font-size-asian="7pt" style:font-weight-asian="normal" style:font-name-complex="Lohit Hindi" style:font-size-complex="7pt" style:font-weight-complex="normal"/>
    </style:style>
    <style:style style:name="T114" style:family="text">
      <style:text-properties fo:color="#0000ff" style:font-name="MingLiU" fo:font-size="10pt" fo:font-weight="normal" style:font-name-asian="MingLiU" style:font-size-asian="10pt" style:font-weight-asian="normal" style:font-name-complex="Lohit Hindi" style:font-size-complex="10pt" style:font-weight-complex="normal"/>
    </style:style>
    <style:style style:name="T115" style:family="text">
      <style:text-properties fo:color="#ff3366" style:font-name="MingLiU" fo:font-size="10pt" fo:font-weight="normal" style:font-name-asian="MingLiU" style:font-size-asian="10pt" style:font-weight-asian="normal" style:font-name-complex="Lohit Hindi" style:font-size-complex="10pt" style:font-weight-complex="normal"/>
    </style:style>
    <style:style style:name="T116" style:family="text">
      <style:text-properties fo:color="#0000ff" style:font-name="MingLiU" fo:font-size="10pt" fo:font-weight="normal" style:font-name-asian="明兰_Code" style:font-size-asian="10pt" style:font-weight-asian="normal" style:font-name-complex="Lohit Hindi" style:font-size-complex="10pt" style:font-weight-complex="normal"/>
    </style:style>
    <style:style style:name="T117" style:family="text">
      <style:text-properties fo:color="#ff0000" style:font-name="MingLiU" fo:font-size="10pt" fo:font-weight="normal" style:font-name-asian="明兰_Code" style:font-size-asian="10pt" style:font-weight-asian="normal" style:font-name-complex="Lohit Hindi" style:font-size-complex="10pt" style:font-weight-complex="normal"/>
    </style:style>
    <style:style style:name="T118" style:family="text">
      <style:text-properties fo:color="#ff0000" style:font-name="MingLiU" fo:font-size="8pt" fo:font-weight="normal" style:font-name-asian="明兰_Code" style:font-size-asian="8pt" style:font-weight-asian="normal" style:font-name-complex="Lohit Hindi" style:font-size-complex="8pt" style:font-weight-complex="normal"/>
    </style:style>
    <style:style style:name="T119" style:family="text">
      <style:text-properties fo:color="#000000" style:font-name="MingLiU" fo:font-size="10pt" fo:font-weight="normal" style:font-name-asian="明兰_Code" style:font-size-asian="10pt" style:font-weight-asian="normal" style:font-name-complex="Lohit Hindi" style:font-size-complex="10pt" style:font-weight-complex="normal"/>
    </style:style>
    <style:style style:name="T120" style:family="text">
      <style:text-properties fo:color="#000000" style:font-name="MingLiU" fo:font-size="8pt" fo:font-weight="normal" style:font-name-asian="明兰_Code" style:font-size-asian="8pt" style:font-weight-asian="normal" style:font-name-complex="Lohit Hindi" style:font-size-complex="8pt" style:font-weight-complex="normal"/>
    </style:style>
    <style:style style:name="T42" style:family="text">
      <style:text-properties fo:color="#996633" fo:font-weight="bold" style:font-weight-asian="bold" style:font-weight-complex="bold"/>
    </style:style>
    <style:style style:name="T63" style:family="text">
      <style:text-properties fo:color="#000000" fo:font-weight="bold" style:font-name-asian="Droid Sans Mono" style:font-weight-asian="bold" style:font-weight-complex="bold"/>
    </style:style>
    <style:style style:name="T81" style:family="text">
      <style:text-properties fo:color="#996633" style:font-name-asian="明兰_Code"/>
    </style:style>
    <style:style style:name="T82" style:family="text">
      <style:text-properties fo:color="#0000ff" style:font-name-asian="明兰_Code"/>
    </style:style>
    <style:style style:name="T83" style:family="text">
      <style:text-properties fo:color="#ff0000" style:font-name-asian="明兰_Code"/>
    </style:style>
    <style:style style:name="T84" style:family="text">
      <style:text-properties fo:color="#000000" style:font-name-asian="明兰_Code"/>
    </style:style>
    <style:style style:name="T85" style:family="text">
      <style:text-properties fo:color="#000000" fo:font-size="12pt" style:font-name-asian="明兰_Code" style:font-size-asian="12pt" style:font-size-complex="12pt"/>
    </style:style>
    <style:style style:name="T86" style:family="text">
      <style:text-properties fo:color="#000000" fo:font-size="8pt" style:font-name-asian="明兰_Code" style:font-size-asian="8pt" style:font-size-complex="8pt"/>
    </style:style>
    <style:style style:name="T125" style:family="text">
      <style:text-properties style:font-name="Arial" style:font-name-asian="Sun-ExtA" style:font-name-complex="Lohit Hindi"/>
    </style:style>
    <style:style style:name="T155" style:family="text">
      <style:text-properties fo:color="#008000" fo:font-size="8pt" fo:font-weight="normal" style:font-size-asian="8pt" style:font-weight-asian="normal" style:font-size-complex="8pt" style:font-weight-complex="normal"/>
    </style:style>
    <style:style style:name="T156" style:family="text">
      <style:text-properties fo:font-size="6pt" fo:font-weight="normal" style:font-size-asian="6pt" style:font-weight-asian="normal" style:font-size-complex="6pt" style:font-weight-complex="normal"/>
    </style:style>
    <style:style style:name="T157" style:family="text">
      <style:text-properties fo:color="#000000" fo:font-size="11pt" fo:font-weight="normal" style:font-name-asian="新細明體" style:font-size-asian="11pt" style:font-weight-asian="normal" style:font-size-complex="11pt" style:font-weight-complex="normal"/>
    </style:style>
    <style:style style:name="T158" style:family="text">
      <style:text-properties fo:color="#000000" style:font-name="MingLiU" fo:font-weight="normal" style:font-name-asian="MingLiU" style:font-weight-asian="normal" style:font-name-complex="Lohit Hindi" style:font-weight-complex="normal"/>
    </style:style>
    <style:style style:name="T159" style:family="text">
      <style:text-properties fo:font-size="12pt" style:font-size-asian="12pt" style:font-weight-asian="bold" style:font-size-complex="12pt" style:font-weight-complex="bold"/>
    </style:style>
    <style:style style:name="T160" style:family="text">
      <style:text-properties fo:color="#996633" style:font-name-asian="IDSComps"/>
    </style:style>
    <style:style style:name="T161" style:family="text">
      <style:text-properties fo:color="#5e11a6" fo:font-size="13pt" style:font-size-asian="13pt" style:font-weight-asian="bold" style:font-size-complex="13pt" style:font-weight-complex="bold"/>
    </style:style>
    <style:style style:name="T162" style:family="text">
      <style:text-properties fo:color="#0000ff" fo:font-size="10.5pt" style:font-size-asian="10.5pt" style:font-size-complex="10.5pt"/>
    </style:style>
    <style:style style:name="T163" style:family="text">
      <style:text-properties fo:color="#0000ff" fo:font-size="10pt" style:font-name-asian="IDSComps" style:font-size-asian="10pt" style:font-size-complex="10pt"/>
    </style:style>
    <style:style style:name="T164" style:family="text">
      <style:text-properties fo:color="#000000" style:font-name="MingLiU" fo:font-size="10pt" fo:font-weight="bold" style:font-name-asian="MingLiU" style:font-size-asian="10pt" style:font-weight-asian="bold" style:font-name-complex="Lohit Hindi" style:font-size-complex="10pt" style:font-weight-complex="bold"/>
    </style:style>
    <style:style style:name="T165" style:family="text">
      <style:text-properties fo:color="#000000" fo:font-size="10pt" style:font-name-asian="IDSComps" style:font-size-asian="10pt" style:font-size-complex="10pt"/>
    </style:style>
    <style:style style:name="T166" style:family="text">
      <style:text-properties fo:color="#008000" fo:font-weight="bold" style:font-name-asian="明兰_Code" style:font-weight-asian="bold" style:font-weight-complex="bold"/>
    </style:style>
    <style:style style:name="T167" style:family="text">
      <style:text-properties fo:color="#008000" fo:font-weight="bold" style:font-name-asian="IDSComps" style:font-weight-asian="bold" style:font-weight-complex="bold"/>
    </style:style>
    <style:style style:name="T168" style:family="text">
      <style:text-properties style:font-name="IDSComps"/>
    </style:style>
    <style:style style:name="T169" style:family="text">
      <style:text-properties fo:color="#804c19" fo:font-weight="normal" style:font-weight-asian="normal" style:font-weight-complex="normal"/>
    </style:style>
    <style:style style:name="T170" style:family="text">
      <style:text-properties fo:color="#5e11a6" fo:font-size="13pt" fo:font-weight="normal" style:font-name-asian="明兰" style:font-size-asian="13pt" style:font-weight-asian="normal" style:font-size-complex="13pt" style:font-weight-complex="normal"/>
    </style:style>
    <style:style style:name="T171" style:family="text">
      <style:text-properties fo:color="#0000ff" fo:font-size="10pt" fo:font-weight="normal" style:font-size-asian="10pt" style:font-weight-asian="normal" style:font-size-complex="10pt" style:font-weight-complex="normal"/>
    </style:style>
    <style:style style:name="T172" style:family="text">
      <style:text-properties fo:color="#dc2300" fo:font-size="10pt" fo:font-weight="normal" style:font-size-asian="10pt" style:font-weight-asian="normal" style:font-size-complex="10pt" style:font-weight-complex="normal"/>
    </style:style>
    <style:style style:name="T173" style:family="text">
      <style:text-properties fo:color="#008000" fo:font-size="10pt" fo:font-weight="normal" style:font-size-asian="10pt" style:font-weight-asian="normal" style:font-size-complex="10pt" style:font-weight-complex="normal"/>
    </style:style>
    <style:style style:name="T174" style:family="text">
      <style:text-properties fo:color="#000000" style:font-name="Arial" fo:font-size="10pt" fo:font-weight="normal" style:font-name-asian="Andale Mono" style:font-size-asian="10pt" style:font-weight-asian="normal" style:font-size-complex="10pt" style:font-weight-complex="normal"/>
    </style:style>
    <style:style style:name="T175" style:family="text">
      <style:text-properties fo:color="#000000" style:font-name="Arial" fo:font-size="10pt" fo:font-weight="normal" style:font-name-asian="IDSComps" style:font-size-asian="10pt" style:font-weight-asian="normal" style:font-size-complex="10pt" style:font-weight-complex="normal"/>
    </style:style>
    <style:style style:name="T176" style:family="text">
      <style:text-properties style:font-weight-asian="bold" style:font-weight-complex="bold"/>
    </style:style>
    <style:style style:name="T177" style:family="text">
      <style:text-properties fo:color="#996633" style:font-weight-asian="normal" style:font-weight-complex="normal"/>
    </style:style>
    <style:style style:name="T178" style:family="text">
      <style:text-properties fo:color="#000000" fo:font-size="10.5pt" fo:font-weight="normal" style:font-name-asian="細明體-ExtB" style:font-size-asian="10.5pt" style:font-weight-asian="normal" style:font-size-complex="10.5pt" style:font-weight-complex="normal"/>
    </style:style>
    <style:style style:name="T179" style:family="text">
      <style:text-properties fo:color="#996633" fo:letter-spacing="-0.0236in" fo:font-weight="bold" style:font-name-asian="IDSComps" style:font-weight-asian="bold" style:font-weight-complex="bold" style:text-scale="60%"/>
    </style:style>
    <style:style style:name="T180" style:family="text">
      <style:text-properties fo:color="#5e11a6" fo:font-size="13pt" fo:font-weight="bold" style:font-name-asian="明兰_Code" style:font-size-asian="13pt" style:font-weight-asian="bold" style:font-size-complex="13pt" style:font-weight-complex="bold"/>
    </style:style>
    <style:style style:name="T181" style:family="text">
      <style:text-properties fo:color="#008000" style:font-name-asian="IDSComps"/>
    </style:style>
    <style:style style:name="T182" style:family="text">
      <style:text-properties fo:color="#008000" style:font-name="MingLiU" fo:letter-spacing="-0.0236in" fo:font-weight="bold" style:font-name-asian="IDSComps" style:font-weight-asian="bold" style:font-weight-complex="bold" style:text-scale="60%"/>
    </style:style>
    <style:style style:name="T183" style:family="text">
      <style:text-properties fo:color="#008000" style:font-name="MingLiU" fo:font-size="12pt" fo:letter-spacing="-0.0236in" fo:font-weight="normal" style:font-name-asian="IDSComps" style:font-size-asian="12pt" style:font-weight-asian="normal" style:font-size-complex="12pt" style:font-weight-complex="normal" style:text-scale="60%"/>
    </style:style>
    <style:style style:name="T184" style:family="text">
      <style:text-properties fo:color="#000000" style:font-name="Andale Mono" fo:font-size="8pt" style:font-size-asian="8pt" style:font-size-complex="8pt"/>
    </style:style>
    <style:style style:name="T185" style:family="text">
      <style:text-properties fo:color="#000000" fo:font-weight="bold" style:font-name-asian="IDSComps" style:font-weight-asian="bold" style:font-weight-complex="bold"/>
    </style:style>
    <style:style style:name="T186" style:family="text">
      <style:text-properties fo:color="#000000" fo:font-size="10.5pt" style:font-name-asian="IDSComps" style:font-size-asian="10.5pt" style:font-size-complex="10.5pt"/>
    </style:style>
    <style:style style:name="T187" style:family="text">
      <style:text-properties fo:color="#000000" style:font-name-asian="IDSComps"/>
    </style:style>
    <style:style style:name="T188" style:family="text">
      <style:text-properties fo:color="#000000" style:font-name="MingLiU" style:font-name-asian="Sun-ExtA" style:font-name-complex="Lohit Hindi"/>
    </style:style>
    <style:style style:name="T189" style:family="text">
      <style:text-properties fo:color="#000000" style:font-name="MingLiU" style:font-name-asian="IDSComps" style:font-name-complex="Lohit Hindi"/>
    </style:style>
    <style:style style:name="T190" style:family="text">
      <style:text-properties fo:color="#5e11a6"/>
    </style:style>
    <style:style style:name="T191" style:family="text">
      <style:text-properties fo:color="#000000" fo:font-weight="bold" style:font-name-asian="文泉驛點陣正黑" style:font-weight-asian="bold" style:font-weight-complex="bold"/>
    </style:style>
    <style:style style:name="T192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193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194" style:family="text">
      <style:text-properties fo:color="#0000ff" style:font-name="MingLiU" fo:font-size="10pt" fo:font-weight="normal" style:font-size-asian="10pt" style:font-weight-asian="normal" style:font-size-complex="10pt" style:font-weight-complex="normal"/>
    </style:style>
    <style:style style:name="T195" style:family="text">
      <style:text-properties fo:color="#008000" style:font-name="MingLiU" fo:font-size="10pt" fo:font-weight="normal" style:font-size-asian="10pt" style:font-weight-asian="normal" style:font-size-complex="10pt" style:font-weight-complex="normal"/>
    </style:style>
    <style:style style:name="T196" style:family="text">
      <style:text-properties fo:color="#000000" style:font-name="MingLiU" fo:font-size="10pt" fo:font-weight="normal" style:font-size-asian="10pt" style:font-weight-asian="normal" style:font-size-complex="10pt" style:font-weight-complex="normal"/>
    </style:style>
    <style:style style:name="T197" style:family="text">
      <style:text-properties fo:color="#000000" style:font-name="MingLiU" fo:font-size="10pt" fo:font-weight="normal" style:font-name-asian="IDSComps" style:font-size-asian="10pt" style:font-weight-asian="normal" style:font-name-complex="Lohit Hindi" style:font-size-complex="10pt" style:font-weight-complex="normal"/>
    </style:style>
    <style:style style:name="T198" style:family="text">
      <style:text-properties fo:color="#000000" style:font-name="MingLiU" fo:font-size="9pt" fo:font-weight="normal" style:font-name-asian="MingLiU" style:font-size-asian="9pt" style:font-weight-asian="normal" style:font-name-complex="Lohit Hindi" style:font-size-complex="9pt" style:font-weight-complex="normal"/>
    </style:style>
    <style:style style:name="T199" style:family="text">
      <style:text-properties fo:color="#000000" style:font-name="MingLiU" fo:font-size="8pt" fo:font-weight="normal" style:font-name-asian="MingLiU" style:font-size-asian="8pt" style:font-weight-asian="normal" style:font-name-complex="Lohit Hindi" style:font-size-complex="8pt" style:font-weight-complex="normal"/>
    </style:style>
    <style:style style:name="T200" style:family="text">
      <style:text-properties fo:color="#000000" style:font-name="MingLiU" fo:font-size="8pt" fo:font-weight="normal" style:font-name-asian="Arial Unicode MS" style:font-size-asian="8pt" style:font-weight-asian="normal" style:font-name-complex="Lohit Hindi" style:font-size-complex="8pt" style:font-weight-complex="normal"/>
    </style:style>
    <style:style style:name="T201" style:family="text">
      <style:text-properties fo:color="#0000ff" style:font-name="MingLiU" fo:font-size="10pt" style:font-size-asian="10pt" style:font-size-complex="10pt"/>
    </style:style>
    <style:style style:name="T202" style:family="text">
      <style:text-properties fo:color="#0000ff" style:font-name="明兰_Code" fo:font-size="7pt" style:font-size-asian="7pt" style:font-size-complex="7pt"/>
    </style:style>
    <style:style style:name="T203" style:family="text">
      <style:text-properties fo:color="#ff0000" style:font-name="明兰_Code" fo:font-size="7pt" style:font-size-asian="7pt" style:font-size-complex="7pt"/>
    </style:style>
    <style:style style:name="T204" style:family="text">
      <style:text-properties fo:color="#0000ff" style:font-name="MingLiU" fo:font-size="11pt" style:font-name-asian="細明體-ExtB" style:font-size-asian="11pt" style:font-size-complex="11pt"/>
    </style:style>
    <style:style style:name="T205" style:family="text">
      <style:text-properties fo:color="#0000ff" style:font-name="MingLiU" fo:font-size="8pt" style:font-name-asian="Arial Unicode MS" style:font-size-asian="8pt" style:font-name-complex="Lohit Hindi" style:font-size-complex="8pt"/>
    </style:style>
    <style:style style:name="T206" style:family="text">
      <style:text-properties fo:color="#ff0000" style:font-name="MingLiU" fo:font-size="10pt" style:font-name-asian="Arial Unicode MS" style:font-size-asian="10pt" style:font-name-complex="Lohit Hindi" style:font-size-complex="10pt"/>
    </style:style>
    <style:style style:name="T207" style:family="text">
      <style:text-properties fo:color="#008000" style:font-name="MingLiU" fo:font-size="8pt" style:font-name-asian="MingLiU" style:font-size-asian="8pt" style:font-name-complex="Lohit Hindi" style:font-size-complex="8pt"/>
    </style:style>
    <style:style style:name="T208" style:family="text">
      <style:text-properties fo:color="#0000ff" style:font-name="MingLiU" fo:font-size="10pt" fo:font-weight="bold" style:font-name-asian="明兰_Code" style:font-size-asian="10pt" style:font-weight-asian="bold" style:font-size-complex="10pt" style:font-weight-complex="bold"/>
    </style:style>
    <style:style style:name="T209" style:family="text">
      <style:text-properties fo:color="#0000ff" style:font-name="MingLiU" fo:font-size="10.5pt" style:font-size-asian="10.5pt" style:font-size-complex="10.5pt"/>
    </style:style>
    <style:style style:name="T210" style:family="text">
      <style:text-properties fo:color="#000000" style:font-name="IDSComps" fo:font-size="12pt" style:font-name-asian="文泉驛點陣正黑" style:font-size-asian="12pt" style:font-size-complex="12pt"/>
    </style:style>
    <style:style style:name="T211" style:family="text">
      <style:text-properties fo:color="#000000" style:font-name="MingLiU" fo:font-size="10pt" style:font-size-asian="10pt" style:font-size-complex="10pt"/>
    </style:style>
    <style:style style:name="T212" style:family="text">
      <style:text-properties fo:color="#000000" style:font-name="MingLiU" fo:font-size="8pt" style:font-size-asian="8pt" style:font-size-complex="8pt"/>
    </style:style>
    <style:style style:name="T213" style:family="text">
      <style:text-properties fo:color="#000000" style:font-name="MingLiU" fo:font-size="10pt" style:font-name-asian="明兰_Code" style:font-size-asian="10pt" style:font-size-complex="10pt"/>
    </style:style>
    <style:style style:name="T214" style:family="text">
      <style:text-properties fo:color="#000000" style:font-name="MingLiU" fo:font-size="10pt" style:font-name-asian="IDSComps" style:font-size-asian="10pt" style:font-size-complex="10pt"/>
    </style:style>
    <style:style style:name="T215" style:family="text">
      <style:text-properties fo:color="#000000" style:font-name="MingLiU" fo:font-size="10pt" style:font-name-asian="Arial" style:font-size-asian="10pt" style:font-size-complex="10pt"/>
    </style:style>
    <style:style style:name="T216" style:family="text">
      <style:text-properties fo:color="#996633" fo:font-size="12pt" fo:letter-spacing="-0.0236in" fo:font-style="italic" style:letter-kerning="true" style:font-name-asian="IDSComps" style:font-size-asian="12pt" style:font-style-asian="italic" style:font-size-complex="12pt" style:font-style-complex="italic" style:text-scale="60%"/>
    </style:style>
    <style:style style:name="T217" style:family="text">
      <style:text-properties fo:color="#996633" fo:font-size="10pt" style:font-name-asian="IDSComps" style:font-size-asian="10pt" style:font-size-complex="10pt"/>
    </style:style>
    <style:style style:name="T218" style:family="text">
      <style:text-properties fo:color="#008000" fo:font-size="13pt" fo:letter-spacing="-0.0236in" fo:font-style="italic" style:letter-kerning="true" style:font-name-asian="IDSComps" style:font-size-asian="13pt" style:font-style-asian="italic" style:font-size-complex="13pt" style:font-style-complex="italic" style:text-scale="60%"/>
    </style:style>
    <style:style style:name="T219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T220" style:family="text">
      <style:text-properties fo:color="#000000" style:font-name="明兰_Code" fo:font-size="8pt" style:font-size-asian="8pt" style:font-size-complex="8pt"/>
    </style:style>
    <style:style style:name="T221" style:family="text">
      <style:text-properties fo:color="#663300" style:font-name="IDSComps"/>
    </style:style>
    <style:style style:name="T222" style:family="text">
      <style:text-properties fo:color="#0000ff" style:font-name="IDSComps" style:font-name-asian="IDSComps"/>
    </style:style>
    <style:style style:name="T223" style:family="text">
      <style:text-properties fo:color="#000000" style:font-name="MingLiU" fo:font-size="8pt" style:font-name-asian="MingLiU" style:font-size-asian="8pt" style:font-name-complex="Lohit Hindi" style:font-size-complex="8pt"/>
    </style:style>
    <style:style style:name="T224" style:family="text">
      <style:text-properties fo:color="#000000" style:font-name="MingLiU" fo:font-size="9pt" style:font-name-asian="MingLiU" style:font-size-asian="9pt" style:font-name-complex="Lohit Hindi" style:font-size-complex="9pt"/>
    </style:style>
    <style:style style:name="T225" style:family="text">
      <style:text-properties fo:color="#000000" style:font-name="MingLiU" fo:font-size="10pt" fo:font-weight="bold" style:font-name-asian="Droid Sans Mono" style:font-size-asian="10pt" style:font-weight-asian="bold" style:font-name-complex="Lohit Hindi" style:font-size-complex="10pt" style:font-weight-complex="bold"/>
    </style:style>
    <style:style style:name="T226" style:family="text">
      <style:text-properties fo:color="#000000" style:font-name="MingLiU" fo:font-size="10pt" style:font-name-asian="IDSComps" style:font-size-asian="10pt" style:font-name-complex="Lohit Hindi" style:font-size-complex="10pt"/>
    </style:style>
    <style:style style:name="T227" style:family="text">
      <style:text-properties fo:color="#996633" fo:font-size="7pt" style:font-size-asian="7pt" style:font-size-complex="7pt"/>
    </style:style>
    <style:style style:name="T228" style:family="text">
      <style:text-properties fo:color="#000000" fo:font-size="10pt" fo:font-weight="normal" style:font-name-asian="細明體-ExtB" style:font-size-asian="10pt" style:font-weight-asian="normal" style:font-size-complex="10pt" style:font-weight-complex="normal"/>
    </style:style>
    <style:style style:name="T229" style:family="text">
      <style:text-properties fo:color="#0000ff" style:font-name-asian="IDSComps"/>
    </style:style>
    <style:style style:name="T230" style:family="text">
      <style:text-properties fo:color="#0000ff" fo:font-size="11pt" style:font-name-asian="IDSComps" style:font-size-asian="11pt" style:font-size-complex="11pt"/>
    </style:style>
    <style:style style:name="T231" style:family="text">
      <style:text-properties fo:color="#000000" style:font-name="MingLiU" fo:font-size="8pt" style:font-name-asian="Arial Unicode MS" style:font-size-asian="8pt" style:font-name-complex="Lohit Hindi" style:font-size-complex="8pt"/>
    </style:style>
    <style:style style:name="T232" style:family="text">
      <style:text-properties fo:color="#000000" style:font-name="IDSComps" style:font-name-asian="MingLiU" style:font-name-complex="Lohit Hindi"/>
    </style:style>
    <style:style style:name="T233" style:family="text">
      <style:text-properties fo:color="#996633" style:font-name="Sun-ExtB" fo:font-size="8pt" style:font-name-asian="Sun-ExtB" style:font-size-asian="8pt" style:font-size-complex="8pt"/>
    </style:style>
    <style:style style:name="T234" style:family="text">
      <style:text-properties fo:color="#0000ff" fo:font-size="8pt" style:font-name-asian="Sun-ExtB" style:font-size-asian="8pt" style:font-size-complex="8pt"/>
    </style:style>
    <style:style style:name="T235" style:family="text">
      <style:text-properties fo:color="#0000ff" style:font-name="明兰_Code" fo:font-size="9pt" style:font-size-asian="9pt" style:font-size-complex="9pt"/>
    </style:style>
    <style:style style:name="T236" style:family="text">
      <style:text-properties fo:color="#ff3366" style:font-name="明兰_Code" fo:font-size="9pt" style:font-size-asian="9pt" style:font-size-complex="9pt"/>
    </style:style>
    <style:style style:name="T237" style:family="text">
      <style:text-properties fo:color="#ff3366" fo:font-size="10pt" style:font-size-asian="10pt" style:font-size-complex="10pt"/>
    </style:style>
    <style:style style:name="T238" style:family="text">
      <style:text-properties fo:color="#ff3366" fo:font-size="8pt" style:font-size-asian="8pt" style:font-size-complex="8pt"/>
    </style:style>
    <style:style style:name="T239" style:family="text">
      <style:text-properties fo:color="#000000" fo:font-size="15pt" fo:font-weight="normal" style:font-name-asian="IDSComps" style:font-size-asian="15pt" style:font-weight-asian="normal" style:font-size-complex="15pt" style:font-weight-complex="normal"/>
    </style:style>
    <style:style style:name="T240" style:family="text">
      <style:text-properties fo:color="#000000" fo:font-size="10pt" style:font-name-asian="明兰_Mono" style:font-size-asian="10pt" style:font-size-complex="10pt"/>
    </style:style>
    <style:style style:name="T241" style:family="text">
      <style:text-properties fo:color="#000000" fo:font-size="10pt" fo:font-weight="normal" style:font-name-asian="IDSComps" style:font-size-asian="10pt" style:font-weight-asian="normal" style:font-size-complex="10pt" style:font-weight-complex="normal"/>
    </style:style>
    <style:style style:name="T242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243" style:family="text">
      <style:text-properties fo:color="#000000" style:font-name="IDSComps" fo:font-size="10pt" style:font-size-asian="10pt" style:font-size-complex="10pt"/>
    </style:style>
    <style:style style:name="T244" style:family="text">
      <style:text-properties fo:color="#996633" fo:font-size="12pt" style:font-name-asian="IDSComps" style:font-size-asian="12pt" style:font-size-complex="12pt"/>
    </style:style>
    <style:style style:name="T245" style:family="text">
      <style:text-properties fo:color="#0000ff" style:font-name="MingLiU" style:font-name-asian="IDSComps"/>
    </style:style>
    <style:style style:name="T246" style:family="text">
      <style:text-properties fo:color="#0000ff" style:font-name="MingLiU" fo:font-size="8pt" style:font-size-asian="8pt" style:font-size-complex="8pt"/>
    </style:style>
    <style:style style:name="T247" style:family="text">
      <style:text-properties fo:color="#0000ff" style:font-name="MingLiU" fo:font-size="6pt" style:font-size-asian="6pt" style:font-size-complex="6pt"/>
    </style:style>
    <style:style style:name="T248" style:family="text">
      <style:text-properties style:font-name="MingLiU" style:font-name-asian="MingLiU" style:font-name-complex="Lohit Hindi"/>
    </style:style>
    <style:style style:name="T249" style:family="text">
      <style:text-properties style:font-name="MingLiU" fo:font-size="8pt" style:font-name-asian="MingLiU" style:font-size-asian="8pt" style:font-name-complex="Lohit Hindi" style:font-size-complex="8pt"/>
    </style:style>
    <style:style style:name="T250" style:family="text">
      <style:text-properties style:font-name="MingLiU" fo:font-size="9pt" style:font-name-asian="MingLiU" style:font-size-asian="9pt" style:font-name-complex="Lohit Hindi" style:font-size-complex="9pt"/>
    </style:style>
    <style:style style:name="T251" style:family="text">
      <style:text-properties fo:color="#996633" style:font-name="IDSComps" fo:font-size="11pt" style:font-size-asian="11pt" style:font-size-complex="11pt"/>
    </style:style>
    <style:style style:name="T252" style:family="text">
      <style:text-properties fo:color="#0000ff" style:font-name="MingLiU" fo:font-size="10pt" style:font-name-asian="明兰_Code" style:font-size-asian="10pt" style:font-size-complex="10pt"/>
    </style:style>
    <style:style style:name="T253" style:family="text">
      <style:text-properties fo:color="#0000ff" style:font-name="MingLiU" fo:font-size="10pt" style:font-name-asian="IDSComps" style:font-size-asian="10pt" style:font-size-complex="10pt"/>
    </style:style>
    <style:style style:name="T254" style:family="text">
      <style:text-properties fo:color="#0000ff" style:font-name="MingLiU" fo:font-size="11pt" style:font-name-asian="明兰_Code" style:font-size-asian="11pt" style:font-size-complex="11pt"/>
    </style:style>
    <style:style style:name="T255" style:family="text">
      <style:text-properties fo:color="#0000ff" style:font-name="MingLiU" fo:font-size="12pt" style:font-name-asian="明兰_Code" style:font-size-asian="12pt" style:font-size-complex="12pt"/>
    </style:style>
    <style:style style:name="T256" style:family="text">
      <style:text-properties fo:color="#0000ff" style:font-name="MingLiU" fo:font-size="8pt" style:font-name-asian="明兰_Code" style:font-size-asian="8pt" style:font-size-complex="8pt"/>
    </style:style>
    <style:style style:name="T257" style:family="text">
      <style:text-properties fo:color="#ff0000" style:font-name="MingLiU" fo:font-size="8pt" style:font-name-asian="明兰_Code" style:font-size-asian="8pt" style:font-size-complex="8pt"/>
    </style:style>
    <style:style style:name="T258" style:family="text">
      <style:text-properties fo:color="#000000" style:font-name="MingLiU" fo:font-size="10pt" style:font-name-asian="明兰_Code" style:font-size-asian="10pt" style:font-name-complex="Lohit Hindi" style:font-size-complex="10pt"/>
    </style:style>
    <style:style style:name="T259" style:family="text">
      <style:text-properties fo:color="#000000" style:font-name="MingLiU" fo:font-size="11pt" style:font-name-asian="IDSComps" style:font-size-asian="11pt" style:font-name-complex="Lohit Hindi" style:font-size-complex="11pt"/>
    </style:style>
    <style:style style:name="T260" style:family="text">
      <style:text-properties fo:color="#996633" fo:font-weight="bold" style:font-name-asian="IDSComps" style:font-weight-asian="bold" style:font-weight-complex="bold"/>
    </style:style>
    <style:style style:name="T261" style:family="text">
      <style:text-properties fo:font-size="11pt" style:font-name-asian="IDSComps" style:font-size-asian="11pt" style:font-size-complex="11pt"/>
    </style:style>
    <style:style style:name="T262" style:family="text">
      <style:text-properties fo:color="#996633" fo:font-size="8pt" style:font-name-asian="Sun-ExtB" style:font-size-asian="8pt" style:font-size-complex="8pt"/>
    </style:style>
    <style:style style:name="T263" style:family="text">
      <style:text-properties fo:color="#996633" fo:font-size="8pt" style:font-name-asian="細明體" style:font-size-asian="8pt" style:font-size-complex="8pt"/>
    </style:style>
    <style:style style:name="T264" style:family="text">
      <style:text-properties fo:color="#0000ff" style:font-name="MingLiU" fo:font-size="9pt" style:font-size-asian="9pt" style:font-size-complex="9pt"/>
    </style:style>
    <style:style style:name="T265" style:family="text">
      <style:text-properties fo:color="#008000" style:font-name="MingLiU" fo:font-size="10pt" style:font-name-asian="明兰_Mono" style:font-size-asian="10pt" style:font-size-complex="10pt"/>
    </style:style>
    <style:style style:name="T266" style:family="text">
      <style:text-properties fo:color="#000000" style:font-name="MingLiU" fo:font-size="10pt" style:font-name-asian="明兰_Mono" style:font-size-asian="10pt" style:font-size-complex="10pt"/>
    </style:style>
    <style:style style:name="T267" style:family="text">
      <style:text-properties fo:color="#0000ff" style:font-name="MingLiU" fo:font-size="10pt" style:font-name-asian="明兰_Mono" style:font-size-asian="10pt" style:font-name-complex="Lohit Hindi" style:font-size-complex="10pt"/>
    </style:style>
    <style:style style:name="T268" style:family="text">
      <style:text-properties fo:color="#008000" style:font-name="MingLiU" fo:font-size="10pt" style:font-name-asian="明兰_Mono" style:font-size-asian="10pt" style:font-name-complex="Lohit Hindi" style:font-size-complex="10pt"/>
    </style:style>
    <style:style style:name="T269" style:family="text">
      <style:text-properties fo:color="#000000" style:font-name="MingLiU" fo:font-size="10pt" style:font-name-asian="明兰_Mono" style:font-size-asian="10pt" style:font-name-complex="Lohit Hindi" style:font-size-complex="10pt"/>
    </style:style>
    <style:style style:name="T270" style:family="text">
      <style:text-properties fo:color="#000000" style:font-name="MingLiU" fo:font-size="10pt" style:font-name-asian="細明體-ExtB" style:font-size-asian="10pt" style:font-size-complex="10pt"/>
    </style:style>
    <style:style style:name="T271" style:family="text">
      <style:text-properties fo:color="#000000" style:font-name="IDSComps" fo:font-size="10pt" fo:font-weight="normal" style:font-name-asian="明兰_Mono" style:font-size-asian="10pt" style:font-weight-asian="normal" style:font-size-complex="10pt" style:font-weight-complex="normal"/>
    </style:style>
    <style:style style:name="T272" style:family="text">
      <style:text-properties fo:font-size="10pt" style:font-name-asian="IDSComps" style:font-size-asian="10pt" style:font-size-complex="10pt"/>
    </style:style>
    <style:style style:name="T273" style:family="text">
      <style:text-properties fo:font-size="10pt" fo:font-weight="bold" style:font-size-asian="10pt" style:font-weight-asian="bold" style:font-size-complex="10pt" style:font-weight-complex="bold"/>
    </style:style>
    <style:style style:name="T274" style:family="text">
      <style:text-properties style:font-name="MingLiU" fo:font-size="10pt" fo:font-weight="bold" style:font-name-asian="MingLiU" style:font-size-asian="10pt" style:font-weight-asian="bold" style:font-name-complex="Lohit Hindi" style:font-size-complex="10pt" style:font-weight-complex="bold"/>
    </style:style>
    <style:style style:name="T275" style:family="text">
      <style:text-properties style:font-name="MingLiU" fo:font-size="10pt" style:font-name-asian="MingLiU" style:font-size-asian="10pt" style:font-name-complex="Lohit Hindi" style:font-size-complex="10pt"/>
    </style:style>
    <style:style style:name="T276" style:family="text">
      <style:text-properties style:font-name="MingLiU" fo:font-size="11pt" style:font-name-asian="IDSComps" style:font-size-asian="11pt" style:font-name-complex="Lohit Hindi" style:font-size-complex="11pt"/>
    </style:style>
    <style:style style:name="T277" style:family="text">
      <style:text-properties fo:color="#000000" style:font-name="MingLiU" fo:font-size="10pt" style:font-name-asian="Arial Unicode MS" style:font-size-asian="10pt" style:font-name-complex="Lohit Hindi" style:font-size-complex="10pt"/>
    </style:style>
    <style:style style:name="T278" style:family="text">
      <style:text-properties style:font-name="IDSComps" fo:font-size="10pt" style:font-size-asian="10pt" style:font-size-complex="10pt"/>
    </style:style>
    <style:style style:name="T279" style:family="text">
      <style:text-properties fo:color="#0084d1"/>
    </style:style>
    <style:style style:name="T280" style:family="text">
      <style:text-properties fo:font-size="8pt" style:font-name-asian="明兰_Code" style:font-size-asian="8pt" style:font-size-complex="8pt"/>
    </style:style>
    <style:style style:name="T281" style:family="text">
      <style:text-properties fo:font-size="6pt" style:font-size-asian="6pt" style:font-size-complex="6pt"/>
    </style:style>
    <style:style style:name="T282" style:family="text">
      <style:text-properties fo:font-size="10pt" style:font-name-asian="Arial" style:font-size-asian="10pt" style:font-size-complex="10pt"/>
    </style:style>
    <style:style style:name="T283" style:family="text">
      <style:text-properties fo:color="#5e11a6" fo:font-size="12pt" fo:font-weight="bold" style:font-name-asian="明兰_Code" style:font-size-asian="12pt" style:font-weight-asian="bold" style:font-size-complex="12pt" style:font-weight-complex="bold"/>
    </style:style>
    <style:style style:name="T284" style:family="text">
      <style:text-properties fo:color="#0000ff" fo:font-size="10pt" style:font-name-asian="MingLiU" style:font-size-asian="10pt" style:font-size-complex="10pt"/>
    </style:style>
    <style:style style:name="T285" style:family="text">
      <style:text-properties fo:color="#000000" fo:font-size="10pt" style:font-name-asian="MingLiU" style:font-size-asian="10pt" style:font-size-complex="10pt"/>
    </style:style>
    <style:style style:name="T286" style:family="text">
      <style:text-properties fo:color="#008000" fo:font-size="10pt" style:font-name-asian="MingLiU" style:font-size-asian="10pt" style:font-size-complex="10pt"/>
    </style:style>
    <style:style style:name="T287" style:family="text">
      <style:text-properties fo:color="#008000" fo:font-size="11pt" fo:font-weight="normal" style:font-name-asian="IDSComps" style:font-size-asian="11pt" style:font-weight-asian="normal" style:font-size-complex="11pt" style:font-weight-complex="normal"/>
    </style:style>
    <style:style style:name="T288" style:family="text">
      <style:text-properties fo:color="#008000" fo:font-size="9pt" style:font-name-asian="MingLiU" style:font-size-asian="9pt" style:font-size-complex="9pt"/>
    </style:style>
    <style:style style:name="T289" style:family="text">
      <style:text-properties fo:color="#000000" fo:font-size="9pt" style:font-name-asian="MingLiU" style:font-size-asian="9pt" style:font-size-complex="9pt"/>
    </style:style>
    <style:style style:name="T290" style:family="text">
      <style:text-properties fo:color="#000000" fo:font-size="9pt" style:font-name-asian="IDSComps" style:font-size-asian="9pt" style:font-size-complex="9pt"/>
    </style:style>
    <style:style style:name="T291" style:family="text">
      <style:text-properties fo:color="#000000" fo:font-size="11pt" style:font-name-asian="IDSComps" style:font-size-asian="11pt" style:font-size-complex="11pt"/>
    </style:style>
    <style:style style:name="T292" style:family="text">
      <style:text-properties style:font-name="明蘭_Code_TC" fo:font-size="12pt" fo:font-weight="bold" style:font-size-asian="12pt" style:font-weight-asian="bold" style:font-size-complex="12pt" style:font-weight-complex="bold"/>
    </style:style>
    <style:style style:name="T293" style:family="text">
      <style:text-properties fo:color="#5e11a6" fo:font-size="12pt" fo:font-weight="bold" style:font-name-asian="明兰" style:font-size-asian="12pt" style:font-weight-asian="bold" style:font-size-complex="12pt" style:font-weight-complex="bold"/>
    </style:style>
    <style:style style:name="T294" style:family="text">
      <style:text-properties style:font-name-asian="明兰_Mono"/>
    </style:style>
    <style:style style:name="T295" style:family="text">
      <style:text-properties fo:color="#ff0000" style:font-name-asian="明兰_Mono"/>
    </style:style>
    <style:style style:name="T296" style:family="text">
      <style:text-properties style:font-name-asian="明兰_Mono_TC"/>
    </style:style>
    <style:style style:name="T297" style:family="text">
      <style:text-properties fo:color="#008000" fo:font-size="10pt" fo:font-weight="bold" style:font-name-asian="IDSComps" style:font-size-asian="10pt" style:font-weight-asian="bold" style:font-size-complex="10pt" style:font-weight-complex="bold"/>
    </style:style>
    <style:style style:name="T298" style:family="text">
      <style:text-properties fo:color="#000000" style:font-name="MingLiU" fo:font-size="8pt" fo:font-weight="bold" style:font-name-asian="Arial Unicode MS" style:font-size-asian="8pt" style:font-weight-asian="bold" style:font-name-complex="Lohit Hindi" style:font-size-complex="8pt" style:font-weight-complex="bold"/>
    </style:style>
    <style:style style:name="T299" style:family="text">
      <style:text-properties fo:color="#0000ff" style:font-name="IDSComps" fo:font-size="11pt" style:font-name-asian="IDSComps" style:font-size-asian="11pt" style:font-name-complex="Lohit Hindi" style:font-size-complex="11pt"/>
    </style:style>
    <style:style style:name="T300" style:family="text">
      <style:text-properties fo:color="#0000ff" style:font-name="IDSComps" fo:font-size="10.5pt" fo:language="en" fo:country="US" style:font-name-asian="Arial Unicode MS" style:font-size-asian="10.5pt" style:font-name-complex="Lohit Hindi" style:font-size-complex="10.5pt"/>
    </style:style>
    <style:style style:name="T301" style:family="text">
      <style:text-properties fo:color="#0000ff" style:font-name="IDSComps" fo:font-size="8pt" style:font-name-asian="Arial Unicode MS" style:font-size-asian="8pt" style:font-name-complex="Lohit Hindi" style:font-size-complex="8pt"/>
    </style:style>
    <style:style style:name="T302" style:family="text">
      <style:text-properties fo:color="#0000ff" style:font-name="IDSComps" fo:font-size="10pt" style:font-size-asian="10pt" style:font-size-complex="10pt"/>
    </style:style>
    <style:style style:name="T303" style:family="text">
      <style:text-properties fo:color="#008000" style:font-name="IDSComps" fo:font-size="10pt" fo:font-weight="bold" style:font-name-asian="IDSComps" style:font-size-asian="10pt" style:font-weight-asian="bold" style:font-size-complex="10pt" style:font-weight-complex="bold"/>
    </style:style>
    <style:style style:name="T304" style:family="text">
      <style:text-properties fo:color="#008000" style:font-name="IDSComps" fo:font-size="8pt" fo:font-weight="bold" style:font-name-asian="IDSComps" style:font-size-asian="8pt" style:font-weight-asian="bold" style:font-size-complex="8pt" style:font-weight-complex="bold"/>
    </style:style>
    <style:style style:name="T305" style:family="text">
      <style:text-properties fo:color="#0000ff" fo:font-size="10pt" style:font-name-asian="全字庫正楷體 Ext-B" style:font-size-asian="10pt" style:font-size-complex="10pt"/>
    </style:style>
    <style:style style:name="T306" style:family="text">
      <style:text-properties fo:color="#0000ff" fo:font-size="10pt" style:font-name-asian="新細明體" style:font-size-asian="10pt" style:font-size-complex="10pt"/>
    </style:style>
    <style:style style:name="T307" style:family="text">
      <style:text-properties fo:color="#0000ff" fo:font-size="9pt" style:font-size-asian="9pt" style:font-size-complex="9pt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33"/>
        <table:table-column table:style-name="co1" table:default-cell-style-name="Default"/>
        <table:table-row table:style-name="ro1">
          <table:table-cell table:number-columns-spanned="11" table:number-rows-spanned="1"/>
          <table:covered-table-cell table:style-name="ce1"/>
          <table:covered-table-cell table:number-columns-repeated="7" table:style-name="ce5"/>
          <table:covered-table-cell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/>
          <table:table-cell table:style-name="ce2" office:value-type="string" table:number-columns-spanned="10" table:number-rows-spanned="1">
            <text:p>夷微碼字根表</text:p>
          </table:table-cell>
          <table:covered-table-cell table:number-columns-repeated="7" table:style-name="ce6"/>
          <table:covered-table-cell table:style-name="ce24"/>
          <table:covered-table-cell table:style-name="ce28"/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/>
          <table:table-cell table:style-name="ce3" office:value-type="string">
            <text:p>橫起筆類</text:p>
          </table:table-cell>
          <table:table-cell table:style-name="ce7" office:value-type="string">
            <text:p><text:span text:style-name="T1">A</text:span><text:span text:style-name="T2"> </text:span><text:span text:style-name="T3">[</text:span><text:span text:style-name="T3">一 丁</text:span><text:span text:style-name="T3">] <text:s text:c="2"/></text:span><text:span text:style-name="T4">一</text:span></text:p>
            <text:p><text:span text:style-name="T5">一 <text:s text:c="6"/></text:span><text:span text:style-name="T6">于</text:span><text:span text:style-name="T7"> </text:span><text:span text:style-name="T7">AD</text:span></text:p>
            <text:p><text:span text:style-name="T7">丁 </text:span><text:span text:style-name="T7">AI <text:s text:c="3"/></text:span><text:span text:style-name="T6">干</text:span><text:span text:style-name="T7"> </text:span><text:span text:style-name="T7">AB</text:span></text:p>
            <text:p><text:span text:style-name="T6">瓦</text:span><text:span text:style-name="T7"> </text:span><text:span text:style-name="T7">AS</text:span></text:p>
          </table:table-cell>
          <table:table-cell table:style-name="ce12" office:value-type="string">
            <text:p><text:span text:style-name="T8">B</text:span> <text:span text:style-name="T9">[</text:span><text:span text:style-name="T9">二 土</text:span><text:span text:style-name="T9">] <text:s text:c="3"/></text:span><text:span text:style-name="T4">地</text:span></text:p>
            <text:p><text:span text:style-name="T10">土</text:span><text:span text:style-name="T27">(</text:span><text:span text:style-name="T27">士</text:span><text:span text:style-name="T27">B</text:span><text:span text:style-name="T28">B</text:span><text:span text:style-name="T27">) </text:span><text:span text:style-name="T27">二 </text:span><text:span text:style-name="T27">BD</text:span></text:p>
            <text:p><text:span text:style-name="T29">走 </text:span><text:span text:style-name="T29">BO <text:s text:c="3"/></text:span><text:span text:style-name="T29">示 </text:span><text:span text:style-name="T29">BK</text:span></text:p>
            <text:p><text:span text:style-name="T29">耂</text:span><text:span text:style-name="T29">(</text:span><text:span text:style-name="T29">者</text:span><text:span text:style-name="T29">) <text:s text:c="2"/>BM </text:span><text:span text:style-name="T20">𣪊</text:span><text:span text:style-name="T29"> </text:span><text:span text:style-name="T29">BQ</text:span></text:p>
            <text:p><text:span text:style-name="T29">工</text:span><text:span text:style-name="T29">(</text:span><text:span text:style-name="T30">‡</text:span><text:span text:style-name="T31"> </text:span><text:span text:style-name="T29">夫</text:span><text:span text:style-name="T29">) BI</text:span></text:p>
            <text:p><text:span text:style-name="T29">亞</text:span><text:span text:style-name="T29">(</text:span><text:span text:style-name="T29">𠁁</text:span><text:span text:style-name="T29">) <text:s text:c="2"/>BH</text:span></text:p>
            <text:p><text:span text:style-name="T12"/></text:p>
          </table:table-cell>
          <table:table-cell table:style-name="ce12" office:value-type="string">
            <text:p><text:span text:style-name="T8">C</text:span> <text:span text:style-name="T3">[</text:span><text:span text:style-name="T3">三 王</text:span><text:span text:style-name="T3">] <text:s text:c="3"/></text:span><text:span text:style-name="T4">現</text:span></text:p>
            <text:p><text:span text:style-name="T10">王</text:span><text:span text:style-name="T10">(</text:span><text:span text:style-name="T10">玉</text:span><text:span text:style-name="T10">CS) </text:span><text:span text:style-name="T11">三</text:span><text:span text:style-name="T43"> </text:span><text:span text:style-name="T11">CD</text:span></text:p>
            <text:p><text:span text:style-name="T12">耳 </text:span><text:span text:style-name="T12">CE <text:s text:c="3"/></text:span><text:span text:style-name="T12">馬</text:span><text:span text:style-name="T44"> </text:span><text:span text:style-name="T12">CU</text:span></text:p>
            <text:p><text:span text:style-name="T12">髟</text:span><text:span text:style-name="T12">(</text:span><text:span text:style-name="T12">長镸长</text:span><text:span text:style-name="T12">) <text:s/>CZ</text:span></text:p>
            <text:p><text:span text:style-name="T12">丰</text:span><text:span text:style-name="T12">(</text:span><text:span text:style-name="T12">豐龶</text:span><text:span text:style-name="T12">) <text:s text:c="3"/>CI</text:span></text:p>
            <text:p><text:span text:style-name="T12">耒</text:span><text:span text:style-name="T12">(</text:span><text:span text:style-name="T12">未</text:span><text:span text:style-name="T12">)CK</text:span></text:p>
            <text:p><text:span text:style-name="T12">𡗗</text:span><text:span text:style-name="T12">(</text:span><text:span text:style-name="T12">春</text:span><text:span text:style-name="T12">)CO </text:span><text:span text:style-name="T12">鬥 </text:span><text:span text:style-name="T12">CC</text:span></text:p>
          </table:table-cell>
          <table:table-cell table:style-name="ce16" office:value-type="string">
            <text:p><text:span text:style-name="T1">D</text:span> <text:span text:style-name="T64">[</text:span><text:span text:style-name="T64">于</text:span><text:span text:style-name="T64">] <text:s text:c="6"/></text:span><text:span text:style-name="T4">的</text:span></text:p>
            <text:p><text:span text:style-name="T5">扌</text:span><text:span text:style-name="T5">(</text:span><text:span text:style-name="T5">于</text:span><text:span text:style-name="T5">)</text:span></text:p>
            <text:p>寸 DS</text:p>
          </table:table-cell>
          <table:table-cell table:style-name="ce19" office:value-type="string">
            <text:p><text:span text:style-name="T34">E</text:span> <text:span text:style-name="T64">[</text:span><text:span text:style-name="T64">十 卄</text:span><text:span text:style-name="T64">] <text:s text:c="3"/></text:span><text:span text:style-name="T4">其</text:span></text:p>
            <text:p><text:span text:style-name="T5">⺾</text:span><text:span text:style-name="T5">(</text:span><text:span text:style-name="T5">卝艹廾卄</text:span><text:span text:style-name="T5">)</text:span><text:span text:style-name="T5">十</text:span><text:span text:style-name="T5">E</text:span><text:span text:style-name="T69">D</text:span></text:p>
            <text:p><text:span text:style-name="T70">廿</text:span><text:span text:style-name="T70">(</text:span><text:span text:style-name="T70">龷卌帶帯</text:span><text:span text:style-name="T70">)</text:span><text:span text:style-name="T71"> </text:span><text:span text:style-name="T70">EA</text:span></text:p>
            <text:p><text:span text:style-name="T7">甘</text:span><text:span text:style-name="T7">(</text:span><text:span text:style-name="T7">𠀎</text:span><text:span text:style-name="T7">) EB </text:span><text:span text:style-name="T7">其 </text:span><text:span text:style-name="T7">EC</text:span></text:p>
            <text:p><text:span text:style-name="T7">革 </text:span><text:span text:style-name="T7">EE</text:span></text:p>
            <text:p><text:span text:style-name="T7">𢦏 </text:span><text:span text:style-name="T7">E</text:span><text:span text:style-name="T72">Z</text:span></text:p>
          </table:table-cell>
          <table:table-cell table:style-name="ce13" office:value-type="string">
            <text:p><text:span text:style-name="T1">F</text:span> <text:span text:style-name="T64">[</text:span><text:span text:style-name="T64">木 丙</text:span><text:span text:style-name="T64">] <text:s text:c="3"/></text:span><text:span text:style-name="T4">要</text:span></text:p>
            <text:p><text:span text:style-name="T5">木</text:span> <text:s text:c="3"/><text:span text:style-name="T26">酉 </text:span><text:span text:style-name="T26">FD</text:span></text:p>
            <text:p>甫 FB 雨 FV</text:p>
            <text:p>車(惠) <text:s text:c="2"/>FK</text:p>
            <text:p>西(襾覀) FJ</text:p>
            <text:p><text:span text:style-name="T87">麥</text:span> FS</text:p>
          </table:table-cell>
          <table:table-cell table:style-name="ce16" office:value-type="string">
            <text:p><text:span text:style-name="T1">G</text:span> <text:span text:style-name="T64">[</text:span><text:span text:style-name="T64">丆厂 𠂇</text:span><text:span text:style-name="T64">] </text:span><text:span text:style-name="T4">在</text:span></text:p>
            <text:p><text:span text:style-name="T5">石</text:span> <text:s/><text:span text:style-name="T26">大</text:span><text:span text:style-name="T26">(</text:span><text:span text:style-name="T26">𠂇</text:span><text:span text:style-name="T26">) GD</text:span></text:p>
            <text:p>厂 GG <text:s text:c="2"/>辰<text:span text:style-name="T97"> </text:span>GZ</text:p>
            <text:p><text:span text:style-name="T97">不</text:span><text:span text:style-name="T97">GI </text:span><text:span text:style-name="T97">而</text:span><text:span text:style-name="T97">GL </text:span><text:span text:style-name="T97">頁</text:span><text:span text:style-name="T97">(</text:span><text:span text:style-name="T97">页</text:span><text:span text:style-name="T97">)GO</text:span></text:p>
            <text:p>豕(𧰨乑𧰧) GQ</text:p>
            <text:p>尤<text:span text:style-name="T94">(</text:span><text:span text:style-name="T94">兀尢</text:span><text:span text:style-name="T94">) </text:span><text:span text:style-name="T97"><text:s/></text:span><text:span text:style-name="T94"><text:s/></text:span>GR</text:p>
            <text:p>龙(<text:span text:style-name="T98">尨</text:span>) <text:s/><text:span text:style-name="T94"><text:s/></text:span><text:span text:style-name="T95"><text:s/></text:span><text:s/>GM</text:p>
          </table:table-cell>
          <table:table-cell table:style-name="ce25" office:value-type="string" table:number-columns-spanned="2" table:number-rows-spanned="1">
            <text:p><text:span text:style-name="T34">Z</text:span> <text:span text:style-name="T64">[</text:span><text:span text:style-name="T64">匚 七</text:span><text:span text:style-name="T64">] <text:s text:c="2"/></text:span><text:span text:style-name="T4">成</text:span></text:p>
            <text:p><text:span text:style-name="T5">匚</text:span><text:span text:style-name="T121">(</text:span><text:span text:style-name="T68">臣匸𦣞𦣝</text:span><text:span text:style-name="T45">𠥓畏虐</text:span><text:span text:style-name="T121">)</text:span></text:p>
            <text:p><text:span text:style-name="T101">七</text:span><text:span text:style-name="T101">(</text:span><text:span text:style-name="T101">弋𠫓</text:span><text:span text:style-name="T101">)</text:span><text:span text:style-name="T101">巠</text:span><text:span text:style-name="T21"> </text:span><text:span text:style-name="T21">ZD</text:span></text:p>
            <text:p><text:span text:style-name="T21">牙</text:span><text:span text:style-name="T122"> </text:span><text:span text:style-name="T21">ZI</text:span></text:p>
            <text:p><text:span text:style-name="T21">至 </text:span><text:span text:style-name="T21">ZB </text:span><text:span text:style-name="T21">车 </text:span><text:span text:style-name="T21">ZE</text:span></text:p>
            <text:p><text:span text:style-name="T21">弋 </text:span><text:span text:style-name="T21">ZS</text:span></text:p>
            <text:p><text:span text:style-name="T21">戈</text:span><text:span text:style-name="T21">(</text:span><text:span text:style-name="T21">戊戋㦮𢦍𢦑</text:span><text:span text:style-name="T21">)</text:span><text:span text:style-name="T62">ZM</text:span></text:p>
            <text:p><text:span text:style-name="T123"/></text:p>
          </table:table-cell>
          <table:covered-table-cell table:style-name="ce29"/>
          <table:table-cell/>
          <table:table-cell table:style-name="ce33" office:value-type="string">
            <text:p>筆形特徵字</text:p>
            <text:p>（製圖用）</text:p>
          </table:table-cell>
          <table:table-cell office:value-type="string">
            <text:p>邦業</text:p>
            <text:p>才</text:p>
            <text:p>帶</text:p>
            <text:p>丙惠畏虐巠</text:p>
            <text:p>乍卝衰囬婁眔</text:p>
            <text:p>曾黑眉倉書即</text:p>
            <text:p>民鼠鼎以𠂒千</text:p>
            <text:p>川齐向囟</text:p>
          </table:table-cell>
          <table:table-cell office:value-type="string">
            <text:p>𦥯卑勿氏卬</text:p>
            <text:p>齊变北平乎养</text:p>
            <text:p>𠁼之令</text:p>
            <text:p>鳥鸟</text:p>
          </table:table-cell>
          <table:table-cell/>
        </table:table-row>
        <table:table-row table:style-name="ro4">
          <table:table-cell/>
          <table:table-cell table:style-name="ce3" office:value-type="string">
            <text:p>豎起筆類</text:p>
          </table:table-cell>
          <table:table-cell table:style-name="ce8" office:value-type="string">
            <text:p><text:span text:style-name="T8">I</text:span> <text:span text:style-name="T9">[</text:span><text:span text:style-name="T9">丨亅├虫</text:span><text:span text:style-name="T9">]</text:span><text:span text:style-name="T4">上</text:span></text:p>
            <text:p><text:span text:style-name="T10">虫</text:span><text:span text:style-name="T10">(</text:span><text:span text:style-name="T10">蟲</text:span><text:span text:style-name="T10">) <text:s text:c="2"/></text:span><text:span text:style-name="T11">卜╞</text:span><text:span text:style-name="T11">ID</text:span></text:p>
            <text:p><text:span text:style-name="T12">止</text:span><text:span text:style-name="T12">(</text:span><text:span text:style-name="T12">龰</text:span><text:span text:style-name="T12">)II </text:span><text:span text:style-name="T12">虍虎</text:span><text:span text:style-name="T12">IZ</text:span></text:p>
            <text:p><text:span text:style-name="T12">齒</text:span><text:span text:style-name="T12">(</text:span><text:span text:style-name="T12">齿</text:span><text:span text:style-name="T12">)IO </text:span><text:span text:style-name="T13">鹵</text:span><text:span text:style-name="T14"> <text:s/></text:span><text:span text:style-name="T12">IS</text:span></text:p>
            <text:p><text:span text:style-name="T15"/></text:p>
            <text:p><text:span text:style-name="T10"/></text:p>
            <text:p/>
          </table:table-cell>
          <table:table-cell table:style-name="ce13" office:value-type="string">
            <text:p><text:span text:style-name="T1">J</text:span><text:span text:style-name="T32"> </text:span><text:span text:style-name="T9">[</text:span><text:span text:style-name="T9">口 囗</text:span><text:span text:style-name="T9">] <text:s text:c="3"/></text:span><text:span text:style-name="T4">中</text:span></text:p>
            <text:p><text:span text:style-name="T33">口</text:span><text:span text:style-name="T9"> <text:s text:c="2"/></text:span></text:p>
            <text:p><text:span text:style-name="T11">囗</text:span><text:span text:style-name="T11">(</text:span><text:span text:style-name="T11">因</text:span><text:span text:style-name="T11">) JD</text:span></text:p>
            <text:p><text:span text:style-name="T12">足</text:span><text:span text:style-name="T12">(</text:span><text:span text:style-name="T12">𧾷</text:span><text:span text:style-name="T12">) JI</text:span></text:p>
          </table:table-cell>
          <table:table-cell table:style-name="ce16" office:value-type="string">
            <text:p><text:span text:style-name="T1">K</text:span> <text:span text:style-name="T16">[</text:span><text:span text:style-name="T16">日‖水</text:span><text:span text:style-name="T16">] <text:s/></text:span><text:span text:style-name="T4">是</text:span></text:p>
            <text:p><text:span text:style-name="T45">日</text:span><text:span text:style-name="T45">(</text:span><text:span text:style-name="T45">曰</text:span><text:span text:style-name="T46">⺜</text:span><text:span text:style-name="T47">K</text:span><text:span text:style-name="T48">D</text:span><text:span text:style-name="T47">◫⏛</text:span><text:span text:style-name="T45">)</text:span></text:p>
            <text:p><text:span text:style-name="T49">刂‖</text:span><text:span text:style-name="T50">ᅤ</text:span><text:span text:style-name="T49">KD </text:span></text:p>
            <text:p><text:span text:style-name="T7">田</text:span><text:span text:style-name="T51">(</text:span><text:span text:style-name="T52">由</text:span><text:span text:style-name="T53">KIA</text:span><text:span text:style-name="T54">甲</text:span><text:span text:style-name="T53">KIB</text:span><text:span text:style-name="T55">申</text:span><text:span text:style-name="T53">KIC</text:span><text:span text:style-name="T19">)</text:span><text:span text:style-name="T21">KI</text:span></text:p>
            <text:p><text:span text:style-name="T21">非</text:span><text:span text:style-name="T21">KC</text:span><text:span text:style-name="T21">业</text:span><text:span text:style-name="T22">(</text:span><text:span text:style-name="T22">業</text:span><text:span text:style-name="T22">)</text:span><text:span text:style-name="T21">KU</text:span><text:span text:style-name="T56">婁</text:span><text:span text:style-name="T21">KJ</text:span></text:p>
            <text:p><text:span text:style-name="T21">小</text:span><text:span text:style-name="T21">(</text:span><text:span text:style-name="T21">⺌</text:span><text:span text:style-name="T22">𣥂</text:span><text:span text:style-name="T21">)KO</text:span></text:p>
            <text:p><text:span text:style-name="T21">水</text:span><text:span text:style-name="T22">(</text:span><text:span text:style-name="T22">氺𣱱眔</text:span><text:span text:style-name="T22">)</text:span><text:span text:style-name="T21"> </text:span><text:span text:style-name="T56"><text:s/></text:span><text:span text:style-name="T57"><text:s/></text:span><text:span text:style-name="T21">KV</text:span></text:p>
            <text:p><text:span text:style-name="T58"/></text:p>
          </table:table-cell>
          <table:table-cell table:style-name="ce18" office:value-type="string">
            <text:p><text:span text:style-name="T1">L</text:span> <text:span text:style-name="T16">[</text:span><text:span text:style-name="T16">目 冂 罒</text:span><text:span text:style-name="T16">] </text:span><text:span text:style-name="T4">用</text:span></text:p>
            <text:p><text:span text:style-name="T5">目 <text:s/></text:span><text:span text:style-name="T16"><text:s text:c="2"/></text:span><text:span text:style-name="T65"><text:s/></text:span><text:span text:style-name="T23"><text:s/></text:span><text:span text:style-name="T26">冂</text:span><text:span text:style-name="T26">(</text:span><text:span text:style-name="T26">同</text:span><text:span text:style-name="T26">)LD</text:span></text:p>
            <text:p><text:span text:style-name="T7">四</text:span><text:span text:style-name="T22">(</text:span><text:span text:style-name="T21">罒𡆧𡆦</text:span><text:span text:style-name="T22">)</text:span><text:span text:style-name="T62">LK</text:span><text:span text:style-name="T18"> </text:span><text:span text:style-name="T7">皿</text:span><text:span text:style-name="T62">LKA</text:span></text:p>
            <text:p><text:span text:style-name="T21">見</text:span><text:span text:style-name="T21">(</text:span><text:span text:style-name="T21">见</text:span><text:span text:style-name="T21">)LR </text:span><text:span text:style-name="T21">貝</text:span><text:span text:style-name="T22">(</text:span><text:span text:style-name="T21">贝</text:span><text:span text:style-name="T22">)</text:span><text:span text:style-name="T62">LO</text:span></text:p>
            <text:p><text:span text:style-name="T21">且</text:span><text:span text:style-name="T21">(</text:span><text:span text:style-name="T21">具</text:span><text:span text:style-name="T21">)LC </text:span><text:span text:style-name="T66">黑</text:span><text:span text:style-name="T21">LU</text:span></text:p>
            <text:p><text:span text:style-name="T21">骨</text:span><text:span text:style-name="T21">LW <text:s text:c="4"/></text:span><text:span text:style-name="T21">咼</text:span><text:span text:style-name="T21">LJ</text:span></text:p>
            <text:p><text:span text:style-name="T67">山</text:span><text:span text:style-name="T67">LL <text:s text:c="4"/></text:span><text:span text:style-name="T67">巾</text:span><text:span text:style-name="T67">LI</text:span></text:p>
            <text:p><text:span text:style-name="T21"/></text:p>
          </table:table-cell>
          <table:table-cell table:style-name="ce9" office:value-type="string">
            <text:p><text:span text:style-name="T1">X</text:span> <text:span text:style-name="T16">[</text:span><text:span text:style-name="T16">𠃍 乛</text:span><text:span text:style-name="T16">] <text:s text:c="3"/></text:span><text:span text:style-name="T4">發</text:span></text:p>
            <text:p><text:span text:style-name="T5">門 </text:span><text:span text:style-name="T5">X</text:span><text:span text:style-name="T69">V <text:s text:c="4"/></text:span><text:span text:style-name="T25">韋</text:span><text:span text:style-name="T26"> </text:span><text:span text:style-name="T26">XD</text:span></text:p>
            <text:p><text:span text:style-name="T7">尸</text:span><text:span text:style-name="T7">(</text:span><text:span text:style-name="T7">屍𠃜倉</text:span><text:span text:style-name="T7">) <text:s text:c="2"/>XM </text:span></text:p>
            <text:p><text:span text:style-name="T7">彐</text:span><text:span text:style-name="T19">(</text:span><text:span text:style-name="T7">𦘒肀</text:span><text:span text:style-name="T6">聿</text:span><text:span text:style-name="T7">争書</text:span><text:span text:style-name="T22">)</text:span><text:span text:style-name="T7">XB</text:span></text:p>
            <text:p><text:span text:style-name="T6">尹</text:span><text:span text:style-name="T7"> </text:span><text:span text:style-name="T7">XG </text:span><text:span text:style-name="T7">艮</text:span><text:span text:style-name="T7">(</text:span><text:span text:style-name="T7">即</text:span><text:span text:style-name="T7">) XO</text:span></text:p>
            <text:p><text:span text:style-name="T7">龴</text:span><text:span text:style-name="T7">(</text:span><text:span text:style-name="T73">ス</text:span><text:span text:style-name="T7">癶</text:span><text:span text:style-name="T7">)XS </text:span><text:span text:style-name="T7">又</text:span><text:span text:style-name="T7">XP</text:span></text:p>
            <text:p><text:span text:style-name="T7">马</text:span><text:span text:style-name="T7">XH <text:s/></text:span><text:span text:style-name="T6">予</text:span><text:span text:style-name="T7">XX</text:span><text:span text:style-name="T22"> </text:span><text:span text:style-name="T7">皮</text:span><text:span text:style-name="T7">XI</text:span></text:p>
          </table:table-cell>
          <table:table-cell table:style-name="ce13" office:value-type="string">
            <text:p><text:span text:style-name="T1">Y</text:span> <text:span text:style-name="T65">[</text:span><text:span text:style-name="T65">𠃌</text:span><text:span text:style-name="T88">了弓𠄎㠯廴</text:span><text:span text:style-name="T65">]</text:span><text:span text:style-name="T4">了</text:span></text:p>
            <text:p><text:span text:style-name="T5">阝</text:span><text:span text:style-name="T89">了</text:span><text:span text:style-name="T90"> </text:span><text:span text:style-name="T91">刀</text:span><text:span text:style-name="T91">YD</text:span><text:span text:style-name="T91">乙⺄</text:span><text:span text:style-name="T91">YDA</text:span></text:p>
            <text:p><text:span text:style-name="T73">习</text:span><text:span text:style-name="T73">YT <text:s text:c="2"/></text:span><text:span text:style-name="T73">力</text:span><text:span text:style-name="T73">(</text:span><text:span text:style-name="T73">万</text:span><text:span text:style-name="T73">)YM </text:span></text:p>
            <text:p><text:span text:style-name="T92">己</text:span><text:span text:style-name="T92">YY(</text:span><text:span text:style-name="T92">已</text:span><text:span text:style-name="T92">YYA</text:span><text:span text:style-name="T92">巳㔾民</text:span><text:span text:style-name="T92">YYB) </text:span></text:p>
            <text:p><text:span text:style-name="T93">巴</text:span><text:span text:style-name="T93">YV <text:s text:c="5"/></text:span><text:span text:style-name="T93">也 </text:span><text:span text:style-name="T93">YI</text:span></text:p>
            <text:p><text:span text:style-name="T93">弓</text:span><text:span text:style-name="T93">YH</text:span></text:p>
            <text:p><text:span text:style-name="T93">子</text:span><text:span text:style-name="T93">YA</text:span></text:p>
          </table:table-cell>
          <table:table-cell table:style-name="ce13" office:value-type="string">
            <text:p><text:span text:style-name="T1">H</text:span><text:span text:style-name="T65">[</text:span><text:span text:style-name="T65">𠃊𠃋𠄌 𠃑丂</text:span><text:span text:style-name="T65">]</text:span><text:span text:style-name="T99">以經</text:span></text:p>
            <text:p><text:span text:style-name="T5">糸</text:span><text:span text:style-name="T68">(</text:span><text:span text:style-name="T68">糹纟</text:span><text:span text:style-name="T68">)</text:span><text:span text:style-name="T26">巛</text:span><text:span text:style-name="T100">(</text:span><text:span text:style-name="T100">巜鼠</text:span><text:span text:style-name="T100">)</text:span><text:span text:style-name="T101">HD</text:span></text:p>
            <text:p><text:span text:style-name="T21">凵</text:span><text:span text:style-name="T21">(</text:span><text:span text:style-name="T22">屮丩丱</text:span><text:span text:style-name="T62"> </text:span><text:span text:style-name="T22">爿</text:span><text:span text:style-name="T21">鼎</text:span><text:span text:style-name="T21">)HI</text:span></text:p>
            <text:p><text:span text:style-name="T21">母</text:span><text:span text:style-name="T21">(</text:span><text:span text:style-name="T21">毌</text:span><text:span text:style-name="T21">) <text:s text:c="2"/>HY</text:span></text:p>
            <text:p><text:span text:style-name="T21">厶</text:span><text:span text:style-name="T21">(</text:span><text:span text:style-name="T21">虫以</text:span><text:span text:style-name="T21">) HS</text:span></text:p>
            <text:p><text:span text:style-name="T21">䜌 <text:s text:c="4"/></text:span><text:span text:style-name="T22"><text:s/></text:span><text:span text:style-name="T21"><text:s/></text:span><text:span text:style-name="T21">HS</text:span></text:p>
            <text:p><text:span text:style-name="T21">彑</text:span><text:span text:style-name="T21">(</text:span><text:span text:style-name="T21">𠂈彑</text:span><text:span text:style-name="T21">) HM</text:span></text:p>
          </table:table-cell>
          <table:table-cell table:style-name="ce26" office:value-type="string">
            <text:p><text:span text:style-name="T124">;</text:span> <text:span text:style-name="T16">[</text:span><text:span text:style-name="T16">女</text:span><text:span text:style-name="T16">] <text:s text:c="4"/></text:span><text:span text:style-name="T4">女</text:span></text:p>
            <text:p><text:span text:style-name="T5">女</text:span></text:p>
          </table:table-cell>
          <table:table-cell table:style-name="ce30" office:value-type="string">
            <text:p>折起筆類</text:p>
          </table:table-cell>
          <table:table-cell/>
          <table:table-cell table:style-name="ce33" office:value-type="string">
            <text:p>簡化字根</text:p>
          </table:table-cell>
          <table:table-cell office:value-type="string">
            <text:p>十ED→E(D)</text:p>
            <text:p>𠂉MA→M(A)</text:p>
            <text:p>人OD→O(D)</text:p>
            <text:p>丷UD→U(D)</text:p>
            <text:p>常（去巾）</text:p>
            <text:p>略口之碼</text:p>
          </table:table-cell>
          <table:table-cell table:style-name="ce36" office:value-type="string">
            <text:p>這些改成單碼對重碼率影響不大甚至能稍微使之下降，然而卻能貼近直觀，大大提昇拆字的舒適度。</text:p>
          </table:table-cell>
          <table:table-cell table:style-name="ce33" office:value-type="string">
            <text:p>辶廴按筆順</text:p>
            <text:p>恢復到字尾</text:p>
          </table:table-cell>
        </table:table-row>
        <table:table-row table:style-name="ro5">
          <table:table-cell/>
          <table:table-cell table:style-name="ce3" office:value-type="string">
            <text:p>撇起筆類</text:p>
          </table:table-cell>
          <table:table-cell table:style-name="ce9" office:value-type="string">
            <text:p><text:span text:style-name="T1">M</text:span> <text:span text:style-name="T16">[</text:span><text:span text:style-name="T16">丿</text:span><text:span text:style-name="T17"> </text:span><text:span text:style-name="T16">] <text:s text:c="2"/></text:span><text:span text:style-name="T4">我</text:span></text:p>
            <text:p><text:span text:style-name="T5">𥫗（𥫗） 𠂉</text:span><text:span text:style-name="T5">(</text:span><text:span text:style-name="T5">矢</text:span><text:span text:style-name="T5">)</text:span></text:p>
            <text:p><text:span text:style-name="T7">牛</text:span><text:span text:style-name="T7">(</text:span><text:span text:style-name="T7">牜㐄𠂒𠂒</text:span><text:span text:style-name="T7">) MB</text:span></text:p>
            <text:p><text:span text:style-name="T7">生 </text:span><text:span text:style-name="T7">MC </text:span><text:span text:style-name="T7">气</text:span><text:span text:style-name="T7">(</text:span><text:span text:style-name="T7">氣</text:span><text:span text:style-name="T7">)</text:span><text:span text:style-name="T18"> </text:span><text:span text:style-name="T7">MY</text:span></text:p>
            <text:p><text:span text:style-name="T7">手</text:span><text:span text:style-name="T7">(</text:span><text:span text:style-name="T7">龵</text:span><text:span text:style-name="T7">)</text:span><text:span text:style-name="T18"> </text:span><text:span text:style-name="T7">MD</text:span><text:span text:style-name="T19"> <text:s/></text:span><text:span text:style-name="T7">毛 </text:span><text:span text:style-name="T7">MZ</text:span></text:p>
            <text:p><text:span text:style-name="T7">千</text:span><text:span text:style-name="T7">ME </text:span><text:span text:style-name="T7">舌</text:span><text:span text:style-name="T7">MI </text:span><text:span text:style-name="T7">禾 </text:span><text:span text:style-name="T7">MF</text:span></text:p>
            <text:p><text:span text:style-name="T7">攵</text:span><text:span text:style-name="T7">MO </text:span><text:span text:style-name="T6">缶</text:span><text:span text:style-name="T7">MH</text:span><text:span text:style-name="T18"> </text:span><text:span text:style-name="T20">壬</text:span><text:span text:style-name="T21">𡈼</text:span><text:span text:style-name="T22">MV</text:span></text:p>
            <text:p><text:span text:style-name="T5"/></text:p>
          </table:table-cell>
          <table:table-cell table:style-name="ce14" office:value-type="string">
            <text:p><text:span text:style-name="T34">N</text:span><text:span text:style-name="T35"> </text:span><text:span text:style-name="T36"><text:s/>[</text:span><text:span text:style-name="T36">亻</text:span><text:span text:style-name="T37">丿丨</text:span><text:span text:style-name="T36">] </text:span><text:span text:style-name="T16"><text:s text:c="2"/></text:span><text:span text:style-name="T23"><text:s/></text:span><text:span text:style-name="T38">他</text:span></text:p>
            <text:p><text:span text:style-name="T5">亻</text:span><text:span text:style-name="T26">川</text:span><text:span text:style-name="T26">(</text:span><text:span text:style-name="T26">㐬</text:span><text:span text:style-name="T39">丿丨</text:span><text:span text:style-name="T26">斉𣶒</text:span><text:span text:style-name="T26">)ND</text:span></text:p>
            <text:p><text:span text:style-name="T7">片</text:span><text:span text:style-name="T7">(</text:span><text:span text:style-name="T7">鼎</text:span><text:span text:style-name="T7">) NX <text:s/></text:span></text:p>
            <text:p><text:span text:style-name="T7">隹 </text:span><text:span text:style-name="T7">NI <text:s text:c="2"/></text:span><text:span text:style-name="T22"><text:s/></text:span><text:span text:style-name="T7"><text:s text:c="2"/></text:span><text:span text:style-name="T7">身</text:span><text:span text:style-name="T22"> </text:span><text:span text:style-name="T7">NC</text:span></text:p>
            <text:p><text:span text:style-name="T7">白 </text:span><text:span text:style-name="T7">NK <text:s/></text:span><text:span text:style-name="T7">自</text:span><text:span text:style-name="T7">(</text:span><text:span text:style-name="T7">向</text:span><text:span text:style-name="T7">)</text:span><text:span text:style-name="T22"> </text:span><text:span text:style-name="T7">NL</text:span></text:p>
            <text:p><text:span text:style-name="T7">臼</text:span><text:span text:style-name="T7">(</text:span><text:span text:style-name="T22">𦥔</text:span><text:span text:style-name="T40">𦥯</text:span><text:span text:style-name="T22"> 𦥑</text:span><text:span text:style-name="T41">𦥑</text:span><text:span text:style-name="T22"> </text:span><text:span text:style-name="T7">)</text:span><text:span text:style-name="T22"> </text:span><text:span text:style-name="T7">NB</text:span></text:p>
            <text:p><text:span text:style-name="T7">鬼</text:span><text:span text:style-name="T7">(</text:span><text:span text:style-name="T7">卑囟</text:span><text:span text:style-name="T7">) <text:s text:c="5"/>NJ</text:span></text:p>
            <text:p><text:span text:style-name="T7"><text:s/></text:span></text:p>
          </table:table-cell>
          <table:table-cell table:style-name="ce13" office:value-type="string">
            <text:p><text:span text:style-name="T1">O</text:span> <text:span text:style-name="T16">[</text:span><text:span text:style-name="T16">八 </text:span><text:span text:style-name="T59">㇓㇓</text:span><text:span text:style-name="T16">] <text:s text:c="2"/></text:span><text:span text:style-name="T4">人</text:span></text:p>
            <text:p><text:span text:style-name="T5">八人</text:span><text:span text:style-name="T5">(O</text:span><text:span text:style-name="T60">D</text:span><text:span text:style-name="T5">)</text:span><text:span text:style-name="T16"> </text:span><text:span text:style-name="T23"><text:s/></text:span><text:span text:style-name="T26">入</text:span><text:span text:style-name="T61">㇓㇓</text:span><text:span text:style-name="T26">OD</text:span></text:p>
            <text:p><text:span text:style-name="T7">彳 </text:span><text:span text:style-name="T7">OI </text:span><text:span text:style-name="T7">＝ 行</text:span><text:span text:style-name="T7">(O?I)</text:span></text:p>
            <text:p><text:span text:style-name="T7">乂 </text:span><text:span text:style-name="T7">OP</text:span></text:p>
            <text:p><text:span text:style-name="T7">𠂭 </text:span><text:span text:style-name="T7">OS</text:span></text:p>
            <text:p><text:span text:style-name="T7">食</text:span><text:span text:style-name="T7">(</text:span><text:span text:style-name="T7">𩙿飠饣</text:span><text:span text:style-name="T7">) OX</text:span></text:p>
            <text:p><text:span text:style-name="T7"/></text:p>
          </table:table-cell>
          <table:table-cell table:style-name="ce13" office:value-type="string">
            <text:p><text:span text:style-name="T1">P</text:span><text:span text:style-name="T23">[</text:span><text:span text:style-name="T58">𠂆彡亼</text:span><text:span text:style-name="T23"> </text:span><text:span text:style-name="T65">㐅</text:span><text:span text:style-name="T65">(</text:span><text:span text:style-name="T65">尾</text:span><text:span text:style-name="T65">)</text:span><text:span text:style-name="T23">]</text:span><text:span text:style-name="T4">會</text:span></text:p>
            <text:p><text:span text:style-name="T5">金</text:span><text:span text:style-name="T68">(</text:span><text:span text:style-name="T68">钅釒</text:span><text:span text:style-name="T68">) </text:span><text:span text:style-name="T26">斤𠂆彡</text:span><text:span text:style-name="T26">PD</text:span></text:p>
            <text:p><text:span text:style-name="T7">舟</text:span><text:span text:style-name="T7">(</text:span><text:span text:style-name="T7">𠔾</text:span><text:span text:style-name="T7">)PY</text:span></text:p>
            <text:p><text:span text:style-name="T7">爪</text:span><text:span text:style-name="T7">(</text:span><text:span text:style-name="T7">爫</text:span><text:span text:style-name="T7">)PV <text:s/></text:span><text:span text:style-name="T7">瓜 </text:span><text:span text:style-name="T7">PS</text:span></text:p>
            <text:p><text:span text:style-name="T7">釆 </text:span><text:span text:style-name="T7">PF</text:span></text:p>
            <text:p><text:span text:style-name="T7">豸 </text:span><text:span text:style-name="T7">PQ</text:span></text:p>
            <text:p><text:span text:style-name="T6">亼</text:span><text:span text:style-name="T62"> </text:span><text:span text:style-name="T7">PA</text:span></text:p>
          </table:table-cell>
          <table:table-cell table:style-name="ce20" office:value-type="string">
            <text:p><text:span text:style-name="T74">Q</text:span><text:span text:style-name="T75"> </text:span><text:span text:style-name="T36">[</text:span><text:span text:style-name="T36">月 犭几</text:span><text:span text:style-name="T36">] <text:s/></text:span><text:span text:style-name="T76">月</text:span></text:p>
            <text:p><text:span text:style-name="T77">月</text:span><text:span text:style-name="T77">(</text:span><text:span text:style-name="T77">月冃</text:span><text:span text:style-name="T77">)</text:span></text:p>
            <text:p><text:span text:style-name="T78">几</text:span><text:span text:style-name="T78">(</text:span><text:span text:style-name="T79">𠘧</text:span><text:span text:style-name="T79">) QD</text:span><text:span text:style-name="T80"> </text:span><text:span text:style-name="T80">凡 </text:span><text:span text:style-name="T80">QA</text:span></text:p>
            <text:p><text:span text:style-name="T80">殳 </text:span><text:span text:style-name="T80">QX</text:span></text:p>
            <text:p><text:span text:style-name="T80">犭 </text:span><text:span text:style-name="T80">QM</text:span></text:p>
            <text:p><text:span text:style-name="T80">九 </text:span><text:span text:style-name="T80">QY(</text:span><text:span text:style-name="T80">丸</text:span><text:span text:style-name="T80">QYA)</text:span></text:p>
            <text:p><text:span text:style-name="T80">風 </text:span><text:span text:style-name="T80">QI</text:span></text:p>
            <text:p><text:span text:style-name="T80"/></text:p>
          </table:table-cell>
          <table:table-cell table:style-name="ce18" office:value-type="string">
            <text:p><text:span text:style-name="T1">R</text:span> <text:span text:style-name="T24">[</text:span><text:span text:style-name="T24">𠂊 勹 儿 氏</text:span><text:span text:style-name="T24">]</text:span><text:span text:style-name="T4">多</text:span></text:p>
            <text:p><text:span text:style-name="T5">魚</text:span><text:span text:style-name="T5">(</text:span><text:span text:style-name="T5">𠂊鱼鱼</text:span><text:span text:style-name="T5">) <text:s/></text:span><text:span text:style-name="T26">儿</text:span><text:span text:style-name="T26">RD</text:span></text:p>
            <text:p><text:span text:style-name="T94">夕</text:span><text:span text:style-name="T95">(</text:span><text:span text:style-name="T95">然祭</text:span><text:span text:style-name="T95">)</text:span><text:span text:style-name="T94">RS</text:span>夊<text:span text:style-name="T95">(</text:span><text:span text:style-name="T95">夂</text:span><text:span text:style-name="T95">)</text:span>RP</text:p>
            <text:p>勹(包匃)RY<text:span text:style-name="T94"> <text:s/></text:span>欠RO</text:p>
            <text:p>鳥<text:span text:style-name="T94">(</text:span><text:span text:style-name="T94">鳥鸟</text:span><text:span text:style-name="T94">)</text:span>RH<text:span text:style-name="T94">烏乌</text:span>RHA</text:p>
            <text:p>匕(𠤎)RA<text:span text:style-name="T95"> <text:s text:c="2"/></text:span><text:span text:style-name="T96"><text:s/></text:span><text:span text:style-name="T97"><text:s/></text:span><text:span text:style-name="T32">比</text:span>RR</text:p>
            <text:p>氏(卬𧘇)RZ <text:span text:style-name="T97"><text:s/></text:span><text:span text:style-name="T32">色</text:span>RV</text:p>
            <text:p/>
          </table:table-cell>
          <table:table-cell table:style-name="ce22" office:value-type="string" table:number-columns-spanned="3" table:number-rows-spanned="2">
            <text:p><text:span text:style-name="T102">凡例：</text:span></text:p>
            <text:p><text:span text:style-name="T102"/></text:p>
            <text:p><text:span text:style-name="T1">A <text:s text:c="9"/></text:span><text:span text:style-name="T103">鍵名</text:span></text:p>
            <text:p><text:span text:style-name="T104">[</text:span><text:span text:style-name="T104">𠃌</text:span><text:span text:style-name="T105">了弓𠄎㠯廴</text:span><text:span text:style-name="T104">]</text:span><text:span text:style-name="T106"> <text:s text:c="2"/></text:span><text:span text:style-name="T107">筆畫和筆形類屬</text:span></text:p>
            <text:p><text:span text:style-name="T4">人 <text:s text:c="6"/></text:span><text:span text:style-name="T107">一鍵簡碼</text:span></text:p>
            <text:p><text:span text:style-name="T108">月</text:span><text:span text:style-name="T108">(</text:span><text:span text:style-name="T108">月冃</text:span><text:span text:style-name="T108">) <text:s text:c="4"/></text:span><text:span text:style-name="T109">第一主根</text:span></text:p>
            <text:p><text:span text:style-name="T110">几</text:span><text:span text:style-name="T110">(</text:span><text:span text:style-name="T111">𠘧</text:span><text:span text:style-name="T111">) <text:s text:c="6"/></text:span><text:span text:style-name="T112">第二主根</text:span><text:span text:style-name="T112">(</text:span><text:span text:style-name="T112">帶</text:span><text:span text:style-name="T112">D</text:span><text:span text:style-name="T112">的二碼根</text:span><text:span text:style-name="T112">)</text:span></text:p>
            <text:p><text:span text:style-name="T112">方</text:span><text:span text:style-name="T112">SY </text:span><text:span text:style-name="T112">文</text:span><text:span text:style-name="T112">SO <text:s text:c="3"/></text:span><text:span text:style-name="T112">副根</text:span><text:span text:style-name="T112">(</text:span><text:span text:style-name="T112">兩至三碼</text:span><text:span text:style-name="T112">)</text:span></text:p>
            <text:p><text:span text:style-name="T112">牛</text:span><text:span text:style-name="T112">(</text:span><text:span text:style-name="T112">牜㐄𠂒𠂒</text:span><text:span text:style-name="T112">)</text:span><text:span text:style-name="T113"> <text:s/></text:span><text:span text:style-name="T112">括號內為形近根</text:span></text:p>
            <text:p><text:span text:style-name="T114">X</text:span><text:span text:style-name="T115">V</text:span><text:span text:style-name="T112">、</text:span><text:span text:style-name="T116">W</text:span><text:span text:style-name="T117">D <text:s text:c="4"/></text:span><text:span text:style-name="T118"><text:s/></text:span><text:span text:style-name="T119"><text:s/></text:span><text:span text:style-name="T119">單字尾碼</text:span><text:span text:style-name="T120">(</text:span><text:span text:style-name="T120">做部件時不加）</text:span></text:p>
            <text:p><text:span text:style-name="T119">V</text:span><text:span text:style-name="T119">、</text:span><text:span text:style-name="T119">D</text:span><text:span text:style-name="T119">、</text:span><text:span text:style-name="T119">A <text:s text:c="5"/></text:span><text:span text:style-name="T119">兩單碼根字，加</text:span><text:span text:style-name="T119">V</text:span><text:span text:style-name="T119">或</text:span><text:span text:style-name="T119">VV</text:span><text:span text:style-name="T119">做</text:span></text:p>
            <text:p><text:span text:style-name="T119"><text:s text:c="14"/></text:span><text:span text:style-name="T119">補碼，以避免與雙碼的</text:span></text:p>
            <text:p><text:span text:style-name="T119"><text:s text:c="14"/></text:span><text:span text:style-name="T119">字根字重碼。</text:span><text:span text:style-name="T119">D</text:span><text:span text:style-name="T119">為第二</text:span></text:p>
            <text:p><text:span text:style-name="T119"><text:s text:c="14"/></text:span><text:span text:style-name="T119">主根尾碼，</text:span><text:span text:style-name="T119">A</text:span><text:span text:style-name="T119">為字根字</text:span></text:p>
            <text:p><text:span text:style-name="T119"><text:s text:c="14"/></text:span><text:span text:style-name="T119">避重碼的補碼。</text:span></text:p>
            <text:p><text:span text:style-name="T119"/></text:p>
            <text:p><text:span text:style-name="T109"/></text:p>
          </table:table-cell>
          <table:covered-table-cell table:style-name="ce27"/>
          <table:covered-table-cell table:style-name="ce31"/>
          <table:table-cell/>
          <table:table-cell table:style-name="ce33" office:value-type="string">
            <text:p>新增字根</text:p>
          </table:table-cell>
          <table:table-cell table:style-name="ce34" office:value-type="string" table:number-columns-spanned="2" table:number-rows-spanned="1">
            <text:p>干AD 于AB 聿XB </text:p>
            <text:p>瓦AS 𣪊BQ</text:p>
            <text:p>麥FS 色RV</text:p>
            <text:p>鹵IS 黑LU</text:p>
            <text:p>韋XD 予XX</text:p>
            <text:p>缶MH 壬𡈼MV</text:p>
            <text:p>比RR 兼UX</text:p>
            <text:p>齊SD 齊上SD</text:p>
            <text:p>麻TF 亼 P(A)</text:p>
          </table:table-cell>
          <table:covered-table-cell table:style-name="Default"/>
          <table:table-cell/>
        </table:table-row>
        <table:table-row table:style-name="ro6">
          <table:table-cell/>
          <table:table-cell table:style-name="ce4" office:value-type="string">
            <text:p>點起筆類</text:p>
          </table:table-cell>
          <table:table-cell table:style-name="ce10" office:value-type="string">
            <text:p><text:span text:style-name="T1">S</text:span> <text:span text:style-name="T23">[</text:span><text:span text:style-name="T24">丶㇏ 亠</text:span><text:span text:style-name="T23">]</text:span><text:span text:style-name="T4">這說</text:span></text:p>
            <text:p><text:span text:style-name="T5">言</text:span><text:span text:style-name="T5">(</text:span><text:span text:style-name="T5">讠亠</text:span><text:span text:style-name="T5">)</text:span></text:p>
            <text:p><text:span text:style-name="T25">齊</text:span><text:span text:style-name="T25">(</text:span><text:span text:style-name="T25">齊</text:span><text:span text:style-name="T25">)</text:span><text:span text:style-name="T26">SD</text:span></text:p>
            <text:p>变SK 文SO 方SY</text:p>
            <text:p>立SU 辛SE 亡SZ</text:p>
            <text:p>龍SI <text:span text:style-name="T1">𣎆</text:span> SQ</text:p>
            <text:p>永SK</text:p>
            <text:p/>
          </table:table-cell>
          <table:table-cell table:style-name="ce15" office:value-type="string">
            <text:p><text:span text:style-name="T1">T</text:span> <text:span text:style-name="T16">[</text:span><text:span text:style-name="T16">广 冫 </text:span><text:span text:style-name="T42">⺀</text:span><text:span text:style-name="T16">] </text:span><text:span text:style-name="T4">度</text:span></text:p>
            <text:p><text:span text:style-name="T5">疒</text:span><text:span text:style-name="T5">(</text:span><text:span text:style-name="T5">病</text:span><text:span text:style-name="T5">) </text:span><text:span text:style-name="T26">冫</text:span><text:span text:style-name="T25">⺀</text:span><text:span text:style-name="T26">TD</text:span></text:p>
            <text:p><text:span text:style-name="T7">广</text:span><text:span text:style-name="T7">(</text:span><text:span text:style-name="T7">廣</text:span><text:span text:style-name="T7">)TG <text:s/></text:span><text:span text:style-name="T7">鹿鹿</text:span><text:span text:style-name="T7">TX</text:span></text:p>
            <text:p><text:span text:style-name="T6">麻</text:span><text:span text:style-name="T7"> </text:span><text:span text:style-name="T7">TF</text:span></text:p>
            <text:p><text:span text:style-name="T7">丬</text:span><text:span text:style-name="T7">(</text:span><text:span text:style-name="T7">北</text:span><text:span text:style-name="T7">)TI</text:span></text:p>
            <text:p><text:span text:style-name="T7">门 </text:span><text:span text:style-name="T7">TL</text:span></text:p>
            <text:p><text:span text:style-name="T6">心</text:span><text:span text:style-name="T7"> </text:span><text:span text:style-name="T7">TH</text:span></text:p>
          </table:table-cell>
          <table:table-cell table:style-name="ce17" office:value-type="string">
            <text:p><text:span text:style-name="T1">U</text:span> <text:span text:style-name="T16">[</text:span><text:span text:style-name="T16">忄 丷</text:span><text:span text:style-name="T16">] <text:s text:c="3"/></text:span><text:span text:style-name="T4">為</text:span></text:p>
            <text:p><text:span text:style-name="T5">忄</text:span><text:span text:style-name="T5">(</text:span><text:span text:style-name="T5">㣺</text:span><text:span text:style-name="T5">)</text:span><text:span text:style-name="T16"> </text:span><text:span text:style-name="T26">丷</text:span><text:span text:style-name="T26">(</text:span><text:span text:style-name="T26">ソ</text:span><text:span text:style-name="T26">)UD</text:span></text:p>
            <text:p><text:span text:style-name="T7">䒑</text:span><text:span text:style-name="T7">(</text:span><text:span text:style-name="T7">平乎</text:span><text:span text:style-name="T7">)UA</text:span><text:span text:style-name="T62"> </text:span><text:span text:style-name="T63">兼</text:span><text:span text:style-name="T7">UX</text:span></text:p>
            <text:p><text:span text:style-name="T7">半</text:span><text:span text:style-name="T7">(</text:span><text:span text:style-name="T12">𢆉</text:span><text:span text:style-name="T7">龹</text:span><text:span text:style-name="T7">) UB</text:span></text:p>
            <text:p><text:span text:style-name="T7">羊</text:span><text:span text:style-name="T7">(</text:span><text:span text:style-name="T7">𦍌𦍋养</text:span><text:span text:style-name="T7">) UC</text:span></text:p>
            <text:p><text:span text:style-name="T7">米 </text:span><text:span text:style-name="T7">UF</text:span></text:p>
            <text:p><text:span text:style-name="T7">火</text:span><text:span text:style-name="T7">(</text:span><text:span text:style-name="T7">灬</text:span><text:span text:style-name="T7">) UO</text:span></text:p>
            <text:p><text:span text:style-name="T7"/></text:p>
          </table:table-cell>
          <table:table-cell table:style-name="ce15" office:value-type="string">
            <text:p><text:span text:style-name="T1">V</text:span> <text:span text:style-name="T16">[</text:span><text:span text:style-name="T16">氵 ッ 氺</text:span><text:span text:style-name="T16">] </text:span><text:span text:style-name="T4">沒</text:span></text:p>
            <text:p><text:span text:style-name="T5">氵</text:span><text:span text:style-name="T5">(</text:span><text:span text:style-name="T5">氺𠁼）</text:span><text:span text:style-name="T16"> </text:span></text:p>
            <text:p><text:span text:style-name="T26">ッ </text:span><text:span text:style-name="T26">VD</text:span></text:p>
            <text:p><text:span text:style-name="T7"/></text:p>
          </table:table-cell>
          <table:table-cell table:style-name="ce15" office:value-type="string">
            <text:p><text:span text:style-name="T1">W</text:span> <text:span text:style-name="T16">[</text:span><text:span text:style-name="T16">之</text:span><text:span text:style-name="T81">辶</text:span><text:span text:style-name="T16">冖宀</text:span><text:span text:style-name="T16">] </text:span><text:span text:style-name="T23"><text:s/></text:span><text:span text:style-name="T4">所</text:span></text:p>
            <text:p><text:span text:style-name="T5">之</text:span><text:span text:style-name="T5">(</text:span><text:span text:style-name="T82">辶令</text:span><text:span text:style-name="T82">)</text:span><text:span text:style-name="T82">宀</text:span><text:span text:style-name="T82">W</text:span><text:span text:style-name="T83">D</text:span><text:span text:style-name="T82">(</text:span><text:span text:style-name="T82">定</text:span><text:span text:style-name="T82">WD)</text:span></text:p>
            <text:p><text:span text:style-name="T84">冖 <text:s text:c="3"/></text:span><text:span text:style-name="T84">WW <text:s/></text:span><text:span text:style-name="T84">穴 </text:span><text:span text:style-name="T84">WO</text:span></text:p>
            <text:p><text:span text:style-name="T84">戶</text:span><text:span text:style-name="T84">(</text:span><text:span text:style-name="T84">户</text:span><text:span text:style-name="T84">)WM</text:span></text:p>
            <text:p><text:span text:style-name="T84">礻 <text:s text:c="3"/></text:span><text:span text:style-name="T84">WS <text:s/></text:span><text:span text:style-name="T84">衤 </text:span><text:span text:style-name="T84">WT</text:span></text:p>
            <text:p><text:span text:style-name="T84">黽</text:span><text:span text:style-name="T85">龜</text:span><text:span text:style-name="T84"> </text:span><text:span text:style-name="T86"><text:s/></text:span><text:span text:style-name="T84">WX</text:span></text:p>
            <text:p><text:span text:style-name="T82"/></text:p>
          </table:table-cell>
          <table:table-cell table:style-name="ce21"/>
          <table:covered-table-cell table:number-columns-repeated="2" table:style-name="ce23"/>
          <table:covered-table-cell table:style-name="ce32"/>
          <table:table-cell/>
          <table:table-cell table:style-name="ce33" office:value-type="string">
            <text:p>改動字根</text:p>
          </table:table-cell>
          <table:table-cell table:style-name="ce35" office:value-type="string" table:number-columns-spanned="2" table:number-rows-spanned="5">
            <text:p>士B→B(B) 卝（从艹）</text:p>
            <text:p>曰KAA→K(D)</text:p>
            <text:p>巴YIA→YV</text:p>
            <text:p>女ZM→；未BKO→BF</text:p>
            <text:p>行OI（拆成O？I）</text:p>
            <text:p>凡QDA→QA</text:p>
            <text:p>匕RR→RA 心WZ→TH</text:p>
            <text:p>門XD→X(V) 马X→XH</text:p>
            <text:p>宀WD→W(D)</text:p>
            <text:p><text:span text:style-name="T125">尹（由从尸改為从コ𠂇</text:span><text:span text:style-name="T125">)</text:span></text:p>
            <text:p>又夂夊末尾交叉形由S(丶)</text:p>
            <text:p>改成P以避龴夕</text:p>
          </table:table-cell>
          <table:covered-table-cell/>
          <table:table-cell table:style-name="ce33" office:value-type="string">
            <text:p>()內為單字尾碼</text:p>
            <text:p/>
            <text:p/>
            <text:p>宀辶一首一尾</text:p>
            <text:p>已經可以避重</text:p>
          </table:table-cell>
        </table:table-row>
        <table:table-row table:style-name="ro1">
          <table:table-cell table:number-columns-repeated="13"/>
          <table:covered-table-cell table:number-columns-repeated="2"/>
          <table:table-cell/>
        </table:table-row>
        <table:table-row table:style-name="ro1">
          <table:table-cell table:number-columns-repeated="2"/>
          <table:table-cell table:style-name="ce11"/>
          <table:table-cell table:number-columns-repeated="10"/>
          <table:covered-table-cell table:number-columns-repeated="2"/>
          <table:table-cell/>
        </table:table-row>
        <table:table-row table:style-name="ro1">
          <table:table-cell table:number-columns-repeated="13"/>
          <table:covered-table-cell table:number-columns-repeated="2"/>
          <table:table-cell/>
        </table:table-row>
        <table:table-row table:style-name="ro1">
          <table:table-cell table:number-columns-repeated="13"/>
          <table:covered-table-cell table:number-columns-repeated="2"/>
          <table:table-cell/>
        </table:table-row>
      </table:table>
      <table:table table:name="Sheet2" table:style-name="ta1">
        <table:table-column table:style-name="co1" table:default-cell-style-name="Default"/>
        <table:table-column table:style-name="co11" table:default-cell-style-name="ce53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13" table:default-cell-style-name="Default"/>
        <table:table-row table:style-name="ro1">
          <table:table-cell table:number-columns-spanned="11" table:number-rows-spanned="1"/>
          <table:covered-table-cell table:style-name="ce48"/>
          <table:covered-table-cell table:number-columns-repeated="7" table:style-name="ce54"/>
          <table:covered-table-cell table:number-columns-repeated="2"/>
          <table:table-cell table:number-columns-repeated="1013"/>
        </table:table-row>
        <table:table-row table:style-name="ro7">
          <table:table-cell/>
          <table:table-cell table:style-name="ce49" office:value-type="string" table:number-columns-spanned="10" table:number-rows-spanned="1">
            <text:p>夷微碼字根表</text:p>
          </table:table-cell>
          <table:covered-table-cell table:number-columns-repeated="7" table:style-name="ce55"/>
          <table:covered-table-cell table:style-name="ce83"/>
          <table:covered-table-cell table:style-name="ce90"/>
          <table:table-cell table:number-columns-repeated="1013"/>
        </table:table-row>
        <table:table-row table:style-name="ro8">
          <table:table-cell table:style-name="ce45"/>
          <table:table-cell table:style-name="ce50" office:value-type="string" table:number-columns-spanned="1" table:number-rows-spanned="2">
            <text:p>橫起筆類</text:p>
          </table:table-cell>
          <table:table-cell table:style-name="ce56" office:value-type="string">
            <text:p><text:span text:style-name="T1">A</text:span><text:span text:style-name="T42"> </text:span><text:span text:style-name="T9">[</text:span><text:span text:style-name="T9">一 丁</text:span><text:span text:style-name="T9">] </text:span><text:span text:style-name="T3"><text:s text:c="3"/></text:span><text:span text:style-name="T4">一</text:span></text:p>
          </table:table-cell>
          <table:table-cell table:style-name="ce56" office:value-type="string">
            <text:p><text:span text:style-name="T1">B</text:span><text:span text:style-name="T16"> </text:span><text:span text:style-name="T9">[</text:span><text:span text:style-name="T9">二 土</text:span><text:span text:style-name="T9">]</text:span><text:span text:style-name="T169"> <text:s text:c="3"/></text:span><text:span text:style-name="T170">地</text:span></text:p>
          </table:table-cell>
          <table:table-cell table:style-name="ce56" office:value-type="string">
            <text:p><text:span text:style-name="T1">C</text:span><text:span text:style-name="T16"> </text:span><text:span text:style-name="T9">[</text:span><text:span text:style-name="T9">三 王</text:span><text:span text:style-name="T9">] <text:s text:c="3"/></text:span><text:span text:style-name="T3"><text:s/></text:span><text:span text:style-name="T4">現</text:span></text:p>
          </table:table-cell>
          <table:table-cell table:style-name="ce56" office:value-type="string">
            <text:p><text:span text:style-name="T1">D</text:span> <text:span text:style-name="T64">[ </text:span><text:span text:style-name="T221"></text:span><text:span text:style-name="T64"> ] <text:s text:c="5"/></text:span><text:span text:style-name="T4">的</text:span></text:p>
          </table:table-cell>
          <table:table-cell table:style-name="ce56" office:value-type="string">
            <text:p><text:span text:style-name="T34">E</text:span><text:span text:style-name="T16"> [</text:span><text:span text:style-name="T16">十 卄</text:span><text:span text:style-name="T16">] <text:s/></text:span><text:span text:style-name="T64"><text:s text:c="4"/></text:span><text:span text:style-name="T4">其</text:span></text:p>
          </table:table-cell>
          <table:table-cell table:style-name="ce56" office:value-type="string">
            <text:p><text:span text:style-name="T1">F</text:span> <text:span text:style-name="T16">[</text:span><text:span text:style-name="T16">木 </text:span><text:span text:style-name="T260"></text:span><text:span text:style-name="T16">] <text:s/></text:span><text:span text:style-name="T64"><text:s text:c="4"/></text:span><text:span text:style-name="T4">要</text:span></text:p>
          </table:table-cell>
          <table:table-cell table:style-name="ce56" office:value-type="string">
            <text:p><text:span text:style-name="T1">G</text:span><text:span text:style-name="T16"> [</text:span><text:span text:style-name="T16">丆厂 𠂇</text:span><text:span text:style-name="T16">]</text:span><text:span text:style-name="T64"> <text:s text:c="2"/></text:span><text:span text:style-name="T4">在</text:span></text:p>
          </table:table-cell>
          <table:table-cell table:style-name="ce84" office:value-type="string" table:number-columns-spanned="2" table:number-rows-spanned="1">
            <text:p><text:span text:style-name="T34">Z</text:span> <text:span text:style-name="T64">[</text:span><text:span text:style-name="T16">匚 七</text:span><text:span text:style-name="T16">]</text:span><text:span text:style-name="T64"> </text:span><text:span text:style-name="T4">成</text:span></text:p>
          </table:table-cell>
          <table:covered-table-cell table:style-name="ce91"/>
          <table:table-cell table:style-name="ce45" table:number-columns-repeated="1013"/>
        </table:table-row>
        <table:table-row table:style-name="ro9">
          <table:table-cell table:style-name="ce46"/>
          <table:covered-table-cell table:style-name="ce51"/>
          <table:table-cell table:style-name="ce57" office:value-type="string">
            <text:p><text:span text:style-name="T5">一 <text:s text:c="6"/></text:span><text:span text:style-name="T25">于</text:span><text:span text:style-name="T26">AD</text:span></text:p>
            <text:p><text:span text:style-name="T7"><text:s text:c="9"/></text:span><text:span text:style-name="T6">干</text:span><text:span text:style-name="T7">AB</text:span></text:p>
            <text:p><text:span text:style-name="T12">丁</text:span><text:span text:style-name="T12">AI</text:span></text:p>
            <text:p><text:span text:style-name="T6">瓦</text:span><text:span text:style-name="T7">AS</text:span></text:p>
          </table:table-cell>
          <table:table-cell table:style-name="ce64" office:value-type="string">
            <text:p><text:span text:style-name="T171">土士</text:span><text:span text:style-name="T171">B</text:span><text:span text:style-name="T172">B</text:span><text:span text:style-name="T171"> <text:s text:c="2"/></text:span><text:span text:style-name="T173">二</text:span><text:span text:style-name="T173">BD</text:span></text:p>
            <text:p><text:span text:style-name="T107">走</text:span><text:span text:style-name="T107">BO <text:s text:c="4"/></text:span><text:span text:style-name="T107">示</text:span><text:span text:style-name="T107">BK </text:span></text:p>
            <text:p><text:span text:style-name="T20">𣪊</text:span><text:span text:style-name="T107">BQ</text:span></text:p>
            <text:p><text:span text:style-name="T107">耂者</text:span><text:span text:style-name="T107">BM <text:s text:c="2"/></text:span><text:span text:style-name="T107">工</text:span><text:span text:style-name="T174">‡</text:span><text:span text:style-name="T175"></text:span><text:span text:style-name="T107">BI</text:span></text:p>
            <text:p><text:span text:style-name="T107"><text:s text:c="9"/></text:span><text:span text:style-name="T107">亞𠁁</text:span><text:span text:style-name="T107">BH</text:span></text:p>
          </table:table-cell>
          <table:table-cell table:style-name="ce64" office:value-type="string">
            <text:p><text:span text:style-name="T194">王玉</text:span><text:span text:style-name="T194">CS <text:s text:c="5"/></text:span><text:span text:style-name="T195">三</text:span><text:span text:style-name="T195">CD</text:span></text:p>
            <text:p><text:span text:style-name="T196">鬥</text:span><text:span text:style-name="T196">CC <text:s text:c="7"/></text:span><text:span text:style-name="T112">耳</text:span><text:span text:style-name="T112">CE</text:span></text:p>
            <text:p><text:span text:style-name="T112"/></text:p>
            <text:p><text:span text:style-name="T112">丰龶</text:span><text:span text:style-name="T197"></text:span><text:span text:style-name="T112">豐</text:span><text:span text:style-name="T112">CI</text:span><text:span text:style-name="T198"> </text:span><text:span text:style-name="T199"><text:s text:c="2"/></text:span><text:span text:style-name="T112">髟镸</text:span><text:span text:style-name="T200">↲</text:span></text:p>
            <text:p><text:span text:style-name="T112">耒</text:span><text:span text:style-name="T197"></text:span><text:span text:style-name="T112">CK <text:s text:c="5"/></text:span><text:span text:style-name="T112">長长</text:span><text:span text:style-name="T199">CZ</text:span></text:p>
            <text:p><text:span text:style-name="T196">𡗗春</text:span><text:span text:style-name="T196">CO <text:s text:c="5"/></text:span><text:span text:style-name="T112">馬</text:span><text:span text:style-name="T112">CU</text:span></text:p>
          </table:table-cell>
          <table:table-cell table:style-name="ce70" office:value-type="string">
            <text:p><text:span text:style-name="T5">扌</text:span><text:span text:style-name="T222"></text:span></text:p>
            <text:p>寸DS</text:p>
          </table:table-cell>
          <table:table-cell table:style-name="ce72" office:value-type="string">
            <text:p><text:span text:style-name="T5">⺾卝艹廾卄 <text:s text:c="3"/>十</text:span><text:span text:style-name="T5">E</text:span><text:span text:style-name="T69">D</text:span></text:p>
            <text:p><text:span text:style-name="T70">廿龷卌</text:span><text:span text:style-name="T231">↲</text:span><text:span text:style-name="T70"> <text:s text:c="3"/></text:span><text:span text:style-name="T224"><text:s text:c="3"/></text:span><text:span text:style-name="T70">𢦏</text:span><text:span text:style-name="T70">EZ</text:span></text:p>
            <text:p><text:span text:style-name="T232"></text:span><text:span text:style-name="T70">EA</text:span></text:p>
            <text:p><text:span text:style-name="T70">革</text:span><text:span text:style-name="T70">EE</text:span></text:p>
            <text:p><text:span text:style-name="T7">甘𠀎</text:span><text:span text:style-name="T7">EB</text:span></text:p>
            <text:p><text:span text:style-name="T70">其</text:span><text:span text:style-name="T70">EC</text:span></text:p>
          </table:table-cell>
          <table:table-cell table:style-name="ce66" office:value-type="string">
            <text:p><text:span text:style-name="T5">木</text:span> <text:s text:c="3"/><text:span text:style-name="T26">酉</text:span><text:span text:style-name="T26">FD</text:span></text:p>
            <text:p><text:span text:style-name="T87">麥</text:span>FS <text:s/>西襾覀FJ</text:p>
            <text:p><text:s text:c="6"/>雨FV</text:p>
            <text:p><text:span text:style-name="T248"><text:s text:c="6"/></text:span><text:span text:style-name="T248">甫</text:span><text:span text:style-name="T248">FB</text:span></text:p>
            <text:p><text:s text:c="6"/>車<text:span text:style-name="T261"></text:span>FK</text:p>
          </table:table-cell>
          <table:table-cell table:style-name="ce70" office:value-type="string">
            <text:p><text:span text:style-name="T45">石丆</text:span><text:span text:style-name="T94"> 厂</text:span><text:span text:style-name="T94">GG </text:span><text:span text:style-name="T97"><text:s/></text:span><text:span text:style-name="T101">大𠂇</text:span><text:span text:style-name="T101">GD</text:span></text:p>
            <text:p><text:span text:style-name="T94">不</text:span><text:span text:style-name="T94">GI </text:span><text:span text:style-name="T94">辰</text:span><text:span text:style-name="T94">GZ </text:span><text:span text:style-name="T95"><text:s/></text:span><text:span text:style-name="T280">尢尤兀</text:span><text:span text:style-name="T95">GR</text:span></text:p>
            <text:p><text:span text:style-name="T94">而</text:span><text:span text:style-name="T94">GL <text:s text:c="5"/></text:span><text:span text:style-name="T281"><text:s/></text:span><text:span text:style-name="T94">龙</text:span><text:span text:style-name="T282">尨</text:span><text:span text:style-name="T94">GM</text:span></text:p>
            <text:p><text:span text:style-name="T94">頁页</text:span><text:span text:style-name="T94">GO</text:span></text:p>
            <text:p><text:span text:style-name="T94">豕𧰧</text:span><text:span text:style-name="T231">↲</text:span></text:p>
            <text:p><text:span text:style-name="T275">𧰨乑</text:span><text:span text:style-name="T275">GQ</text:span></text:p>
          </table:table-cell>
          <table:table-cell table:style-name="ce85" office:value-type="string" table:number-columns-spanned="2" table:number-rows-spanned="1">
            <text:p><text:span text:style-name="T45">匚</text:span><text:span text:style-name="T68">匸</text:span><text:span text:style-name="T45">𠥓</text:span><text:span text:style-name="T205">↲</text:span><text:span text:style-name="T121"> <text:s text:c="3"/></text:span><text:span text:style-name="T100">七</text:span><text:span text:style-name="T297"></text:span><text:span text:style-name="T298">↲</text:span></text:p>
            <text:p><text:span text:style-name="T299"></text:span><text:span text:style-name="T300"></text:span><text:span text:style-name="T301">↲</text:span><text:span text:style-name="T302"> <text:s text:c="5"/></text:span><text:span text:style-name="T303"></text:span><text:span text:style-name="T304">ZD</text:span></text:p>
            <text:p><text:span text:style-name="T45">臣</text:span><text:span text:style-name="T305">𦣞𦣝</text:span><text:span text:style-name="T306"> </text:span><text:span text:style-name="T45"><text:s/></text:span><text:span text:style-name="T307"><text:s text:c="2"/></text:span><text:span text:style-name="T21">弋</text:span><text:span text:style-name="T21">ZS</text:span><text:span text:style-name="T45"> </text:span></text:p>
            <text:p><text:span text:style-name="T21">牙</text:span><text:span text:style-name="T21">ZI <text:s text:c="4"/></text:span><text:span text:style-name="T21">戈戊</text:span><text:span text:style-name="T231">↲</text:span></text:p>
            <text:p><text:span text:style-name="T21">至</text:span><text:span text:style-name="T21">ZB <text:s text:c="4"/></text:span><text:span text:style-name="T21">戋㦮↲</text:span></text:p>
            <text:p><text:span text:style-name="T21">车</text:span><text:span text:style-name="T21">ZE <text:s text:c="4"/></text:span><text:span text:style-name="T21">𢦍𢦑</text:span><text:span text:style-name="T220">ZM</text:span></text:p>
          </table:table-cell>
          <table:covered-table-cell table:style-name="ce92"/>
          <table:table-cell table:number-columns-repeated="1013"/>
        </table:table-row>
        <table:table-row table:style-name="ro8">
          <table:table-cell table:style-name="ce45"/>
          <table:table-cell table:style-name="ce50" office:value-type="string" table:number-columns-spanned="1" table:number-rows-spanned="2">
            <text:p>豎起筆類</text:p>
          </table:table-cell>
          <table:table-cell table:style-name="ce58" office:value-type="string">
            <text:p><text:span text:style-name="T8">I</text:span> <text:span text:style-name="T9">[</text:span><text:span text:style-name="T9">丨亅├虫</text:span><text:span text:style-name="T9">] </text:span><text:span text:style-name="T4">上</text:span></text:p>
          </table:table-cell>
          <table:table-cell table:style-name="ce65" office:value-type="string">
            <text:p><text:span text:style-name="T159">J</text:span><text:span text:style-name="T176"> </text:span><text:span text:style-name="T177">[</text:span><text:span text:style-name="T177">口 囗</text:span><text:span text:style-name="T177">] <text:s text:c="3"/></text:span><text:span text:style-name="T161">中</text:span></text:p>
          </table:table-cell>
          <table:table-cell table:style-name="ce65" office:value-type="string">
            <text:p><text:span text:style-name="T159">K</text:span> <text:span text:style-name="T9">[</text:span><text:span text:style-name="T9">日‖水</text:span><text:span text:style-name="T9">] </text:span><text:span text:style-name="T16"><text:s text:c="4"/></text:span><text:span text:style-name="T161">是</text:span></text:p>
          </table:table-cell>
          <table:table-cell table:style-name="ce56" office:value-type="string">
            <text:p><text:span text:style-name="T1">L</text:span> <text:span text:style-name="T16">[</text:span><text:span text:style-name="T16">目 冂 罒</text:span><text:span text:style-name="T16">] <text:s text:c="2"/></text:span><text:span text:style-name="T4">用</text:span></text:p>
          </table:table-cell>
          <table:table-cell table:style-name="ce62" office:value-type="string">
            <text:p><text:span text:style-name="T1">X</text:span> <text:span text:style-name="T16">[</text:span><text:span text:style-name="T233">𠃍</text:span><text:span text:style-name="T65"/><text:span text:style-name="T16"> 乛</text:span><text:span text:style-name="T16">] </text:span><text:s text:c="5"/><text:span text:style-name="T4">發</text:span></text:p>
          </table:table-cell>
          <table:table-cell table:style-name="ce56" office:value-type="string">
            <text:p><text:span text:style-name="T1">Y</text:span> <text:span text:style-name="T65">[</text:span><text:span text:style-name="T262">𠃌了</text:span><text:span text:style-name="T263">弓</text:span><text:span text:style-name="T262"/><text:span text:style-name="T263">㠯廴</text:span><text:span text:style-name="T65">] <text:s/></text:span><text:span text:style-name="T4">了</text:span></text:p>
          </table:table-cell>
          <table:table-cell table:style-name="ce56" office:value-type="string">
            <text:p><text:span text:style-name="T1">H</text:span><text:span text:style-name="T65">[</text:span><text:span text:style-name="T65">𠃊𠃋𠄌 𠃑</text:span><text:span text:style-name="T217"></text:span><text:span text:style-name="T65">]</text:span><text:span text:style-name="T283">以經</text:span></text:p>
          </table:table-cell>
          <table:table-cell table:style-name="ce74" office:value-type="string">
            <text:p><text:span text:style-name="T124">;</text:span><text:span text:style-name="T95"> </text:span><text:span text:style-name="T16">[</text:span><text:span text:style-name="T16">女</text:span><text:span text:style-name="T16">]</text:span><text:span text:style-name="T65"> </text:span><text:span text:style-name="T4">女</text:span></text:p>
          </table:table-cell>
          <table:table-cell table:style-name="ce93" office:value-type="string" table:number-columns-spanned="1" table:number-rows-spanned="2">
            <text:p>折起筆類</text:p>
          </table:table-cell>
          <table:table-cell table:style-name="ce45" table:number-columns-repeated="1013"/>
        </table:table-row>
        <table:table-row table:style-name="ro10">
          <table:table-cell/>
          <table:covered-table-cell table:style-name="ce51"/>
          <table:table-cell table:style-name="ce59" office:value-type="string">
            <text:p><text:span text:style-name="T10">丨虫蟲 <text:s text:c="2"/></text:span><text:span text:style-name="T11">├卜╞</text:span><text:span text:style-name="T155">ID</text:span></text:p>
            <text:p><text:span text:style-name="T12"><text:s text:c="9"/></text:span><text:span text:style-name="T12">虍虎</text:span><text:span text:style-name="T12">IZ</text:span></text:p>
            <text:p><text:span text:style-name="T12"><text:s text:c="9"/></text:span><text:span text:style-name="T13">鹵</text:span><text:span text:style-name="T12">IS</text:span></text:p>
            <text:p><text:span text:style-name="T156"/></text:p>
            <text:p><text:span text:style-name="T15"><text:s text:c="9"/></text:span><text:span text:style-name="T12">止</text:span><text:span text:style-name="T157">龰</text:span><text:span text:style-name="T12">II</text:span></text:p>
            <text:p><text:span text:style-name="T158"><text:s text:c="9"/></text:span><text:span text:style-name="T158">齒齿</text:span><text:span text:style-name="T158">IO</text:span></text:p>
          </table:table-cell>
          <table:table-cell table:style-name="ce66" office:value-type="string">
            <text:p><text:span text:style-name="T33">口</text:span><text:span text:style-name="T9"> <text:s text:c="7"/></text:span><text:span text:style-name="T11">囗因</text:span><text:span text:style-name="T11">JD</text:span></text:p>
            <text:p><text:span text:style-name="T12">足</text:span><text:span text:style-name="T178">𧾷</text:span><text:span text:style-name="T12">JI</text:span></text:p>
            <text:p><text:span text:style-name="T12"/></text:p>
          </table:table-cell>
          <table:table-cell table:style-name="ce70" office:value-type="string">
            <text:p><text:span text:style-name="T201">日曰</text:span><text:span text:style-name="T202">K</text:span><text:span text:style-name="T203">D</text:span><text:span text:style-name="T204">⺜</text:span><text:span text:style-name="T205">↲</text:span><text:span text:style-name="T206"> <text:s text:c="2"/></text:span><text:span text:style-name="T49">刂‖</text:span><text:span text:style-name="T50">ᅤ</text:span><text:span text:style-name="T207">KD</text:span></text:p>
            <text:p><text:span text:style-name="T208">◫⏛</text:span><text:span text:style-name="T209"> </text:span><text:span text:style-name="T210"></text:span><text:span text:style-name="T211">KJ</text:span><text:span text:style-name="T201"> <text:s text:c="2"/></text:span><text:span text:style-name="T211">非</text:span><text:span text:style-name="T212">KC</text:span></text:p>
            <text:p><text:span text:style-name="T213">田</text:span><text:span text:style-name="T211">KI <text:s text:c="6"/></text:span><text:span text:style-name="T212"><text:s/></text:span><text:span text:style-name="T211">业業</text:span><text:span text:style-name="T212">KU</text:span></text:p>
            <text:p><text:span text:style-name="T213">由</text:span><text:span text:style-name="T211">KIA</text:span></text:p>
            <text:p><text:span text:style-name="T213">甲</text:span><text:span text:style-name="T211">KIB <text:s text:c="2"/></text:span><text:span text:style-name="T211">水氺</text:span><text:span text:style-name="T214"></text:span><text:span text:style-name="T212">KV</text:span></text:p>
            <text:p><text:span text:style-name="T215">申</text:span><text:span text:style-name="T211">KIC <text:s text:c="4"/></text:span><text:span text:style-name="T211">小⺌𣥂</text:span><text:span text:style-name="T212">KO</text:span></text:p>
          </table:table-cell>
          <table:table-cell table:style-name="ce66" office:value-type="string">
            <text:p><text:span text:style-name="T45">目 <text:s/></text:span><text:span text:style-name="T58"><text:s text:c="7"/></text:span><text:span text:style-name="T101">冂同</text:span><text:span text:style-name="T101">LD</text:span></text:p>
            <text:p><text:span text:style-name="T211">見见</text:span><text:span text:style-name="T211">LR <text:s text:c="4"/></text:span><text:span text:style-name="T67">巾</text:span><text:span text:style-name="T67">LI</text:span></text:p>
            <text:p><text:span text:style-name="T211">貝贝</text:span><text:span text:style-name="T211">LO <text:s text:c="4"/></text:span><text:span text:style-name="T67">山</text:span><text:span text:style-name="T67">LL</text:span></text:p>
            <text:p><text:span text:style-name="T67">四罒</text:span><text:span text:style-name="T223">𡆧𡆦</text:span><text:span text:style-name="T67">LK </text:span><text:span text:style-name="T224"><text:s/></text:span><text:span text:style-name="T67">咼</text:span><text:span text:style-name="T67">LJ</text:span></text:p>
            <text:p><text:span text:style-name="T67">皿</text:span><text:span text:style-name="T67">LKA <text:s text:c="4"/></text:span><text:span text:style-name="T224"><text:s/></text:span><text:span text:style-name="T67">骨</text:span><text:span text:style-name="T67">LW</text:span></text:p>
            <text:p><text:span text:style-name="T225">黑</text:span><text:span text:style-name="T67">LU <text:s text:c="5"/></text:span><text:span text:style-name="T223"><text:s/></text:span><text:span text:style-name="T67">且</text:span><text:span text:style-name="T226"></text:span><text:span text:style-name="T67">LC</text:span></text:p>
          </table:table-cell>
          <table:table-cell table:style-name="ce61" office:value-type="string">
            <text:p><text:span text:style-name="T234">𠃍</text:span><text:span text:style-name="T68"/><text:span text:style-name="T45">門</text:span><text:span text:style-name="T235">X</text:span><text:span text:style-name="T236">V</text:span><text:span text:style-name="T237"> <text:s text:c="3"/></text:span><text:span text:style-name="T238"><text:s/></text:span><text:span text:style-name="T45">ュ乛</text:span><text:span text:style-name="T21">又</text:span><text:span text:style-name="T21">XP</text:span></text:p>
            <text:p><text:span text:style-name="T21">尸屍</text:span><text:span text:style-name="T239"></text:span><text:span text:style-name="T21">XM</text:span><text:span text:style-name="T22"> <text:s/></text:span><text:span text:style-name="T21">龴</text:span><text:span text:style-name="T240">ス</text:span><text:span text:style-name="T21">癶</text:span><text:span text:style-name="T21">XS</text:span></text:p>
            <text:p><text:span text:style-name="T107">艮</text:span><text:span text:style-name="T241"></text:span><text:span text:style-name="T107">XO <text:s text:c="6"/></text:span><text:span text:style-name="T242"><text:s/></text:span><text:span text:style-name="T20">予</text:span><text:span text:style-name="T107">XX</text:span></text:p>
            <text:p><text:span text:style-name="T21">彐𦘒</text:span><text:span text:style-name="T20">聿</text:span><text:span text:style-name="T21">肀</text:span><text:span text:style-name="T231">↲</text:span><text:span text:style-name="T20"> <text:s text:c="2"/></text:span><text:span text:style-name="T107"><text:s/></text:span><text:span text:style-name="T44"><text:s/></text:span><text:span text:style-name="T173">韋</text:span><text:span text:style-name="T173">XD</text:span></text:p>
            <text:p><text:span text:style-name="T243"></text:span><text:span text:style-name="T21">XB <text:s text:c="4"/></text:span><text:span text:style-name="T107"><text:s text:c="2"/></text:span><text:span text:style-name="T44"><text:s/></text:span><text:span text:style-name="T107">皮</text:span><text:span text:style-name="T107">XI</text:span></text:p>
            <text:p><text:span text:style-name="T20">尹</text:span><text:span text:style-name="T21">XG <text:s text:c="5"/></text:span><text:span text:style-name="T22"><text:s/></text:span><text:span text:style-name="T21"><text:s text:c="2"/></text:span><text:span text:style-name="T22"><text:s/></text:span><text:span text:style-name="T21">马</text:span><text:span text:style-name="T21">XH</text:span></text:p>
          </table:table-cell>
          <table:table-cell table:style-name="ce66" office:value-type="string">
            <text:p><text:span text:style-name="T201">阝卩 </text:span><text:span text:style-name="T264">𠄎</text:span><text:span text:style-name="T246"> </text:span><text:span text:style-name="T201">𠃌</text:span><text:span text:style-name="T264"> </text:span><text:span text:style-name="T265"><text:s text:c="3"/></text:span><text:span text:style-name="T266">己</text:span><text:span text:style-name="T266">YY</text:span></text:p>
            <text:p><text:span text:style-name="T267">了廴 </text:span><text:span text:style-name="T268">刀</text:span><text:span text:style-name="T268">YD</text:span><text:span text:style-name="T265"> <text:s text:c="3"/></text:span><text:span text:style-name="T266">已</text:span><text:span text:style-name="T266">YYA</text:span></text:p>
            <text:p><text:span text:style-name="T269">子</text:span><text:span text:style-name="T269">YA</text:span><text:span text:style-name="T266"> </text:span><text:span text:style-name="T265">乙⺄</text:span><text:span text:style-name="T265">YDA</text:span><text:span text:style-name="T266"> </text:span><text:span text:style-name="T270">巳㔾</text:span><text:span text:style-name="T231">↲</text:span></text:p>
            <text:p><text:span text:style-name="T269">弓</text:span><text:span text:style-name="T269">YH</text:span><text:span text:style-name="T266"> </text:span><text:span text:style-name="T266">力</text:span><text:span text:style-name="T214"></text:span><text:span text:style-name="T266">YM <text:s/></text:span><text:span text:style-name="T271"></text:span><text:span text:style-name="T266">YYB</text:span></text:p>
            <text:p><text:span text:style-name="T269"><text:s text:c="5"/></text:span><text:span text:style-name="T269">习</text:span><text:span text:style-name="T269">YT <text:s text:c="3"/></text:span><text:span text:style-name="T269">巴</text:span><text:span text:style-name="T269">YV</text:span></text:p>
            <text:p><text:span text:style-name="T269"><text:s text:c="5"/></text:span><text:span text:style-name="T269">也</text:span><text:span text:style-name="T269">YI <text:s text:c="3"/></text:span><text:span text:style-name="T267">㠯</text:span></text:p>
          </table:table-cell>
          <table:table-cell table:style-name="ce66" office:value-type="string">
            <text:p><text:span text:style-name="T284">糸糹纟 <text:s text:c="5"/></text:span><text:span text:style-name="T285">凵屮</text:span><text:span text:style-name="T231">↲</text:span></text:p>
            <text:p><text:span text:style-name="T286">巛</text:span><text:span text:style-name="T286">(</text:span><text:span text:style-name="T286">巜</text:span><text:span text:style-name="T287"></text:span><text:span text:style-name="T288">HD</text:span><text:span text:style-name="T286"> <text:s text:c="2"/></text:span><text:span text:style-name="T285">丩丱</text:span><text:span text:style-name="T231">↲</text:span></text:p>
            <text:p><text:span text:style-name="T67">䜌</text:span><text:span text:style-name="T67">HS <text:s text:c="6"/></text:span><text:span text:style-name="T67">爿</text:span><text:span text:style-name="T226"></text:span><text:span text:style-name="T67">HI</text:span></text:p>
            <text:p><text:span text:style-name="T285"><text:s text:c="9"/></text:span><text:span text:style-name="T285">彑</text:span><text:span text:style-name="T289">𠂈</text:span><text:span text:style-name="T290"></text:span><text:span text:style-name="T285">HM</text:span></text:p>
            <text:p><text:span text:style-name="T67"><text:s text:c="9"/></text:span><text:span text:style-name="T67">厶</text:span><text:span text:style-name="T226"></text:span><text:span text:style-name="T67">HS</text:span></text:p>
            <text:p><text:span text:style-name="T285">母毌</text:span><text:span text:style-name="T291"></text:span><text:span text:style-name="T285">HY</text:span></text:p>
          </table:table-cell>
          <table:table-cell table:style-name="ce86" office:value-type="string">
            <text:p>女</text:p>
          </table:table-cell>
          <table:covered-table-cell table:style-name="ce94"/>
          <table:table-cell table:number-columns-repeated="1013"/>
        </table:table-row>
        <table:table-row table:style-name="ro8">
          <table:table-cell table:style-name="ce45"/>
          <table:table-cell table:style-name="ce50" office:value-type="string" table:number-columns-spanned="1" table:number-rows-spanned="2">
            <text:p>撇起筆類</text:p>
          </table:table-cell>
          <table:table-cell table:style-name="ce60" office:value-type="string">
            <text:p><text:span text:style-name="T159">M</text:span> <text:span text:style-name="T16">[</text:span><text:span text:style-name="T16">丿</text:span><text:span text:style-name="T160"> </text:span><text:span text:style-name="T16">] <text:s text:c="3"/></text:span><text:span text:style-name="T161">我</text:span></text:p>
          </table:table-cell>
          <table:table-cell table:style-name="ce56" office:value-type="string">
            <text:p><text:span text:style-name="T34">N</text:span><text:span text:style-name="T32"> </text:span><text:span text:style-name="T16"><text:s/>[</text:span><text:span text:style-name="T16">亻</text:span><text:span text:style-name="T179"></text:span><text:span text:style-name="T16">] <text:s text:c="2"/></text:span><text:span text:style-name="T23"><text:s text:c="4"/></text:span><text:span text:style-name="T180">他</text:span></text:p>
          </table:table-cell>
          <table:table-cell table:style-name="ce56" office:value-type="string">
            <text:p><text:span text:style-name="T1">O</text:span> <text:span text:style-name="T16">[</text:span><text:span text:style-name="T16">八</text:span><text:span text:style-name="T160"> </text:span><text:span text:style-name="T216"></text:span><text:span text:style-name="T16">] <text:s text:c="4"/></text:span><text:span text:style-name="T4">人</text:span></text:p>
          </table:table-cell>
          <table:table-cell table:style-name="ce56" office:value-type="string">
            <text:p><text:span text:style-name="T1">P</text:span><text:span text:style-name="T23">[</text:span><text:span text:style-name="T58">𠂆彡</text:span><text:span text:style-name="T217"></text:span><text:span text:style-name="T58">亼</text:span><text:span text:style-name="T23"> </text:span><text:span text:style-name="T227">㐅</text:span><text:span text:style-name="T227">(</text:span><text:span text:style-name="T65">尾</text:span><text:span text:style-name="T227">)</text:span><text:span text:style-name="T23">]</text:span><text:span text:style-name="T4">會</text:span></text:p>
          </table:table-cell>
          <table:table-cell table:style-name="ce56" office:value-type="string">
            <text:p><text:span text:style-name="T1">Q</text:span> <text:span text:style-name="T16">[</text:span><text:span text:style-name="T16">月 </text:span><text:span text:style-name="T244"></text:span><text:span text:style-name="T16">几</text:span><text:span text:style-name="T16">] <text:s text:c="3"/></text:span><text:span text:style-name="T4">月</text:span></text:p>
          </table:table-cell>
          <table:table-cell table:style-name="ce74" office:value-type="string">
            <text:p><text:span text:style-name="T1">R</text:span> <text:span text:style-name="T24">[</text:span><text:span text:style-name="T24">𠂊 勹 儿 氏</text:span><text:span text:style-name="T24">] </text:span><text:span text:style-name="T4">多</text:span></text:p>
          </table:table-cell>
          <table:table-cell table:style-name="ce79" office:value-type="string" table:number-columns-spanned="3" table:number-rows-spanned="4">
            <text:p><text:span text:style-name="T102">圖例：</text:span></text:p>
            <text:p/>
            <text:p><text:span text:style-name="T292">A</text:span> <text:s text:c="14"/>鍵名</text:p>
            <text:p><text:span text:style-name="T16">[</text:span><text:span text:style-name="T16">𠃌了弓𠄎㠯廴</text:span><text:span text:style-name="T16">] </text:span><text:s text:c="2"/>筆畫和筆形類屬</text:p>
            <text:p><text:span text:style-name="T293">人</text:span> <text:s text:c="13"/>一鍵簡碼</text:p>
            <text:p><text:span text:style-name="T89"/></text:p>
            <text:p><text:span text:style-name="T89">月月冃</text:span><text:span text:style-name="T294"> <text:s text:c="5"/>第一主根</text:span></text:p>
            <text:p><text:span text:style-name="T91">几𠘧</text:span><text:span text:style-name="T91">QD</text:span><text:span text:style-name="T294"> <text:s text:c="5"/></text:span><text:span text:style-name="T294">第二主根</text:span><text:span text:style-name="T294">(</text:span><text:span text:style-name="T294">帶</text:span><text:span text:style-name="T294">D</text:span><text:span text:style-name="T294">的二碼根</text:span><text:span text:style-name="T294">)</text:span></text:p>
            <text:p><text:span text:style-name="T294">方</text:span><text:span text:style-name="T294">SY</text:span><text:span text:style-name="T294">文</text:span><text:span text:style-name="T294">SO <text:s text:c="3"/></text:span><text:span text:style-name="T294">副根</text:span><text:span text:style-name="T294">(</text:span><text:span text:style-name="T294">兩至三碼</text:span><text:span text:style-name="T294">)</text:span></text:p>
            <text:p><text:span text:style-name="T294">西襾覀</text:span><text:span text:style-name="T294">FJ <text:s text:c="3"/></text:span><text:span text:style-name="T294">後列部件為首部件形近根</text:span></text:p>
            <text:p><text:span text:style-name="T89">X</text:span><text:span text:style-name="T295">V</text:span><text:span text:style-name="T89">、</text:span><text:span text:style-name="T89">W</text:span><text:span text:style-name="T295">D</text:span><text:span text:style-name="T294"> <text:s text:c="5"/></text:span><text:span text:style-name="T294">單字尾碼</text:span><text:span text:style-name="T294">(</text:span><text:span text:style-name="T294">做部件時不加</text:span><text:span text:style-name="T294">)</text:span></text:p>
            <text:p><text:span text:style-name="T294">V</text:span><text:span text:style-name="T294">、</text:span><text:span text:style-name="T294">D</text:span><text:span text:style-name="T294">、</text:span><text:span text:style-name="T294">A <text:s text:c="4"/></text:span><text:span text:style-name="T294">兩單碼根字，加</text:span><text:span text:style-name="T294">V</text:span><text:span text:style-name="T294">或</text:span><text:span text:style-name="T294">VV</text:span><text:span text:style-name="T294">做</text:span></text:p>
            <text:p><text:span text:style-name="T294"><text:s text:c="13"/></text:span><text:span text:style-name="T294">補碼，以避免與雙碼的</text:span></text:p>
            <text:p><text:span text:style-name="T294"><text:s text:c="13"/></text:span><text:span text:style-name="T294">字根字重碼。</text:span><text:span text:style-name="T294">D</text:span><text:span text:style-name="T294">為第二</text:span></text:p>
            <text:p><text:span text:style-name="T294"><text:s text:c="13"/></text:span><text:span text:style-name="T294">主根尾碼，</text:span><text:span text:style-name="T294">A</text:span><text:span text:style-name="T294">為字根字</text:span></text:p>
            <text:p><text:span text:style-name="T294"><text:s text:c="13"/></text:span><text:span text:style-name="T294">避重碼的補碼。</text:span></text:p>
            <text:p><text:span text:style-name="T296"/></text:p>
            <text:p><text:span text:style-name="T296"/></text:p>
          </table:table-cell>
          <table:covered-table-cell table:style-name="ce87"/>
          <table:covered-table-cell table:style-name="ce94"/>
          <table:table-cell table:style-name="ce45" table:number-columns-repeated="1013"/>
        </table:table-row>
        <table:table-row table:style-name="ro11">
          <table:table-cell table:style-name="ce47" office:value-type="string">
            <text:p></text:p>
          </table:table-cell>
          <table:covered-table-cell table:style-name="ce51"/>
          <table:table-cell table:style-name="ce61" office:value-type="string">
            <text:p><text:span text:style-name="T162">𥫗</text:span><text:span text:style-name="T163"></text:span><text:span text:style-name="T45"> <text:s text:c="6"/></text:span><text:span text:style-name="T68"><text:s/></text:span><text:span text:style-name="T163"></text:span></text:p>
            <text:p><text:span text:style-name="T45">𠂉</text:span><text:span text:style-name="T45">(</text:span><text:span text:style-name="T45">矢</text:span><text:span text:style-name="T45">) <text:s text:c="3"/></text:span><text:span text:style-name="T21">千</text:span><text:span text:style-name="T21">ME</text:span></text:p>
            <text:p><text:span text:style-name="T67">气氣</text:span><text:span text:style-name="T67">MY <text:s text:c="3"/></text:span><text:span text:style-name="T164">壬</text:span><text:span text:style-name="T67">𡈼</text:span><text:span text:style-name="T67">MV</text:span></text:p>
            <text:p><text:span text:style-name="T21">牛牜㐄 <text:s/></text:span><text:span text:style-name="T62"><text:s/></text:span><text:span text:style-name="T22"><text:s text:c="2"/></text:span><text:span text:style-name="T101">手龵</text:span><text:span text:style-name="T101">MD</text:span></text:p>
            <text:p><text:span text:style-name="T21">𠂒</text:span><text:span text:style-name="T165"></text:span><text:span text:style-name="T21">MB </text:span><text:span text:style-name="T19"><text:s text:c="3"/></text:span><text:span text:style-name="T21"><text:s/></text:span><text:span text:style-name="T21">毛</text:span><text:span text:style-name="T21">MZ</text:span></text:p>
            <text:p><text:span text:style-name="T21">生</text:span><text:span text:style-name="T21">MC <text:s text:c="5"/></text:span><text:span text:style-name="T21">禾</text:span><text:span text:style-name="T21">MF </text:span></text:p>
            <text:p><text:span text:style-name="T21">攵</text:span><text:span text:style-name="T21">MO</text:span><text:span text:style-name="T20">缶</text:span><text:span text:style-name="T21">MH <text:s/></text:span><text:span text:style-name="T21">舌</text:span><text:span text:style-name="T21">MI</text:span><text:span text:style-name="T18"> </text:span></text:p>
          </table:table-cell>
          <table:table-cell table:style-name="ce67" office:value-type="string">
            <text:p><text:span text:style-name="T5">亻 <text:s text:c="2"/></text:span><text:span text:style-name="T26">川</text:span><text:span text:style-name="T181"></text:span><text:span text:style-name="T182"></text:span><text:span text:style-name="T183"></text:span><text:span text:style-name="T25">𣶒</text:span><text:span text:style-name="T26">ND</text:span></text:p>
            <text:p><text:span text:style-name="T7">隹</text:span><text:span text:style-name="T7">NI <text:s text:c="2"/></text:span><text:span text:style-name="T22"><text:s/></text:span><text:span text:style-name="T7"><text:s text:c="2"/></text:span></text:p>
            <text:p><text:span text:style-name="T7">白</text:span><text:span text:style-name="T184">NK</text:span><text:span text:style-name="T7">自</text:span><text:span text:style-name="T185"></text:span><text:span text:style-name="T184">NL</text:span><text:span text:style-name="T7">身</text:span><text:span text:style-name="T184">NC</text:span></text:p>
            <text:p><text:span text:style-name="T7">臼</text:span><text:span text:style-name="T22">𦥔</text:span><text:span text:style-name="T186"></text:span><text:span text:style-name="T7">NB</text:span></text:p>
            <text:p><text:span text:style-name="T7">鬼</text:span><text:span text:style-name="T187"></text:span><text:span text:style-name="T7">NJ</text:span></text:p>
            <text:p><text:span text:style-name="T188"><text:s text:c="10"/></text:span><text:span text:style-name="T188">片</text:span><text:span text:style-name="T189"></text:span><text:span text:style-name="T188">NX</text:span></text:p>
          </table:table-cell>
          <table:table-cell table:style-name="ce66" office:value-type="string">
            <text:p><text:span text:style-name="T5">八人</text:span><text:span text:style-name="T5">O</text:span><text:span text:style-name="T60">D</text:span><text:span text:style-name="T26">入 <text:s/></text:span><text:span text:style-name="T23"><text:s text:c="2"/></text:span><text:span text:style-name="T217"><text:s/></text:span><text:span text:style-name="T218"></text:span><text:span text:style-name="T26">OD</text:span></text:p>
            <text:p><text:span text:style-name="T7">食</text:span><text:span text:style-name="T219">𩙿</text:span><text:span text:style-name="T7">飠饣</text:span><text:span text:style-name="T220">OX</text:span><text:span text:style-name="T7"> </text:span><text:span text:style-name="T18"><text:s/></text:span><text:span text:style-name="T7">彳</text:span><text:span text:style-name="T7">OI</text:span></text:p>
            <text:p><text:span text:style-name="T7"><text:s text:c="10"/></text:span><text:span text:style-name="T18"><text:s/></text:span><text:span text:style-name="T7"><text:s/></text:span><text:span text:style-name="T7">行</text:span><text:span text:style-name="T7">O?I</text:span></text:p>
            <text:p><text:span text:style-name="T7">乂 </text:span><text:span text:style-name="T7">OP <text:s text:c="4"/></text:span></text:p>
            <text:p><text:span text:style-name="T7">𠂭 </text:span><text:span text:style-name="T7">OS</text:span></text:p>
            <text:p><text:span text:style-name="T7"/></text:p>
          </table:table-cell>
          <table:table-cell table:style-name="ce66" office:value-type="string">
            <text:p><text:span text:style-name="T45">金钅釒 </text:span><text:span text:style-name="T68"><text:s text:c="2"/></text:span><text:span text:style-name="T101">斤𠂆彡</text:span><text:span text:style-name="T101">PD</text:span></text:p>
            <text:p><text:span text:style-name="T228">亼</text:span><text:span text:style-name="T21">PA <text:s text:c="3"/></text:span><text:span text:style-name="T21">舟𠔾</text:span><text:span text:style-name="T21">PY</text:span></text:p>
            <text:p><text:span text:style-name="T21"><text:s text:c="8"/></text:span><text:span text:style-name="T21">爪</text:span><text:span text:style-name="T21">(</text:span><text:span text:style-name="T21">爫</text:span><text:span text:style-name="T21">)PV</text:span></text:p>
            <text:p><text:span text:style-name="T21"><text:s text:c="8"/></text:span><text:span text:style-name="T21">瓜 </text:span><text:span text:style-name="T21">PS</text:span></text:p>
            <text:p><text:span text:style-name="T21">釆</text:span><text:span text:style-name="T21">PF</text:span></text:p>
            <text:p><text:span text:style-name="T21">豸</text:span><text:span text:style-name="T21">PQ</text:span></text:p>
            <text:p><text:span text:style-name="T21"/></text:p>
          </table:table-cell>
          <table:table-cell table:style-name="ce73" office:value-type="string">
            <text:p><text:span text:style-name="T77">月</text:span><text:span text:style-name="T245"></text:span><text:span text:style-name="T77">冃 <text:s text:c="3"/></text:span><text:span text:style-name="T246"><text:s text:c="2"/></text:span><text:span text:style-name="T247"><text:s/></text:span><text:span text:style-name="T78">几</text:span><text:span text:style-name="T79">QD</text:span></text:p>
            <text:p><text:span text:style-name="T79"><text:s text:c="8"/></text:span><text:span text:style-name="T80"><text:s text:c="4"/></text:span><text:span text:style-name="T80">凡</text:span><text:span text:style-name="T80">QA</text:span></text:p>
            <text:p><text:span text:style-name="T80"><text:s text:c="12"/></text:span><text:span text:style-name="T80">殳</text:span><text:span text:style-name="T80">QX</text:span></text:p>
            <text:p><text:span text:style-name="T80"><text:s text:c="12"/></text:span><text:span text:style-name="T80">九</text:span><text:span text:style-name="T80">QY</text:span></text:p>
            <text:p><text:span text:style-name="T80"><text:s text:c="12"/></text:span><text:span text:style-name="T80">丸</text:span><text:span text:style-name="T80">QYA</text:span></text:p>
            <text:p><text:span text:style-name="T248">犭</text:span><text:span text:style-name="T248">QM <text:s text:c="5"/></text:span><text:span text:style-name="T249"><text:s/></text:span><text:span text:style-name="T250"><text:s/></text:span><text:span text:style-name="T249"><text:s/></text:span><text:span text:style-name="T248">風</text:span><text:span text:style-name="T248">QI</text:span></text:p>
          </table:table-cell>
          <table:table-cell table:style-name="ce76" office:value-type="string">
            <text:p><text:span text:style-name="T45">𠂊魚</text:span><text:span text:style-name="T163"></text:span><text:span text:style-name="T45">鱼 <text:s text:c="3"/></text:span><text:span text:style-name="T101">儿</text:span><text:span text:style-name="T101">RD </text:span></text:p>
            <text:p><text:span text:style-name="T94">夕</text:span><text:span text:style-name="T272"></text:span><text:span text:style-name="T94">RS <text:s text:c="3"/></text:span><text:span text:style-name="T21">匕𠤎</text:span><text:span text:style-name="T21">RA</text:span></text:p>
            <text:p><text:span text:style-name="T94">夊夂</text:span><text:span text:style-name="T94">RP <text:s text:c="5"/></text:span><text:span text:style-name="T273">比</text:span><text:span text:style-name="T94">RR</text:span></text:p>
            <text:p><text:span text:style-name="T274">色</text:span><text:span text:style-name="T275">RV</text:span><text:span text:style-name="T275">欠</text:span><text:span text:style-name="T275">RO <text:s text:c="3"/></text:span></text:p>
            <text:p><text:span text:style-name="T94">勹包匃</text:span><text:span text:style-name="T94">RY <text:s/></text:span><text:span text:style-name="T275"><text:s text:c="2"/></text:span><text:span text:style-name="T275">氏</text:span><text:span text:style-name="T276"></text:span><text:span text:style-name="T277">↲</text:span></text:p>
            <text:p><text:span text:style-name="T94">鳥</text:span><text:span text:style-name="T272"></text:span><text:span text:style-name="T94">鸟</text:span><text:span text:style-name="T272"></text:span><text:span text:style-name="T94">RH <text:s/></text:span><text:span text:style-name="T278"></text:span><text:span text:style-name="T275">𧘇</text:span><text:span text:style-name="T275">RZ</text:span></text:p>
            <text:p><text:span text:style-name="T94">烏乌</text:span><text:span text:style-name="T94">RHA <text:s text:c="4"/></text:span></text:p>
          </table:table-cell>
          <table:covered-table-cell table:style-name="ce80" office:value-type="string">
            <text:p><text:span text:style-name="T294">X</text:span><text:span text:style-name="T295">V</text:span><text:span text:style-name="T294">、</text:span><text:span text:style-name="T294">W</text:span><text:span text:style-name="T295">D</text:span><text:span text:style-name="T294"> </text:span></text:p>
          </table:covered-table-cell>
          <table:covered-table-cell table:style-name="ce88"/>
          <table:covered-table-cell table:style-name="ce95"/>
          <table:table-cell table:number-columns-repeated="1013"/>
        </table:table-row>
        <table:table-row table:style-name="ro8">
          <table:table-cell table:style-name="ce45"/>
          <table:table-cell table:style-name="ce50" office:value-type="string" table:number-columns-spanned="1" table:number-rows-spanned="2">
            <text:p>點起筆類</text:p>
          </table:table-cell>
          <table:table-cell table:style-name="ce62" office:value-type="string">
            <text:p><text:span text:style-name="T1">S</text:span> <text:span text:style-name="T23">[</text:span><text:span text:style-name="T24">丶㇏ 亠</text:span><text:span text:style-name="T23">] <text:s text:c="2"/></text:span><text:span text:style-name="T4">這說</text:span></text:p>
          </table:table-cell>
          <table:table-cell table:style-name="ce56" office:value-type="string">
            <text:p><text:span text:style-name="T34">T</text:span> <text:span text:style-name="T16">[</text:span><text:span text:style-name="T16">广 冫</text:span><text:span text:style-name="T42">⺀</text:span><text:span text:style-name="T16">]</text:span> <text:span text:style-name="T190"><text:s/></text:span><text:span text:style-name="T4">度</text:span></text:p>
          </table:table-cell>
          <table:table-cell table:style-name="ce56" office:value-type="string">
            <text:p><text:span text:style-name="T1">U</text:span> <text:span text:style-name="T16">[</text:span><text:span text:style-name="T16">忄 丷</text:span><text:span text:style-name="T16">] <text:s text:c="4"/></text:span><text:span text:style-name="T4">為</text:span></text:p>
          </table:table-cell>
          <table:table-cell table:style-name="ce56" office:value-type="string">
            <text:p><text:span text:style-name="T1">V</text:span> <text:span text:style-name="T16">[</text:span><text:span text:style-name="T16">氵 ッ 氺</text:span><text:span text:style-name="T16">] <text:s text:c="2"/></text:span><text:span text:style-name="T4">沒</text:span></text:p>
          </table:table-cell>
          <table:table-cell table:style-name="ce74" office:value-type="string">
            <text:p><text:span text:style-name="T1">W</text:span> <text:span text:style-name="T16">[</text:span><text:span text:style-name="T251"></text:span><text:span text:style-name="T81">辶</text:span><text:span text:style-name="T16">冖宀</text:span><text:span text:style-name="T16">] </text:span><text:span text:style-name="T23"><text:s text:c="6"/></text:span><text:span text:style-name="T4">所</text:span></text:p>
          </table:table-cell>
          <table:table-cell table:style-name="ce77" office:value-type="string" table:number-columns-spanned="1" table:number-rows-spanned="2">
            <text:p>各區字根已按筆形特徵歸置為若干塊，如K區的 <text:span text:style-name="T279">日</text:span>類、<text:span text:style-name="T279">‖</text:span> 類和<text:span text:style-name="T279">水</text:span>類，間以空白分隔。</text:p>
          </table:table-cell>
          <table:covered-table-cell table:style-name="ce81"/>
          <table:covered-table-cell table:style-name="ce89"/>
          <table:covered-table-cell table:style-name="ce96"/>
          <table:table-cell table:style-name="ce45" table:number-columns-repeated="1013"/>
        </table:table-row>
        <table:table-row table:style-name="ro12">
          <table:table-cell/>
          <table:covered-table-cell table:style-name="ce52"/>
          <table:table-cell table:style-name="ce63" office:value-type="string">
            <text:p><text:span text:style-name="T5">丶㇏言讠 亠</text:span></text:p>
            <text:p><text:span text:style-name="T166">齊</text:span><text:span text:style-name="T167"></text:span><text:span text:style-name="T26">SD</text:span></text:p>
            <text:p><text:span text:style-name="T168"></text:span>SK 文SO 方SY</text:p>
            <text:p>立SU 辛SE 龍SI</text:p>
            <text:p>亡SZ <text:span text:style-name="T1">𣎆</text:span>SQ</text:p>
            <text:p>永SK</text:p>
          </table:table-cell>
          <table:table-cell table:style-name="ce68" office:value-type="string">
            <text:p><text:span text:style-name="T5">疒病 <text:s text:c="5"/></text:span><text:span text:style-name="T26">冫</text:span><text:span text:style-name="T25">⺀</text:span><text:span text:style-name="T26">TD</text:span></text:p>
            <text:p><text:span text:style-name="T7">广廣</text:span><text:span text:style-name="T7">TG <text:s text:c="3"/></text:span><text:span text:style-name="T7">丬</text:span><text:span text:style-name="T187"></text:span><text:span text:style-name="T7">TI</text:span></text:p>
            <text:p><text:span text:style-name="T191">麻</text:span><text:span text:style-name="T7">TF <text:s text:c="4"/></text:span></text:p>
            <text:p><text:span text:style-name="T70">鹿</text:span><text:span text:style-name="T189"></text:span><text:span text:style-name="T70">TX <text:s text:c="3"/></text:span><text:span text:style-name="T70">门</text:span><text:span text:style-name="T70">TL</text:span></text:p>
            <text:p><text:span text:style-name="T6"><text:s text:c="7"/></text:span><text:span text:style-name="T192"><text:s/></text:span><text:span text:style-name="T193"><text:s/></text:span><text:span text:style-name="T6"><text:s/></text:span><text:span text:style-name="T6">心</text:span><text:span text:style-name="T7">TH</text:span></text:p>
          </table:table-cell>
          <table:table-cell table:style-name="ce71" office:value-type="string">
            <text:p><text:span text:style-name="T5">忄</text:span><text:span text:style-name="T5">(</text:span><text:span text:style-name="T5">㣺</text:span><text:span text:style-name="T5">)</text:span><text:span text:style-name="T16"> <text:s text:c="4"/></text:span><text:span text:style-name="T26">丷ソ</text:span><text:span text:style-name="T26">UD</text:span></text:p>
            <text:p><text:span text:style-name="T7">䒑</text:span><text:span text:style-name="T187"></text:span><text:span text:style-name="T7">UA <text:s text:c="2"/></text:span><text:span text:style-name="T7">火灬</text:span><text:span text:style-name="T7">UO</text:span></text:p>
            <text:p><text:span text:style-name="T191">兼</text:span><text:span text:style-name="T7">UX</text:span></text:p>
            <text:p><text:span text:style-name="T7">半半</text:span><text:span text:style-name="T12">𢆉</text:span><text:span text:style-name="T7">龹</text:span><text:span text:style-name="T7">UB</text:span></text:p>
            <text:p><text:span text:style-name="T7">羊𦍌𦍋</text:span><text:span text:style-name="T187"></text:span><text:span text:style-name="T7">UC</text:span></text:p>
            <text:p><text:span text:style-name="T7">米</text:span><text:span text:style-name="T7">UF</text:span></text:p>
          </table:table-cell>
          <table:table-cell table:style-name="ce68" office:value-type="string">
            <text:p><text:span text:style-name="T5">氵</text:span><text:span text:style-name="T229"></text:span><text:span text:style-name="T230"></text:span><text:span text:style-name="T229"> <text:s text:c="3"/></text:span><text:span text:style-name="T16"><text:s text:c="3"/></text:span><text:span text:style-name="T26">ッ</text:span><text:span text:style-name="T26">VD</text:span></text:p>
            <text:p><text:span text:style-name="T26"/></text:p>
            <text:p><text:span text:style-name="T7"/></text:p>
          </table:table-cell>
          <table:table-cell table:style-name="ce75" office:value-type="string">
            <text:p><text:span text:style-name="T201">之</text:span><text:span text:style-name="T252">辶</text:span><text:span text:style-name="T253"></text:span><text:span text:style-name="T252"> <text:s/></text:span><text:span text:style-name="T254"><text:s/></text:span><text:span text:style-name="T252"><text:s/></text:span><text:span text:style-name="T255"><text:s/></text:span><text:span text:style-name="T252">宀</text:span><text:span text:style-name="T256">W</text:span><text:span text:style-name="T257">D</text:span><text:span text:style-name="T256">定</text:span><text:span text:style-name="T256">WD</text:span></text:p>
            <text:p><text:span text:style-name="T213">礻</text:span><text:span text:style-name="T213">WS <text:s text:c="6"/></text:span><text:span text:style-name="T213">穴</text:span><text:span text:style-name="T213">WO</text:span></text:p>
            <text:p><text:span text:style-name="T213">衤</text:span><text:span text:style-name="T213">WT <text:s text:c="6"/></text:span><text:span text:style-name="T213">冖</text:span><text:span text:style-name="T213">WW</text:span></text:p>
            <text:p><text:span text:style-name="T258">戶户</text:span><text:span text:style-name="T258">WM <text:s text:c="4"/></text:span><text:span text:style-name="T258">黽</text:span><text:span text:style-name="T259"></text:span><text:span text:style-name="T258">WX</text:span></text:p>
            <text:p><text:span text:style-name="T82"/></text:p>
          </table:table-cell>
          <table:covered-table-cell table:style-name="ce78"/>
          <table:covered-table-cell table:number-columns-repeated="2" table:style-name="ce82"/>
          <table:covered-table-cell table:style-name="ce97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69" office:value-type="string">
            <text:p>⿰叚切</text:p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ndale Mono" svg:font-family="'Andale Mono'" style:font-pitch="fixed"/>
    <style:font-face style:name="Sun-ExtB" svg:font-family="Sun-ExtB" style:font-pitch="fixed"/>
    <style:font-face style:name="華康古印體" svg:font-family="華康古印體" style:font-pitch="fixed"/>
    <style:font-face style:name="Droid Sans Mono" svg:font-family="'Droid Sans Mono'" style:font-family-generic="swiss" style:font-pitch="fixed"/>
    <style:font-face style:name="IDSComps" svg:font-family="IDSComps" style:font-pitch="variable"/>
    <style:font-face style:name="MingLiU" svg:font-family="MingLiU" style:font-pitch="variable"/>
    <style:font-face style:name="UnDotum" svg:font-family="UnDotum" style:font-pitch="variable"/>
    <style:font-face style:name="全字庫正楷體" svg:font-family="全字庫正楷體" style:font-pitch="variable"/>
    <style:font-face style:name="全字庫正楷體 Ext-B" svg:font-family="'全字庫正楷體 Ext-B'" style:font-pitch="variable"/>
    <style:font-face style:name="文泉驛正黑" svg:font-family="文泉驛正黑" style:font-pitch="variable"/>
    <style:font-face style:name="文泉驛點陣正黑" svg:font-family="文泉驛點陣正黑" style:font-pitch="variable"/>
    <style:font-face style:name="新細明體" svg:font-family="新細明體" style:font-pitch="variable"/>
    <style:font-face style:name="明兰" svg:font-family="明兰" style:font-pitch="variable"/>
    <style:font-face style:name="明兰_Code" svg:font-family="明兰_Code" style:font-pitch="variable"/>
    <style:font-face style:name="明兰_Mono" svg:font-family="明兰_Mono" style:font-pitch="variable"/>
    <style:font-face style:name="明兰_Mono_TC" svg:font-family="明兰_Mono_TC" style:font-pitch="variable"/>
    <style:font-face style:name="明蘭_Code" svg:font-family="明蘭_Code" style:font-pitch="variable"/>
    <style:font-face style:name="明蘭_Code_TC" svg:font-family="明蘭_Code_TC" style:font-pitch="variable"/>
    <style:font-face style:name="梅明朝" svg:font-family="梅明朝" style:font-pitch="variable"/>
    <style:font-face style:name="細明體" svg:font-family="細明體" style:font-pitch="variable"/>
    <style:font-face style:name="細明體-ExtB" svg:font-family="細明體-ExtB" style:font-pitch="variable"/>
    <style:font-face style:name="細明體_HKSCS-ExtB" svg:font-family="細明體_HKSCS-ExtB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ohit Hindi" svg:font-family="'Lohit Hindi'" style:font-family-generic="system" style:font-pitch="variable"/>
    <style:font-face style:name="Microsoft Himalaya" svg:font-family="'Microsoft Himalaya'" style:font-family-generic="system" style:font-pitch="variable"/>
    <style:font-face style:name="Sun-ExtA" svg:font-family="Sun-Ext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Himalaya" style:language-asian="zh" style:country-asian="CN" style:font-name-complex="Sun-Ext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un-ExtA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0">01/20/2012</text:date>, <text:time>11:0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9T17:41:01</meta:creation-date>
    <dc:date>2012-01-20T11:02:19</dc:date>
    <meta:editing-duration>P1DT10H20S</meta:editing-duration>
    <meta:editing-cycles>86</meta:editing-cycles>
    <meta:generator>LibreOffice/3.4$Linux LibreOffice_project/340m1$Build-402</meta:generator>
    <meta:document-statistic meta:table-count="3" meta:cell-count="111" meta:object-count="0"/>
  </office:meta>
</office:document-meta>
</file>